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992in"/>
    </style:style>
    <style:style style:name="co3" style:family="table-column">
      <style:table-column-properties fo:break-before="auto" style:column-width="1.5283in"/>
    </style:style>
    <style:style style:name="co4" style:family="table-column">
      <style:table-column-properties fo:break-before="auto" style:column-width="1.1016in"/>
    </style:style>
    <style:style style:name="co5" style:family="table-column">
      <style:table-column-properties fo:break-before="auto" style:column-width="1.2909in"/>
    </style:style>
    <style:style style:name="co6" style:family="table-column">
      <style:table-column-properties fo:break-before="auto" style:column-width="3.2772in"/>
    </style:style>
    <style:style style:name="co7" style:family="table-column">
      <style:table-column-properties fo:break-before="auto" style:column-width="2.0126in"/>
    </style:style>
    <style:style style:name="co8" style:family="table-column">
      <style:table-column-properties fo:break-before="auto" style:column-width="2.6437in"/>
    </style:style>
    <style:style style:name="co9" style:family="table-column">
      <style:table-column-properties fo:break-before="auto" style:column-width="2.1362in"/>
    </style:style>
    <style:style style:name="co10" style:family="table-column">
      <style:table-column-properties fo:break-before="auto" style:column-width="2.3634in"/>
    </style:style>
    <style:style style:name="co11" style:family="table-column">
      <style:table-column-properties fo:break-before="auto" style:column-width="1.3575in"/>
    </style:style>
    <style:style style:name="co12" style:family="table-column">
      <style:table-column-properties fo:break-before="auto" style:column-width="1.1484in"/>
    </style:style>
    <style:style style:name="co13" style:family="table-column">
      <style:table-column-properties fo:break-before="auto" style:column-width="1.4146in"/>
    </style:style>
    <style:style style:name="co14" style:family="table-column">
      <style:table-column-properties fo:break-before="auto" style:column-width="1.4984in"/>
    </style:style>
    <style:style style:name="co15" style:family="table-column">
      <style:table-column-properties fo:break-before="auto" style:column-width="1.4252in"/>
    </style:style>
    <style:style style:name="co16" style:family="table-column">
      <style:table-column-properties fo:break-before="auto" style:column-width="1.7173in"/>
    </style:style>
    <style:style style:name="co17" style:family="table-column">
      <style:table-column-properties fo:break-before="auto" style:column-width="1.6929in"/>
    </style:style>
    <style:style style:name="co18" style:family="table-column">
      <style:table-column-properties fo:break-before="auto" style:column-width="1.5346in"/>
    </style:style>
    <style:style style:name="co19" style:family="table-column">
      <style:table-column-properties fo:break-before="auto" style:column-width="3.9102in"/>
    </style:style>
    <style:style style:name="co20" style:family="table-column">
      <style:table-column-properties fo:break-before="auto" style:column-width="1.8638in"/>
    </style:style>
    <style:style style:name="co21" style:family="table-column">
      <style:table-column-properties fo:break-before="auto" style:column-width="2.2047in"/>
    </style:style>
    <style:style style:name="co22" style:family="table-column">
      <style:table-column-properties fo:break-before="auto" style:column-width="2.1807in"/>
    </style:style>
    <style:style style:name="co23" style:family="table-column">
      <style:table-column-properties fo:break-before="auto" style:column-width="1.8028in"/>
    </style:style>
    <style:style style:name="co24" style:family="table-column">
      <style:table-column-properties fo:break-before="auto" style:column-width="1.7055in"/>
    </style:style>
    <style:style style:name="co25" style:family="table-column">
      <style:table-column-properties fo:break-before="auto" style:column-width="1.5228in"/>
    </style:style>
    <style:style style:name="co26" style:family="table-column">
      <style:table-column-properties fo:break-before="auto" style:column-width="1.1083in"/>
    </style:style>
    <style:style style:name="co27" style:family="table-column">
      <style:table-column-properties fo:break-before="auto" style:column-width="1.4008in"/>
    </style:style>
    <style:style style:name="co28" style:family="table-column">
      <style:table-column-properties fo:break-before="auto" style:column-width="1.5957in"/>
    </style:style>
    <style:style style:name="co29" style:family="table-column">
      <style:table-column-properties fo:break-before="auto" style:column-width="2.0835in"/>
    </style:style>
    <style:style style:name="co30" style:family="table-column">
      <style:table-column-properties fo:break-before="auto" style:column-width="3.2528in"/>
    </style:style>
    <style:style style:name="co31" style:family="table-column">
      <style:table-column-properties fo:break-before="auto" style:column-width="2.0098in"/>
    </style:style>
    <style:style style:name="co32" style:family="table-column">
      <style:table-column-properties fo:break-before="auto" style:column-width="2.0591in"/>
    </style:style>
    <style:style style:name="co33" style:family="table-column">
      <style:table-column-properties fo:break-before="auto" style:column-width="2.1319in"/>
    </style:style>
    <style:style style:name="co34" style:family="table-column">
      <style:table-column-properties fo:break-before="auto" style:column-width="1.8516in"/>
    </style:style>
    <style:style style:name="co35" style:family="table-column">
      <style:table-column-properties fo:break-before="auto" style:column-width="1.6201in"/>
    </style:style>
    <style:style style:name="co36" style:family="table-column">
      <style:table-column-properties fo:break-before="auto" style:column-width="1.8756in"/>
    </style:style>
    <style:style style:name="co37" style:family="table-column">
      <style:table-column-properties fo:break-before="auto" style:column-width="1.4134in"/>
    </style:style>
    <style:style style:name="co38" style:family="table-column">
      <style:table-column-properties fo:break-before="auto" style:column-width="1.3398in"/>
    </style:style>
    <style:style style:name="co39" style:family="table-column">
      <style:table-column-properties fo:break-before="auto" style:column-width="1.6571in"/>
    </style:style>
    <style:style style:name="co40" style:family="table-column">
      <style:table-column-properties fo:break-before="auto" style:column-width="3.6547in"/>
    </style:style>
    <style:style style:name="co41" style:family="table-column">
      <style:table-column-properties fo:break-before="auto" style:column-width="2.5583in"/>
    </style:style>
    <style:style style:name="co42" style:family="table-column">
      <style:table-column-properties fo:break-before="auto" style:column-width="2.278in"/>
    </style:style>
    <style:style style:name="co43" style:family="table-column">
      <style:table-column-properties fo:break-before="auto" style:column-width="1.998in"/>
    </style:style>
    <style:style style:name="co44" style:family="table-column">
      <style:table-column-properties fo:break-before="auto" style:column-width="1.9252in"/>
    </style:style>
    <style:style style:name="co45" style:family="table-column">
      <style:table-column-properties fo:break-before="auto" style:column-width="1.6445in"/>
    </style:style>
    <style:style style:name="co46" style:family="table-column">
      <style:table-column-properties fo:break-before="auto" style:column-width="1.9126in"/>
    </style:style>
    <style:style style:name="co47" style:family="table-column">
      <style:table-column-properties fo:break-before="auto" style:column-width="1.8398in"/>
    </style:style>
    <style:style style:name="co48" style:family="table-column">
      <style:table-column-properties fo:break-before="auto" style:column-width="1.6811in"/>
    </style:style>
    <style:style style:name="co49" style:family="table-column">
      <style:table-column-properties fo:break-before="auto" style:column-width="4.0445in"/>
    </style:style>
    <style:style style:name="co50" style:family="table-column">
      <style:table-column-properties fo:break-before="auto" style:column-width="2.0346in"/>
    </style:style>
    <style:style style:name="co51" style:family="table-column">
      <style:table-column-properties fo:break-before="auto" style:column-width="1.961in"/>
    </style:style>
    <style:style style:name="co52" style:family="table-column">
      <style:table-column-properties fo:break-before="auto" style:column-width="1.7417in"/>
    </style:style>
    <style:style style:name="co53" style:family="table-column">
      <style:table-column-properties fo:break-before="auto" style:column-width="1.9854in"/>
    </style:style>
    <style:style style:name="co54" style:family="table-column">
      <style:table-column-properties fo:break-before="auto" style:column-width="1.4618in"/>
    </style:style>
    <style:style style:name="co55" style:family="table-column">
      <style:table-column-properties fo:break-before="auto" style:column-width="2.1075in"/>
    </style:style>
    <style:style style:name="co56" style:family="table-column">
      <style:table-column-properties fo:break-before="auto" style:column-width="4.1055in"/>
    </style:style>
    <style:style style:name="co57" style:family="table-column">
      <style:table-column-properties fo:break-before="auto" style:column-width="2.8752in"/>
    </style:style>
    <style:style style:name="co58" style:family="table-column">
      <style:table-column-properties fo:break-before="auto" style:column-width="1.3154in"/>
    </style:style>
    <style:style style:name="co59" style:family="table-column">
      <style:table-column-properties fo:break-before="auto" style:column-width="2.1437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1.5209in" fo:break-before="auto" style:use-optimal-row-height="false"/>
    </style:style>
    <style:style style:name="ro4" style:family="table-row">
      <style:table-row-properties style:row-height="1.8346in" fo:break-before="auto" style:use-optimal-row-height="false"/>
    </style:style>
    <style:style style:name="ro5" style:family="table-row">
      <style:table-row-properties style:row-height="1.578in" fo:break-before="auto" style:use-optimal-row-height="false"/>
    </style:style>
    <style:style style:name="ro6" style:family="table-row">
      <style:table-row-properties style:row-height="1.7209in" fo:break-before="auto" style:use-optimal-row-height="false"/>
    </style:style>
    <style:style style:name="ro7" style:family="table-row">
      <style:table-row-properties style:row-height="1.0835in" fo:break-before="auto" style:use-optimal-row-height="false"/>
    </style:style>
    <style:style style:name="ro8" style:family="table-row">
      <style:table-row-properties style:row-height="1.2453in" fo:break-before="auto" style:use-optimal-row-height="false"/>
    </style:style>
    <style:style style:name="ro9" style:family="table-row">
      <style:table-row-properties style:row-height="1.6161in" fo:break-before="auto" style:use-optimal-row-height="false"/>
    </style:style>
    <style:style style:name="ro10" style:family="table-row">
      <style:table-row-properties style:row-height="1.5689in" fo:break-before="auto" style:use-optimal-row-height="false"/>
    </style:style>
    <style:style style:name="ro11" style:family="table-row">
      <style:table-row-properties style:row-height="1.3307in" fo:break-before="auto" style:use-optimal-row-height="false"/>
    </style:style>
    <style:style style:name="ro12" style:family="table-row">
      <style:table-row-properties style:row-height="1.5398in" fo:break-before="auto" style:use-optimal-row-height="false"/>
    </style:style>
    <style:style style:name="ro13" style:family="table-row">
      <style:table-row-properties style:row-height="1.2736in" fo:break-before="auto" style:use-optimal-row-height="false"/>
    </style:style>
    <style:style style:name="ro14" style:family="table-row">
      <style:table-row-properties style:row-height="1.8016in" fo:break-before="auto" style:use-optimal-row-height="false"/>
    </style:style>
    <style:style style:name="ro15" style:family="table-row">
      <style:table-row-properties style:row-height="1.7075in" fo:break-before="auto" style:use-optimal-row-height="false"/>
    </style:style>
    <style:style style:name="ro16" style:family="table-row">
      <style:table-row-properties style:row-height="1.4602in" fo:break-before="auto" style:use-optimal-row-height="false"/>
    </style:style>
    <style:style style:name="ro17" style:family="table-row">
      <style:table-row-properties style:row-height="1.6252in" fo:break-before="auto" style:use-optimal-row-height="false"/>
    </style:style>
    <style:style style:name="ro18" style:family="table-row">
      <style:table-row-properties style:row-height="1.872in" fo:break-before="auto" style:use-optimal-row-height="false"/>
    </style:style>
    <style:style style:name="ro19" style:family="table-row">
      <style:table-row-properties style:row-height="1.8957in" fo:break-before="auto" style:use-optimal-row-height="false"/>
    </style:style>
    <style:style style:name="ro20" style:family="table-row">
      <style:table-row-properties style:row-height="1.3898in" fo:break-before="auto" style:use-optimal-row-height="false"/>
    </style:style>
    <style:style style:name="ro21" style:family="table-row">
      <style:table-row-properties style:row-height="1.5543in" fo:break-before="auto" style:use-optimal-row-height="false"/>
    </style:style>
    <style:style style:name="ro22" style:family="table-row">
      <style:table-row-properties style:row-height="1.7783in" fo:break-before="auto" style:use-optimal-row-height="false"/>
    </style:style>
    <style:style style:name="ro23" style:family="table-row">
      <style:table-row-properties style:row-height="1.6602in" fo:break-before="auto" style:use-optimal-row-height="false"/>
    </style:style>
    <style:style style:name="ro24" style:family="table-row">
      <style:table-row-properties style:row-height="1.672in" fo:break-before="auto" style:use-optimal-row-height="false"/>
    </style:style>
    <style:style style:name="ro25" style:family="table-row">
      <style:table-row-properties style:row-height="1.4839in" fo:break-before="auto" style:use-optimal-row-height="false"/>
    </style:style>
    <style:style style:name="ro26" style:family="table-row">
      <style:table-row-properties style:row-height="1.6016in" fo:break-before="auto" style:use-optimal-row-height="false"/>
    </style:style>
    <style:style style:name="ro27" style:family="table-row">
      <style:table-row-properties style:row-height="0.178in" fo:break-before="auto" style:use-optimal-row-height="true"/>
    </style:style>
    <style:style style:name="ro28" style:family="table-row">
      <style:table-row-properties style:row-height="0.372in" fo:break-before="auto" style:use-optimal-row-height="true"/>
    </style:style>
    <style:style style:name="ro29" style:family="table-row">
      <style:table-row-properties style:row-height="1.4134in" fo:break-before="auto" style:use-optimal-row-height="false"/>
    </style:style>
    <style:style style:name="ro30" style:family="table-row">
      <style:table-row-properties style:row-height="1.5189in" fo:break-before="auto" style:use-optimal-row-height="false"/>
    </style:style>
    <style:style style:name="ro31" style:family="table-row">
      <style:table-row-properties style:row-height="1.3661in" fo:break-before="auto" style:use-optimal-row-height="false"/>
    </style:style>
    <style:style style:name="ro32" style:family="table-row">
      <style:table-row-properties style:row-height="1.6957in" fo:break-before="auto" style:use-optimal-row-height="false"/>
    </style:style>
    <style:style style:name="ro33" style:family="table-row">
      <style:table-row-properties style:row-height="1.3189in" fo:break-before="auto" style:use-optimal-row-height="false"/>
    </style:style>
    <style:style style:name="ro34" style:family="table-row">
      <style:table-row-properties style:row-height="1.2598in" fo:break-before="auto" style:use-optimal-row-height="false"/>
    </style:style>
    <style:style style:name="ro35" style:family="table-row">
      <style:table-row-properties style:row-height="1.9075in" fo:break-before="auto" style:use-optimal-row-height="false"/>
    </style:style>
    <style:style style:name="ro36" style:family="table-row">
      <style:table-row-properties style:row-height="1.5661in" fo:break-before="auto" style:use-optimal-row-height="false"/>
    </style:style>
    <style:style style:name="ro37" style:family="table-row">
      <style:table-row-properties style:row-height="1.5071in" fo:break-before="auto" style:use-optimal-row-height="false"/>
    </style:style>
    <style:style style:name="ro38" style:family="table-row">
      <style:table-row-properties style:row-height="1.7429in" fo:break-before="auto" style:use-optimal-row-height="false"/>
    </style:style>
    <style:style style:name="ro39" style:family="table-row">
      <style:table-row-properties style:row-height="1.1661in" fo:break-before="auto" style:use-optimal-row-height="false"/>
    </style:style>
    <style:style style:name="ro40" style:family="table-row">
      <style:table-row-properties style:row-height="1.7665in" fo:break-before="auto" style:use-optimal-row-height="false"/>
    </style:style>
    <style:style style:name="ro41" style:family="table-row">
      <style:table-row-properties style:row-height="1.2835in" fo:break-before="auto" style:use-optimal-row-height="false"/>
    </style:style>
    <style:style style:name="ro42" style:family="table-row">
      <style:table-row-properties style:row-height="1.7193in" fo:break-before="auto" style:use-optimal-row-height="false"/>
    </style:style>
    <style:style style:name="ro43" style:family="table-row">
      <style:table-row-properties style:row-height="1.8602in" fo:break-before="auto" style:use-optimal-row-height="false"/>
    </style:style>
    <style:style style:name="ro44" style:family="table-row">
      <style:table-row-properties style:row-height="1.5898in" fo:break-before="auto" style:use-optimal-row-height="false"/>
    </style:style>
    <style:style style:name="ro45" style:family="table-row">
      <style:table-row-properties style:row-height="1.2953in" fo:break-before="auto" style:use-optimal-row-height="false"/>
    </style:style>
    <style:style style:name="ro46" style:family="table-row">
      <style:table-row-properties style:row-height="1.5307in" fo:break-before="auto" style:use-optimal-row-height="false"/>
    </style:style>
    <style:style style:name="ro47" style:family="table-row">
      <style:table-row-properties style:row-height="1.7902in" fo:break-before="auto" style:use-optimal-row-height="false"/>
    </style:style>
    <style:style style:name="ro48" style:family="table-row">
      <style:table-row-properties style:row-height="1.8484in" fo:break-before="auto" style:use-optimal-row-height="false"/>
    </style:style>
    <style:style style:name="ro49" style:family="table-row">
      <style:table-row-properties style:row-height="2.0138in" fo:break-before="auto" style:use-optimal-row-height="false"/>
    </style:style>
    <style:style style:name="ro50" style:family="table-row">
      <style:table-row-properties style:row-height="1.6484in" fo:break-before="auto" style:use-optimal-row-height="false"/>
    </style:style>
    <style:style style:name="ro51" style:family="table-row">
      <style:table-row-properties style:row-height="2.202in" fo:break-before="auto" style:use-optimal-row-height="false"/>
    </style:style>
    <style:style style:name="ro52" style:family="table-row">
      <style:table-row-properties style:row-height="1.4957in" fo:break-before="auto" style:use-optimal-row-height="false"/>
    </style:style>
    <style:style style:name="ro53" style:family="table-row">
      <style:table-row-properties style:row-height="2.0256in" fo:break-before="auto" style:use-optimal-row-height="false"/>
    </style:style>
    <style:style style:name="ro54" style:family="table-row">
      <style:table-row-properties style:row-height="1.7547in" fo:break-before="auto" style:use-optimal-row-height="false"/>
    </style:style>
    <style:style style:name="ro55" style:family="table-row">
      <style:table-row-properties style:row-height="1.6839in" fo:break-before="auto" style:use-optimal-row-height="false"/>
    </style:style>
    <style:style style:name="ro56" style:family="table-row">
      <style:table-row-properties style:row-height="0.5535in" fo:break-before="auto" style:use-optimal-row-height="false"/>
    </style:style>
    <style:style style:name="ro57" style:family="table-row">
      <style:table-row-properties style:row-height="1.6134in" fo:break-before="auto" style:use-optimal-row-height="false"/>
    </style:style>
    <style:style style:name="ro58" style:family="table-row">
      <style:table-row-properties style:row-height="1.4366in" fo:break-before="auto" style:use-optimal-row-height="false"/>
    </style:style>
    <style:style style:name="ro59" style:family="table-row">
      <style:table-row-properties style:row-height="2.061in" fo:break-before="auto" style:use-optimal-row-height="false"/>
    </style:style>
    <style:style style:name="ro60" style:family="table-row">
      <style:table-row-properties style:row-height="1.9429in" fo:break-before="auto" style:use-optimal-row-height="false"/>
    </style:style>
    <style:style style:name="ro61" style:family="table-row">
      <style:table-row-properties style:row-height="1.7311in" fo:break-before="auto" style:use-optimal-row-height="false"/>
    </style:style>
    <style:style style:name="ro62" style:family="table-row">
      <style:table-row-properties style:row-height="2.1429in" fo:break-before="auto" style:use-optimal-row-height="false"/>
    </style:style>
    <style:style style:name="ro63" style:family="table-row">
      <style:table-row-properties style:row-height="1.4484in" fo:break-before="auto" style:use-optimal-row-height="false"/>
    </style:style>
    <style:style style:name="ro64" style:family="table-row">
      <style:table-row-properties style:row-height="1.9902in" fo:break-before="auto" style:use-optimal-row-height="false"/>
    </style:style>
    <style:style style:name="ro65" style:family="table-row">
      <style:table-row-properties style:row-height="1.6366in" fo:break-before="auto" style:use-optimal-row-height="false"/>
    </style:style>
    <style:style style:name="ro66" style:family="table-row">
      <style:table-row-properties style:row-height="1.5425in" fo:break-before="auto" style:use-optimal-row-height="false"/>
    </style:style>
    <style:style style:name="ro67" style:family="table-row">
      <style:table-row-properties style:row-height="1.8252in" fo:break-before="auto" style:use-optimal-row-height="false"/>
    </style:style>
    <style:style style:name="ro68" style:family="table-row">
      <style:table-row-properties style:row-height="2.002in" fo:break-before="auto" style:use-optimal-row-height="false"/>
    </style:style>
    <style:style style:name="ro69" style:family="table-row">
      <style:table-row-properties style:row-height="1.472in" fo:break-before="auto" style:use-optimal-row-height="false"/>
    </style:style>
    <style:style style:name="ro70" style:family="table-row">
      <style:table-row-properties style:row-height="0.3398in" fo:break-before="auto" style:use-optimal-row-height="true"/>
    </style:style>
    <style:style style:name="ro71" style:family="table-row">
      <style:table-row-properties style:row-height="1.378in" fo:break-before="auto" style:use-optimal-row-height="false"/>
    </style:style>
    <style:style style:name="ro72" style:family="table-row">
      <style:table-row-properties style:row-height="2.0374in" fo:break-before="auto" style:use-optimal-row-height="false"/>
    </style:style>
    <style:style style:name="ro73" style:family="table-row">
      <style:table-row-properties style:row-height="1.3543in" fo:break-before="auto" style:use-optimal-row-height="false"/>
    </style:style>
    <style:style style:name="ro74" style:family="table-row">
      <style:table-row-properties style:row-height="2.2374in" fo:break-before="auto" style:use-optimal-row-height="false"/>
    </style:style>
    <style:style style:name="ro75" style:family="table-row">
      <style:table-row-properties style:row-height="2.1311in" fo:break-before="auto" style:use-optimal-row-height="false"/>
    </style:style>
    <style:style style:name="ro76" style:family="table-row">
      <style:table-row-properties style:row-height="1.9783in" fo:break-before="auto" style:use-optimal-row-height="false"/>
    </style:style>
    <style:style style:name="ro77" style:family="table-row">
      <style:table-row-properties style:row-height="1.4252in" fo:break-before="auto" style:use-optimal-row-height="false"/>
    </style:style>
    <style:style style:name="ro78" style:family="table-row">
      <style:table-row-properties style:row-height="1.8134in" fo:break-before="auto" style:use-optimal-row-height="false"/>
    </style:style>
    <style:style style:name="ro79" style:family="table-row">
      <style:table-row-properties style:row-height="2.0728in" fo:break-before="auto" style:use-optimal-row-height="false"/>
    </style:style>
    <style:style style:name="ro80" style:family="table-row">
      <style:table-row-properties style:row-height="1.8839in" fo:break-before="auto" style:use-optimal-row-height="false"/>
    </style:style>
    <style:style style:name="ro81" style:family="table-row">
      <style:table-row-properties style:row-height="1.8366in" fo:break-before="auto" style:use-optimal-row-height="false"/>
    </style:style>
    <style:style style:name="ro82" style:family="table-row">
      <style:table-row-properties style:row-height="1.9193in" fo:break-before="auto" style:use-optimal-row-height="false"/>
    </style:style>
    <style:style style:name="ro83" style:family="table-row">
      <style:table-row-properties style:row-height="2.2728in" fo:break-before="auto" style:use-optimal-row-height="false"/>
    </style:style>
    <style:style style:name="ro84" style:family="table-row">
      <style:table-row-properties style:row-height="2.2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139in"/>
    </style:style>
    <style:style style:name="ce10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start" fo:margin-left="0in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.139in"/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b2b2b2" style:text-align-source="fix" style:repeat-content="false" fo:wrap-option="no-wrap" style:vertical-align="middle"/>
      <style:paragraph-properties fo:text-align="center" fo:margin-left="0in"/>
      <style:text-properties fo:color="#ff4000" fo:font-size="18pt" style:font-size-asian="18pt" style:font-size-complex="18pt"/>
    </style:style>
    <style:style style:name="ce3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2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3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.139in"/>
    </style:style>
    <style:style style:name="ce3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.139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/>
    </style:style>
    <style:style style:name="T3" style:family="text">
      <style:text-properties fo:color="#ffff00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ahoma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ahoma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me page 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011" table:default-cell-style-name="ce1"/>
        <table:table-row table:style-name="ro1">
          <table:table-cell table:number-columns-repeated="3"/>
          <table:table-cell table:style-name="ce8" office:value-type="string" calcext:value-type="string">
            <text:p>HOME PAGE TEST CASES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Sno</text:p>
          </table:table-cell>
          <table:table-cell table:style-name="ce5" office:value-type="string" calcext:value-type="string">
            <text:p>Label</text:p>
          </table:table-cell>
          <table:table-cell table:style-name="ce5" office:value-type="string" calcext:value-type="string">
            <text:p>Application</text:p>
          </table:table-cell>
          <table:table-cell table:style-name="ce5" office:value-type="string" calcext:value-type="string">
            <text:p>Parent Module</text:p>
          </table:table-cell>
          <table:table-cell table:style-name="ce5" office:value-type="string" calcext:value-type="string">
            <text:p>Sub Module</text:p>
          </table:table-cell>
          <table:table-cell table:style-name="ce5" office:value-type="string" calcext:value-type="string">
            <text:p>Summary</text:p>
          </table:table-cell>
          <table:table-cell table:style-name="ce6" office:value-type="string" calcext:value-type="string">
            <text:p>Pre- Requisite</text:p>
          </table:table-cell>
          <table:table-cell table:style-name="ce6" office:value-type="string" calcext:value-type="string">
            <text:p>Test Steps</text:p>
          </table:table-cell>
          <table:table-cell table:style-name="ce5" office:value-type="string" calcext:value-type="string">
            <text:p>Test Data</text:p>
          </table:table-cell>
          <table:table-cell table:style-name="ce5" office:value-type="string" calcext:value-type="string">
            <text:p>Expected Result</text:p>
          </table:table-cell>
          <table:table-cell table:style-name="ce5" office:value-type="string" calcext:value-type="string">
            <text:p>Test Creation</text:p>
          </table:table-cell>
          <table:table-cell table:style-name="ce5" office:value-type="string" calcext:value-type="string">
            <text:p>Automation Status</text:p>
          </table:table-cell>
          <table:table-cell table:style-name="ce5" office:value-type="string" calcext:value-type="string">
            <text:p>Script Creation</text:p>
          </table:table-cell>
          <table:table-cell table:style-name="ce5" table:number-columns-repeated="12"/>
          <table:table-cell table:number-columns-repeated="99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anity(visibility)</text:p>
          </table:table-cell>
          <table:table-cell office:value-type="string" calcext:value-type="string">
            <text:p>Pharm Easy application</text:p>
          </table:table-cell>
          <table:table-cell office:value-type="string" calcext:value-type="string">
            <text:p>Pharm Easy Homepage </text:p>
          </table:table-cell>
          <table:table-cell office:value-type="string" calcext:value-type="string">
            <text:p>Pharm Easy Logo</text:p>
          </table:table-cell>
          <table:table-cell office:value-type="string" calcext:value-type="string">
            <text:p>To verify that the logo of Pharm easy is visible at the top left side of the home page.</text:p>
          </table:table-cell>
          <table:table-cell table:style-name="ce2"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Verify the logo is visible at the home pag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logo is visible at the top of the home page of Pharm easy page</text:p>
          </table:table-cell>
          <table:table-cell table:style-name="ce3" office:value-type="date" office:date-value="2023-02-05" calcext:value-type="date">
            <text:p>02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2-05" calcext:value-type="date">
            <text:p>02/05/23</text:p>
          </table:table-cell>
          <table:table-cell table:number-columns-repeated="101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Pharm Easy application</text:p>
          </table:table-cell>
          <table:table-cell office:value-type="string" calcext:value-type="string">
            <text:p>Pharm Easy Homepage </text:p>
          </table:table-cell>
          <table:table-cell office:value-type="string" calcext:value-type="string">
            <text:p>Pharm Delivery</text:p>
          </table:table-cell>
          <table:table-cell office:value-type="string" calcext:value-type="string">
            <text:p>To verify the functionality of Select Pin at <text:s/>the home page of Pharm Easy home page</text:p>
          </table:table-cell>
          <table:table-cell table:style-name="ce2"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Click on Select Pin at the home page 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the select pin at the home page of Pharm easy page</text:p>
          </table:table-cell>
          <table:table-cell table:style-name="ce3" office:value-type="date" office:date-value="2023-02-05" calcext:value-type="date">
            <text:p>02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2-05" calcext:value-type="date">
            <text:p>02/05/23</text:p>
          </table:table-cell>
          <table:table-cell table:number-columns-repeated="1011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Pharm Easy application</text:p>
          </table:table-cell>
          <table:table-cell office:value-type="string" calcext:value-type="string">
            <text:p>Pharm Easy Homepage </text:p>
          </table:table-cell>
          <table:table-cell office:value-type="string" calcext:value-type="string">
            <text:p>Pharm Location</text:p>
          </table:table-cell>
          <table:table-cell office:value-type="string" calcext:value-type="string">
            <text:p>To verify the functionality of Enter Pin code at the home page of Pharm Easy page</text:p>
          </table:table-cell>
          <table:table-cell table:style-name="ce2"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Click on Select Pin at the home page </text:p>
            <text:p>2.Click on Enter Pin cod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enter the pin code at the Enter Pin code text box</text:p>
          </table:table-cell>
          <table:table-cell table:style-name="ce3" office:value-type="date" office:date-value="2023-02-05" calcext:value-type="date">
            <text:p>02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2-05" calcext:value-type="date">
            <text:p>02/05/23</text:p>
          </table:table-cell>
          <table:table-cell table:number-columns-repeated="101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Pharm Easy application</text:p>
          </table:table-cell>
          <table:table-cell office:value-type="string" calcext:value-type="string">
            <text:p>Pharm Easy Homepage </text:p>
          </table:table-cell>
          <table:table-cell office:value-type="string" calcext:value-type="string">
            <text:p>Pharm Location</text:p>
          </table:table-cell>
          <table:table-cell office:value-type="string" calcext:value-type="string">
            <text:p>To verify the functionality of Check button at the Choose your location at Pharm</text:p>
          </table:table-cell>
          <table:table-cell table:style-name="ce2"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Click on Select Pin at the home page </text:p>
            <text:p>2.Click on Enter Pin code</text:p>
            <text:p>3.Click on Check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the check button at the Choose your location page </text:p>
          </table:table-cell>
          <table:table-cell table:style-name="ce3" office:value-type="date" office:date-value="2023-02-05" calcext:value-type="date">
            <text:p>02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2-05" calcext:value-type="date">
            <text:p>02/05/23</text:p>
          </table:table-cell>
          <table:table-cell table:number-columns-repeated="1011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Pharm Easy application</text:p>
          </table:table-cell>
          <table:table-cell office:value-type="string" calcext:value-type="string">
            <text:p>Pharm Easy Homepage </text:p>
          </table:table-cell>
          <table:table-cell office:value-type="string" calcext:value-type="string">
            <text:p>Pharm Login</text:p>
          </table:table-cell>
          <table:table-cell office:value-type="string" calcext:value-type="string">
            <text:p>To verify the functionality of Hello Log in button at the home page of Pharm</text:p>
          </table:table-cell>
          <table:table-cell table:style-name="ce2"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Click on Hello,Log in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Hello ,Log in button at the home page of Pharm Easy</text:p>
          </table:table-cell>
          <table:table-cell table:style-name="ce3" office:value-type="date" office:date-value="2023-02-05" calcext:value-type="date">
            <text:p>02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2-05" calcext:value-type="date">
            <text:p>02/05/23</text:p>
          </table:table-cell>
          <table:table-cell table:number-columns-repeated="1011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Pharm Easy application</text:p>
          </table:table-cell>
          <table:table-cell office:value-type="string" calcext:value-type="string">
            <text:p>Pharm Easy Homepage </text:p>
          </table:table-cell>
          <table:table-cell office:value-type="string" calcext:value-type="string">
            <text:p>Pharm Login</text:p>
          </table:table-cell>
          <table:table-cell office:value-type="string" calcext:value-type="string">
            <text:p>To verify the functionality of Enter your Phone Number <text:s/>at the Login page of <text:s/>Pharm Easy</text:p>
          </table:table-cell>
          <table:table-cell table:style-name="ce2"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Click on Hello,Log in</text:p>
            <text:p>2.Enter the Number: 8533904286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enter the phone number at the Login page of Pharm Easy</text:p>
          </table:table-cell>
          <table:table-cell table:style-name="ce3" office:value-type="date" office:date-value="2023-02-05" calcext:value-type="date">
            <text:p>02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2-05" calcext:value-type="date">
            <text:p>02/05/23</text:p>
          </table:table-cell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Pharm Easy application</text:p>
          </table:table-cell>
          <table:table-cell office:value-type="string" calcext:value-type="string">
            <text:p>Pharm Easy Homepage </text:p>
          </table:table-cell>
          <table:table-cell office:value-type="string" calcext:value-type="string">
            <text:p>Pharm Login</text:p>
          </table:table-cell>
          <table:table-cell office:value-type="string" calcext:value-type="string">
            <text:p>To verify the functionality of <text:s/>Send OTP <text:s/>at the Login page of <text:s/>Pharm Easy</text:p>
          </table:table-cell>
          <table:table-cell table:style-name="ce2"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Click on Hello,Log in</text:p>
            <text:p>2.Enter the Number: 8533904286</text:p>
            <text:p>3.Click on Send OTP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Send OTP at the Register /Sign in page</text:p>
          </table:table-cell>
          <table:table-cell table:style-name="ce3" office:value-type="date" office:date-value="2023-02-05" calcext:value-type="date">
            <text:p>02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2-05" calcext:value-type="date">
            <text:p>02/05/23</text:p>
          </table:table-cell>
          <table:table-cell table:number-columns-repeated="1011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Pharm Easy application</text:p>
          </table:table-cell>
          <table:table-cell office:value-type="string" calcext:value-type="string">
            <text:p>Pharm Easy Homepage </text:p>
          </table:table-cell>
          <table:table-cell office:value-type="string" calcext:value-type="string">
            <text:p>Pharm Login</text:p>
          </table:table-cell>
          <table:table-cell office:value-type="string" calcext:value-type="string">
            <text:p>To verify the functionality of <text:s text:c="2"/>Continue <text:s/>at the Send Otp page of <text:s/>Pharm Easy</text:p>
          </table:table-cell>
          <table:table-cell table:style-name="ce2"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Click on Hello,Log in</text:p>
            <text:p>2.Enter the Number: 8533904286</text:p>
            <text:p>3.Click on Send OTP</text:p>
            <text:p>4.Enter OTP</text:p>
            <text:p>5.Click on Continu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login successfully</text:p>
          </table:table-cell>
          <table:table-cell table:style-name="ce3" office:value-type="date" office:date-value="2023-02-05" calcext:value-type="date">
            <text:p>02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2-05" calcext:value-type="date">
            <text:p>02/05/23</text:p>
          </table:table-cell>
          <table:table-cell table:number-columns-repeated="1011"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Pharm Easy application</text:p>
          </table:table-cell>
          <table:table-cell office:value-type="string" calcext:value-type="string">
            <text:p>Pharm Easy Homepage </text:p>
          </table:table-cell>
          <table:table-cell office:value-type="string" calcext:value-type="string">
            <text:p>Pharm Logout</text:p>
          </table:table-cell>
          <table:table-cell office:value-type="string" calcext:value-type="string">
            <text:p>To verify whether the user is able to log out successfully from the Pharm Easy</text:p>
          </table:table-cell>
          <table:table-cell table:style-name="ce2"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/>
            <text:p><text:span text:style-name="T1">1.Click on User.</text:span></text:p>
            <text:p><text:span text:style-name="T1">2.Click on Sign out</text:span>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log out successfully </text:p>
          </table:table-cell>
          <table:table-cell table:style-name="ce3" office:value-type="date" office:date-value="2023-02-05" calcext:value-type="date">
            <text:p>02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2-05" calcext:value-type="date">
            <text:p>02/05/23</text:p>
          </table:table-cell>
          <table:table-cell table:number-columns-repeated="1011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Pharm Easy application</text:p>
          </table:table-cell>
          <table:table-cell office:value-type="string" calcext:value-type="string">
            <text:p>Pharm Easy Homepage </text:p>
          </table:table-cell>
          <table:table-cell office:value-type="string" calcext:value-type="string">
            <text:p>Pharm Medicine</text:p>
          </table:table-cell>
          <table:table-cell office:value-type="string" calcext:value-type="string">
            <text:p>To verify the functionality of Medicine at the home page of Pharm Easy</text:p>
          </table:table-cell>
          <table:table-cell table:style-name="ce2"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Click on Medicin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Medicine at the home page of Pharm Easy</text:p>
          </table:table-cell>
          <table:table-cell table:style-name="ce3" office:value-type="date" office:date-value="2023-02-05" calcext:value-type="date">
            <text:p>02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2-05" calcext:value-type="date">
            <text:p>02/05/23</text:p>
          </table:table-cell>
          <table:table-cell table:number-columns-repeated="1011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Pharm Easy application</text:p>
          </table:table-cell>
          <table:table-cell office:value-type="string" calcext:value-type="string">
            <text:p>Pharm Easy Homepage </text:p>
          </table:table-cell>
          <table:table-cell office:value-type="string" calcext:value-type="string">
            <text:p>Pharm Healthcare</text:p>
          </table:table-cell>
          <table:table-cell office:value-type="string" calcext:value-type="string">
            <text:p>To verify the functionality of Health <text:s/>care at the home page of Pharm Easy</text:p>
          </table:table-cell>
          <table:table-cell table:style-name="ce2"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Click on Health car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<text:s/>Health <text:s/>care at the home page of Pharm Easy</text:p>
          </table:table-cell>
          <table:table-cell table:style-name="ce3" office:value-type="date" office:date-value="2023-02-05" calcext:value-type="date">
            <text:p>02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2-05" calcext:value-type="date">
            <text:p>02/05/23</text:p>
          </table:table-cell>
          <table:table-cell table:number-columns-repeated="1011"/>
        </table:table-row>
        <table:table-row table:style-name="ro10">
          <table:table-cell office:value-type="float" office:value="12" calcext:value-type="float">
            <text:p>12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Pharm Easy application</text:p>
          </table:table-cell>
          <table:table-cell office:value-type="string" calcext:value-type="string">
            <text:p>Pharm Easy Homepage </text:p>
          </table:table-cell>
          <table:table-cell office:value-type="string" calcext:value-type="string">
            <text:p>Pharm Lab Tests</text:p>
          </table:table-cell>
          <table:table-cell office:value-type="string" calcext:value-type="string">
            <text:p>To verify the functionality of Lab Tests at the home page of Pharm Easy</text:p>
          </table:table-cell>
          <table:table-cell table:style-name="ce2"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Click on <text:s/>Lab Tests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<text:s/>Lab Test at the home page of Pharm Easy</text:p>
          </table:table-cell>
          <table:table-cell table:style-name="ce3" office:value-type="date" office:date-value="2023-02-05" calcext:value-type="date">
            <text:p>02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2-05" calcext:value-type="date">
            <text:p>02/05/23</text:p>
          </table:table-cell>
          <table:table-cell table:number-columns-repeated="1011"/>
        </table:table-row>
        <table:table-row table:style-name="ro11">
          <table:table-cell office:value-type="float" office:value="13" calcext:value-type="float">
            <text:p>13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Pharm Easy application</text:p>
          </table:table-cell>
          <table:table-cell office:value-type="string" calcext:value-type="string">
            <text:p>Pharm Easy Homepage </text:p>
          </table:table-cell>
          <table:table-cell office:value-type="string" calcext:value-type="string">
            <text:p>Pharm Offers</text:p>
          </table:table-cell>
          <table:table-cell office:value-type="string" calcext:value-type="string">
            <text:p>To verify the functionality of Lab Tests at the home page of Pharm Easy</text:p>
          </table:table-cell>
          <table:table-cell table:style-name="ce2"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Click on <text:s/>Offers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<text:s text:c="2"/>Offersat the home page of Pharm Easy</text:p>
          </table:table-cell>
          <table:table-cell table:style-name="ce3" office:value-type="date" office:date-value="2023-02-05" calcext:value-type="date">
            <text:p>02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2-05" calcext:value-type="date">
            <text:p>02/05/23</text:p>
          </table:table-cell>
          <table:table-cell table:number-columns-repeated="1011"/>
        </table:table-row>
        <table:table-row table:style-name="ro12">
          <table:table-cell office:value-type="float" office:value="14" calcext:value-type="float">
            <text:p>14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Pharm Easy application</text:p>
          </table:table-cell>
          <table:table-cell office:value-type="string" calcext:value-type="string">
            <text:p>Pharm Easy Homepage </text:p>
          </table:table-cell>
          <table:table-cell office:value-type="string" calcext:value-type="string">
            <text:p>Pharm PLUS</text:p>
          </table:table-cell>
          <table:table-cell office:value-type="string" calcext:value-type="string">
            <text:p>To verify the functionality of PLUS <text:s/>at the home page of Pharm Easy</text:p>
          </table:table-cell>
          <table:table-cell table:style-name="ce2"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Click on PLUS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PLUS at the home page of Pharm Easy</text:p>
          </table:table-cell>
          <table:table-cell table:style-name="ce3" office:value-type="date" office:date-value="2023-02-05" calcext:value-type="date">
            <text:p>02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2-05" calcext:value-type="date">
            <text:p>02/05/23</text:p>
          </table:table-cell>
          <table:table-cell table:number-columns-repeated="1011"/>
        </table:table-row>
        <table:table-row table:style-name="ro13">
          <table:table-cell office:value-type="float" office:value="15" calcext:value-type="float">
            <text:p>15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Pharm Easy application</text:p>
          </table:table-cell>
          <table:table-cell office:value-type="string" calcext:value-type="string">
            <text:p>Pharm Easy Homepage </text:p>
          </table:table-cell>
          <table:table-cell office:value-type="string" calcext:value-type="string">
            <text:p>Pharm Health Blogs</text:p>
          </table:table-cell>
          <table:table-cell office:value-type="string" calcext:value-type="string">
            <text:p>To verify the functionality of <text:s/>Health Blogs <text:s/>at the home page of Pharm Easy</text:p>
          </table:table-cell>
          <table:table-cell table:style-name="ce2"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Click on Health Blogs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Health blogs at the home page of Pharm Easy</text:p>
          </table:table-cell>
          <table:table-cell table:style-name="ce3" office:value-type="date" office:date-value="2023-02-05" calcext:value-type="date">
            <text:p>02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2-05" calcext:value-type="date">
            <text:p>02/05/23</text:p>
          </table:table-cell>
          <table:table-cell table:number-columns-repeated="1011"/>
        </table:table-row>
        <table:table-row table:style-name="ro14">
          <table:table-cell office:value-type="float" office:value="16" calcext:value-type="float">
            <text:p>16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Pharm Easy application</text:p>
          </table:table-cell>
          <table:table-cell office:value-type="string" calcext:value-type="string">
            <text:p>Pharm Easy Homepage </text:p>
          </table:table-cell>
          <table:table-cell office:value-type="string" calcext:value-type="string">
            <text:p>Pharm Search box</text:p>
          </table:table-cell>
          <table:table-cell office:value-type="string" calcext:value-type="string">
            <text:p>To verify the functionality of Search box at the home page of Pharm Easy</text:p>
          </table:table-cell>
          <table:table-cell table:style-name="ce2"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Click on Search for.</text:p>
            <text:p>2.Enter  :Benadr yl 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enter the required element at the search box</text:p>
          </table:table-cell>
          <table:table-cell table:style-name="ce3" office:value-type="date" office:date-value="2023-03-05" calcext:value-type="date">
            <text:p>03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3-05" calcext:value-type="date">
            <text:p>03/05/23</text:p>
          </table:table-cell>
          <table:table-cell table:number-columns-repeated="1011"/>
        </table:table-row>
        <table:table-row table:style-name="ro15">
          <table:table-cell office:value-type="float" office:value="17" calcext:value-type="float">
            <text:p>17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Pharm Easy application</text:p>
          </table:table-cell>
          <table:table-cell office:value-type="string" calcext:value-type="string">
            <text:p>Pharm Easy Homepage </text:p>
          </table:table-cell>
          <table:table-cell office:value-type="string" calcext:value-type="string">
            <text:p>Pharm Search box</text:p>
          </table:table-cell>
          <table:table-cell office:value-type="string" calcext:value-type="string">
            <text:p>To verify the functionality of Search button at the home page of Pharm Easy</text:p>
          </table:table-cell>
          <table:table-cell table:style-name="ce2"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Click on Search for.</text:p>
            <text:p>2.Enter  :Benadr yl </text:p>
            <text:p>3.Click on search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the search button at the home page </text:p>
          </table:table-cell>
          <table:table-cell table:style-name="ce3" office:value-type="date" office:date-value="2023-03-05" calcext:value-type="date">
            <text:p>03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3-05" calcext:value-type="date">
            <text:p>03/05/23</text:p>
          </table:table-cell>
          <table:table-cell table:number-columns-repeated="1011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Pharm Easy application</text:p>
          </table:table-cell>
          <table:table-cell office:value-type="string" calcext:value-type="string">
            <text:p>Pharm Easy Homepage </text:p>
          </table:table-cell>
          <table:table-cell office:value-type="string" calcext:value-type="string">
            <text:p>Pharm Home page Search field</text:p>
          </table:table-cell>
          <table:table-cell office:value-type="string" calcext:value-type="string">
            <text:p>To verify that the desired element can be selected </text:p>
          </table:table-cell>
          <table:table-cell table:style-name="ce2"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Click on Search for.</text:p>
            <text:p>2.Enter  :Benadr yl </text:p>
            <text:p>3.Click on search</text:p>
            <text:p>4.Verify the result after searched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get the desired item as per searched</text:p>
          </table:table-cell>
          <table:table-cell table:style-name="ce3" office:value-type="date" office:date-value="2023-03-05" calcext:value-type="date">
            <text:p>03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3-05" calcext:value-type="date">
            <text:p>03/05/23</text:p>
          </table:table-cell>
          <table:table-cell table:number-columns-repeated="1011"/>
        </table:table-row>
        <table:table-row table:style-name="ro16">
          <table:table-cell office:value-type="float" office:value="19" calcext:value-type="float">
            <text:p>19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Pharm Easy application</text:p>
          </table:table-cell>
          <table:table-cell office:value-type="string" calcext:value-type="string">
            <text:p>Pharm Easy Homepage </text:p>
          </table:table-cell>
          <table:table-cell office:value-type="string" calcext:value-type="string">
            <text:p>Pharm Selected Item</text:p>
          </table:table-cell>
          <table:table-cell office:value-type="string" calcext:value-type="string">
            <text:p>To verify that the desired element quantity is selected at the product page</text:p>
          </table:table-cell>
          <table:table-cell table:style-name="ce2"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Click on Search for.</text:p>
            <text:p>2.Enter  :Benadr yl </text:p>
            <text:p>3.Click on search</text:p>
            <text:p>4.Click on Qty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select the quantity as per required</text:p>
          </table:table-cell>
          <table:table-cell table:style-name="ce3" office:value-type="date" office:date-value="2023-03-05" calcext:value-type="date">
            <text:p>03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3-05" calcext:value-type="date">
            <text:p>03/05/23</text:p>
          </table:table-cell>
          <table:table-cell table:number-columns-repeated="1011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Pharm Easy application</text:p>
          </table:table-cell>
          <table:table-cell office:value-type="string" calcext:value-type="string">
            <text:p>Pharm Easy Homepage </text:p>
          </table:table-cell>
          <table:table-cell office:value-type="string" calcext:value-type="string">
            <text:p>Pharm Selected Item</text:p>
          </table:table-cell>
          <table:table-cell office:value-type="string" calcext:value-type="string">
            <text:p>To verify that the selected product is added to the cart at the product page</text:p>
          </table:table-cell>
          <table:table-cell table:style-name="ce2"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Click on Search for.</text:p>
            <text:p>2.Enter  :Benadr yl </text:p>
            <text:p>3.Click on search</text:p>
            <text:p>4.Click on Qty</text:p>
            <text:p>5.Click on Add To cart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add the product to the cart</text:p>
          </table:table-cell>
          <table:table-cell table:style-name="ce3" office:value-type="date" office:date-value="2023-03-05" calcext:value-type="date">
            <text:p>03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3-05" calcext:value-type="date">
            <text:p>03/05/23</text:p>
          </table:table-cell>
          <table:table-cell table:number-columns-repeated="1011"/>
        </table:table-row>
        <table:table-row table:style-name="ro18">
          <table:table-cell office:value-type="float" office:value="21" calcext:value-type="float">
            <text:p>21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Pharm Easy application</text:p>
          </table:table-cell>
          <table:table-cell office:value-type="string" calcext:value-type="string">
            <text:p>Pharm Easy Homepage </text:p>
          </table:table-cell>
          <table:table-cell office:value-type="string" calcext:value-type="string">
            <text:p>Pharm Selected Item</text:p>
          </table:table-cell>
          <table:table-cell office:value-type="string" calcext:value-type="string">
            <text:p>To verify that more than one product can added to the cart</text:p>
          </table:table-cell>
          <table:table-cell table:style-name="ce2"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Search for another product: <text:s/>Cofsils 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search for another product </text:p>
          </table:table-cell>
          <table:table-cell table:style-name="ce3" office:value-type="date" office:date-value="2023-03-05" calcext:value-type="date">
            <text:p>03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3-05" calcext:value-type="date">
            <text:p>03/05/23</text:p>
          </table:table-cell>
          <table:table-cell table:number-columns-repeated="1011"/>
        </table:table-row>
        <table:table-row table:style-name="ro19">
          <table:table-cell office:value-type="float" office:value="22" calcext:value-type="float">
            <text:p>22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Pharm Easy application</text:p>
          </table:table-cell>
          <table:table-cell office:value-type="string" calcext:value-type="string">
            <text:p>Pharm Easy Homepage </text:p>
          </table:table-cell>
          <table:table-cell office:value-type="string" calcext:value-type="string">
            <text:p>Pharm Main banner 1</text:p>
          </table:table-cell>
          <table:table-cell office:value-type="string" calcext:value-type="string">
            <text:p>To verify the functionality of <text:s/>Main banner1 at the home page of Pharm</text:p>
          </table:table-cell>
          <table:table-cell table:style-name="ce2"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Click on Main <text:s/>Banner1 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Main banner 1 at the home page</text:p>
          </table:table-cell>
          <table:table-cell table:style-name="ce3" office:value-type="date" office:date-value="2023-03-05" calcext:value-type="date">
            <text:p>03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3-05" calcext:value-type="date">
            <text:p>03/05/23</text:p>
          </table:table-cell>
          <table:table-cell table:number-columns-repeated="1011"/>
        </table:table-row>
        <table:table-row table:style-name="ro20">
          <table:table-cell office:value-type="float" office:value="23" calcext:value-type="float">
            <text:p>23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Pharm Easy application</text:p>
          </table:table-cell>
          <table:table-cell office:value-type="string" calcext:value-type="string">
            <text:p>Pharm Easy Homepage </text:p>
          </table:table-cell>
          <table:table-cell office:value-type="string" calcext:value-type="string">
            <text:p>Pharm Main banner 2</text:p>
          </table:table-cell>
          <table:table-cell office:value-type="string" calcext:value-type="string">
            <text:p>To verify the functionality of <text:s/>Main banner2 <text:s/>at the home page of Pharm</text:p>
          </table:table-cell>
          <table:table-cell table:style-name="ce2"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Click on Main <text:s/>Banner2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Main banner 2 at the home page</text:p>
          </table:table-cell>
          <table:table-cell table:style-name="ce3" office:value-type="date" office:date-value="2023-03-05" calcext:value-type="date">
            <text:p>03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3-05" calcext:value-type="date">
            <text:p>03/05/23</text:p>
          </table:table-cell>
          <table:table-cell table:number-columns-repeated="1011"/>
        </table:table-row>
        <table:table-row table:style-name="ro21">
          <table:table-cell office:value-type="float" office:value="24" calcext:value-type="float">
            <text:p>24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Pharm Easy application</text:p>
          </table:table-cell>
          <table:table-cell office:value-type="string" calcext:value-type="string">
            <text:p>Pharm Easy Homepage </text:p>
          </table:table-cell>
          <table:table-cell office:value-type="string" calcext:value-type="string">
            <text:p>Pharm Lab Tests By Health Concern</text:p>
          </table:table-cell>
          <table:table-cell office:value-type="string" calcext:value-type="string">
            <text:p>To verify the functionality of <text:s text:c="3"/>Full Body Checkups <text:s/>at the <text:s/>block of Lab Tests By health concern at the home page of <text:s/>Pharm Easy</text:p>
          </table:table-cell>
          <table:table-cell table:style-name="ce2"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Search for Lab Test By Health Concern part.</text:p>
            <text:p>2.Click on Full Body Checkups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Full Body Check ups at the home page of Pharm Easy</text:p>
          </table:table-cell>
          <table:table-cell table:style-name="ce3" office:value-type="date" office:date-value="2023-03-05" calcext:value-type="date">
            <text:p>03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3-05" calcext:value-type="date">
            <text:p>03/05/23</text:p>
          </table:table-cell>
          <table:table-cell table:number-columns-repeated="1011"/>
        </table:table-row>
        <table:table-row table:style-name="ro22">
          <table:table-cell office:value-type="float" office:value="25" calcext:value-type="float">
            <text:p>25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Pharm Easy application</text:p>
          </table:table-cell>
          <table:table-cell office:value-type="string" calcext:value-type="string">
            <text:p>Pharm Easy Homepage </text:p>
          </table:table-cell>
          <table:table-cell office:value-type="string" calcext:value-type="string">
            <text:p>Pharm Lab Tests By Health Concern</text:p>
          </table:table-cell>
          <table:table-cell office:value-type="string" calcext:value-type="string">
            <text:p>To verify the functionality of <text:s text:c="3"/>Vitamins at the <text:s/>block of Lab Tests By health concern at the home page of <text:s/>Pharm Easy</text:p>
          </table:table-cell>
          <table:table-cell table:style-name="ce2"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Search for Lab Test By Health Concern part.</text:p>
            <text:p>2.Click on  Vitamins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Vitamins at the home page of Pharm Easy</text:p>
          </table:table-cell>
          <table:table-cell table:style-name="ce3" office:value-type="date" office:date-value="2023-03-05" calcext:value-type="date">
            <text:p>03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3-05" calcext:value-type="date">
            <text:p>03/05/23</text:p>
          </table:table-cell>
          <table:table-cell table:number-columns-repeated="1011"/>
        </table:table-row>
        <table:table-row table:style-name="ro23">
          <table:table-cell office:value-type="float" office:value="26" calcext:value-type="float">
            <text:p>26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Pharm Easy application</text:p>
          </table:table-cell>
          <table:table-cell office:value-type="string" calcext:value-type="string">
            <text:p>Pharm Easy Homepage </text:p>
          </table:table-cell>
          <table:table-cell office:value-type="string" calcext:value-type="string">
            <text:p>Pharm Lab Tests By Health Concern</text:p>
          </table:table-cell>
          <table:table-cell office:value-type="string" calcext:value-type="string">
            <text:p>To verify the functionality of Diabetes <text:s text:c="3"/>at the <text:s/>block of Lab Tests By health concern at the home page of <text:s/>Pharm Easy</text:p>
          </table:table-cell>
          <table:table-cell table:style-name="ce2"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Search for Lab Test By Health Concern part.</text:p>
            <text:p>2.Click on  Diabetes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<text:s/>Diabetes at the home page of Pharm Easy</text:p>
          </table:table-cell>
          <table:table-cell table:style-name="ce3" office:value-type="date" office:date-value="2023-03-05" calcext:value-type="date">
            <text:p>03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3-05" calcext:value-type="date">
            <text:p>03/05/23</text:p>
          </table:table-cell>
          <table:table-cell table:number-columns-repeated="1011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Pharm Easy application</text:p>
          </table:table-cell>
          <table:table-cell office:value-type="string" calcext:value-type="string">
            <text:p>Pharm Easy Homepage </text:p>
          </table:table-cell>
          <table:table-cell office:value-type="string" calcext:value-type="string">
            <text:p>Pharm Lab Tests By Health Concern</text:p>
          </table:table-cell>
          <table:table-cell office:value-type="string" calcext:value-type="string">
            <text:p>To verify the functionality of <text:s/>Thyroid <text:s/>at the <text:s/>block of Lab Tests By health concern at the home page of <text:s/>Pharm Easy</text:p>
          </table:table-cell>
          <table:table-cell table:style-name="ce2"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Search for Lab Test By Health Concern part.</text:p>
            <text:p>2.Click on  Thyroid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<text:s/>Thyroid at the home page of Pharm Easy</text:p>
          </table:table-cell>
          <table:table-cell table:style-name="ce3" office:value-type="date" office:date-value="2023-03-05" calcext:value-type="date">
            <text:p>03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3-05" calcext:value-type="date">
            <text:p>03/05/23</text:p>
          </table:table-cell>
          <table:table-cell table:number-columns-repeated="1011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Pharm Easy application</text:p>
          </table:table-cell>
          <table:table-cell office:value-type="string" calcext:value-type="string">
            <text:p>Pharm Easy Homepage </text:p>
          </table:table-cell>
          <table:table-cell office:value-type="string" calcext:value-type="string">
            <text:p>Pharm Lab Tests By Health Concern</text:p>
          </table:table-cell>
          <table:table-cell office:value-type="string" calcext:value-type="string">
            <text:p>To verify the functionality of <text:s/>Women care at the <text:s/>block of Lab Tests By health concern at the home page of <text:s/>Pharm Easy</text:p>
          </table:table-cell>
          <table:table-cell table:style-name="ce2"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Search for Lab Test By Health Concern part.</text:p>
            <text:p>2.Click on  Women car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<text:s/>Women care at the home page of Pharm Easy</text:p>
          </table:table-cell>
          <table:table-cell table:style-name="ce3" office:value-type="date" office:date-value="2023-03-05" calcext:value-type="date">
            <text:p>03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3-05" calcext:value-type="date">
            <text:p>03/05/23</text:p>
          </table:table-cell>
          <table:table-cell table:number-columns-repeated="1011"/>
        </table:table-row>
        <table:table-row table:style-name="ro24">
          <table:table-cell office:value-type="float" office:value="29" calcext:value-type="float">
            <text:p>29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Pharm Easy application</text:p>
          </table:table-cell>
          <table:table-cell office:value-type="string" calcext:value-type="string">
            <text:p>Pharm Easy Homepage </text:p>
          </table:table-cell>
          <table:table-cell office:value-type="string" calcext:value-type="string">
            <text:p>Pharm Lab Tests By Health Concern</text:p>
          </table:table-cell>
          <table:table-cell office:value-type="string" calcext:value-type="string">
            <text:p>To verify the functionality of <text:s/>Covid care at the <text:s/>block of Lab Tests By health concern at the home page of <text:s/>Pharm Easy</text:p>
          </table:table-cell>
          <table:table-cell table:style-name="ce2"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Search for Lab Test By Health Concern part.</text:p>
            <text:p>2.Click on  COVID car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<text:s/>Covid care at the home page of Pharm Easy</text:p>
          </table:table-cell>
          <table:table-cell table:style-name="ce3" office:value-type="date" office:date-value="2023-03-05" calcext:value-type="date">
            <text:p>03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3-05" calcext:value-type="date">
            <text:p>03/05/23</text:p>
          </table:table-cell>
          <table:table-cell table:number-columns-repeated="1011"/>
        </table:table-row>
        <table:table-row table:style-name="ro25">
          <table:table-cell office:value-type="float" office:value="30" calcext:value-type="float">
            <text:p>30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Pharm Easy application</text:p>
          </table:table-cell>
          <table:table-cell office:value-type="string" calcext:value-type="string">
            <text:p>Pharm Easy Homepage </text:p>
          </table:table-cell>
          <table:table-cell office:value-type="string" calcext:value-type="string">
            <text:p>Pharm Lab Tests By Health Concern</text:p>
          </table:table-cell>
          <table:table-cell office:value-type="string" calcext:value-type="string">
            <text:p>To verify the functionality of <text:s/>Fever and infections <text:s/>at the <text:s/>block of Lab Tests By health concern at the home page of <text:s/>Pharm Easy</text:p>
          </table:table-cell>
          <table:table-cell table:style-name="ce2"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Search for Lab Test By Health Concern part.</text:p>
            <text:p>2.Click on  Fever and Infections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<text:s text:c="2"/>Fever and infections at the home page of Pharm Easy</text:p>
          </table:table-cell>
          <table:table-cell table:style-name="ce3" office:value-type="date" office:date-value="2023-03-05" calcext:value-type="date">
            <text:p>03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3-05" calcext:value-type="date">
            <text:p>03/05/23</text:p>
          </table:table-cell>
          <table:table-cell table:number-columns-repeated="1011"/>
        </table:table-row>
        <table:table-row table:style-name="ro26">
          <table:table-cell office:value-type="float" office:value="31" calcext:value-type="float">
            <text:p>31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Pharm Easy application</text:p>
          </table:table-cell>
          <table:table-cell office:value-type="string" calcext:value-type="string">
            <text:p>Pharm Easy Homepage </text:p>
          </table:table-cell>
          <table:table-cell office:value-type="string" calcext:value-type="string">
            <text:p>Pharm Lab Tests By Health Concern</text:p>
          </table:table-cell>
          <table:table-cell office:value-type="string" calcext:value-type="string">
            <text:p>To verify the functionality of “&gt;” button at the block of Lab Tests by health concern at the home page of Pharm Easy</text:p>
          </table:table-cell>
          <table:table-cell table:style-name="ce2"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Search for Lab Test By Health Concern part.</text:p>
            <text:p>2.Click on  “&gt;” Button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<text:s/>“&gt;” button at the home page of Pharm Easy</text:p>
          </table:table-cell>
          <table:table-cell table:style-name="ce3" office:value-type="date" office:date-value="2023-03-05" calcext:value-type="date">
            <text:p>03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3-05" calcext:value-type="date">
            <text:p>03/05/23</text:p>
          </table:table-cell>
          <table:table-cell table:number-columns-repeated="1011"/>
        </table:table-row>
        <table:table-row table:style-name="ro27" table:number-rows-repeated="256">
          <table:table-cell table:number-columns-repeated="6"/>
          <table:table-cell table:style-name="ce2"/>
          <table:table-cell table:number-columns-repeated="1017"/>
        </table:table-row>
        <table:table-row table:style-name="ro27" table:number-rows-repeated="1048286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Cart page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2"/>
        <table:table-column table:style-name="co21" table:default-cell-style-name="ce2"/>
        <table:table-column table:style-name="co22" table:default-cell-style-name="ce1"/>
        <table:table-column table:style-name="co20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" table:number-columns-repeated="1011" table:default-cell-style-name="ce1"/>
        <table:table-row table:style-name="ro28">
          <table:table-cell/>
          <table:table-cell table:style-name="ce15"/>
          <table:table-cell table:style-name="ce16" office:value-type="string" calcext:value-type="string">
            <text:p>CART PAGE TEST CASES</text:p>
          </table:table-cell>
          <table:table-cell table:style-name="ce17"/>
          <table:table-cell table:number-columns-repeated="1020"/>
        </table:table-row>
        <table:table-row table:style-name="ro27">
          <table:table-cell table:style-name="ce9" office:value-type="string" calcext:value-type="string">
            <text:p>Sno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Application</text:p>
          </table:table-cell>
          <table:table-cell table:style-name="ce9" office:value-type="string" calcext:value-type="string">
            <text:p>Parent Module</text:p>
          </table:table-cell>
          <table:table-cell table:style-name="ce9" office:value-type="string" calcext:value-type="string">
            <text:p>Sub Module</text:p>
          </table:table-cell>
          <table:table-cell table:style-name="ce9" office:value-type="string" calcext:value-type="string">
            <text:p>Summary</text:p>
          </table:table-cell>
          <table:table-cell table:style-name="ce10" office:value-type="string" calcext:value-type="string">
            <text:p>Pre- Requisite</text:p>
          </table:table-cell>
          <table:table-cell table:style-name="ce10" office:value-type="string" calcext:value-type="string">
            <text:p>Test Steps</text:p>
          </table:table-cell>
          <table:table-cell table:style-name="ce9" office:value-type="string" calcext:value-type="string">
            <text:p>Test Data</text:p>
          </table:table-cell>
          <table:table-cell table:style-name="ce9" office:value-type="string" calcext:value-type="string">
            <text:p>Expected Result</text:p>
          </table:table-cell>
          <table:table-cell table:style-name="ce9" office:value-type="string" calcext:value-type="string">
            <text:p>Test Creation</text:p>
          </table:table-cell>
          <table:table-cell table:style-name="ce9" office:value-type="string" calcext:value-type="string">
            <text:p>Automation Status</text:p>
          </table:table-cell>
          <table:table-cell table:style-name="ce9" office:value-type="string" calcext:value-type="string">
            <text:p>Script Creation</text:p>
          </table:table-cell>
          <table:table-cell table:style-name="ce9" table:number-columns-repeated="12"/>
          <table:table-cell table:number-columns-repeated="999"/>
        </table:table-row>
        <table:table-row table:style-name="ro27">
          <table:table-cell table:number-columns-repeated="1024"/>
        </table:table-row>
        <table:table-row table:style-name="ro29">
          <table:table-cell office:value-type="float" office:value="1" calcext:value-type="float">
            <text:p>1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easy Search box</text:p>
          </table:table-cell>
          <table:table-cell office:value-type="string" calcext:value-type="string">
            <text:p>To verify the functionality of search box by searching desired elements </text:p>
          </table:table-cell>
          <table:table-cell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Click on Search Box.</text:p>
            <text:p>2.Search Crocin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Search Box and searched the desired item</text:p>
          </table:table-cell>
          <table:table-cell table:style-name="ce3" office:value-type="date" office:date-value="2023-04-05" calcext:value-type="date">
            <text:p>04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4-05" calcext:value-type="date">
            <text:p>04/05/23</text:p>
          </table:table-cell>
          <table:table-cell table:number-columns-repeated="1011"/>
        </table:table-row>
        <table:table-row table:style-name="ro17">
          <table:table-cell office:value-type="float" office:value="2" calcext:value-type="float">
            <text:p>2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easy Search button</text:p>
          </table:table-cell>
          <table:table-cell office:value-type="string" calcext:value-type="string">
            <text:p>To verify the functionality of search button by <text:s/>clicking on it </text:p>
          </table:table-cell>
          <table:table-cell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Click on Search Box.</text:p>
            <text:p>2.Search Crocine</text:p>
            <text:p>3.Click on Search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<text:s/>click on Search button</text:p>
          </table:table-cell>
          <table:table-cell table:style-name="ce3" office:value-type="date" office:date-value="2023-04-05" calcext:value-type="date">
            <text:p>04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4-05" calcext:value-type="date">
            <text:p>04/05/23</text:p>
          </table:table-cell>
          <table:table-cell table:number-columns-repeated="1011"/>
        </table:table-row>
        <table:table-row table:style-name="ro30">
          <table:table-cell office:value-type="float" office:value="3" calcext:value-type="float">
            <text:p>3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Element Searched</text:p>
          </table:table-cell>
          <table:table-cell office:value-type="string" calcext:value-type="string">
            <text:p>To verify that the element searched is as per the requirement of the user</text:p>
          </table:table-cell>
          <table:table-cell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Click on Search Box.</text:p>
            <text:p>2.Search Crocine</text:p>
            <text:p>3.Verify the result show is related  to the item searched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d able to find the similar match as per searched</text:p>
          </table:table-cell>
          <table:table-cell table:style-name="ce3" office:value-type="date" office:date-value="2023-04-05" calcext:value-type="date">
            <text:p>04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4-05" calcext:value-type="date">
            <text:p>04/05/23</text:p>
          </table:table-cell>
          <table:table-cell table:number-columns-repeated="1011"/>
        </table:table-row>
        <table:table-row table:style-name="ro31">
          <table:table-cell office:value-type="float" office:value="4" calcext:value-type="float">
            <text:p>4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Element Searched</text:p>
          </table:table-cell>
          <table:table-cell office:value-type="string" calcext:value-type="string">
            <text:p>To verify that the user is able to chose the desired item as per their choice</text:p>
          </table:table-cell>
          <table:table-cell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Click on Search Box.</text:p>
            <text:p>2.Search Crocine</text:p>
            <text:p>3.Verify that the item is selected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hoose the desired item as per their choice</text:p>
          </table:table-cell>
          <table:table-cell table:style-name="ce3" office:value-type="date" office:date-value="2023-04-05" calcext:value-type="date">
            <text:p>04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4-05" calcext:value-type="date">
            <text:p>04/05/23</text:p>
          </table:table-cell>
          <table:table-cell table:number-columns-repeated="1011"/>
        </table:table-row>
        <table:table-row table:style-name="ro32">
          <table:table-cell office:value-type="float" office:value="5" calcext:value-type="float">
            <text:p>5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Element Searched</text:p>
          </table:table-cell>
          <table:table-cell office:value-type="string" calcext:value-type="string">
            <text:p>To verify that the item is added to the cart at the product page</text:p>
          </table:table-cell>
          <table:table-cell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Choose the item.</text:p>
            <text:p>2.Click on Add To Cart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add the <text:s/>product to the cart</text:p>
          </table:table-cell>
          <table:table-cell table:style-name="ce3" office:value-type="date" office:date-value="2023-04-05" calcext:value-type="date">
            <text:p>04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4-05" calcext:value-type="date">
            <text:p>04/05/23</text:p>
          </table:table-cell>
          <table:table-cell table:number-columns-repeated="1011"/>
        </table:table-row>
        <table:table-row table:style-name="ro33">
          <table:table-cell office:value-type="float" office:value="6" calcext:value-type="float">
            <text:p>6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Product Page</text:p>
          </table:table-cell>
          <table:table-cell office:value-type="string" calcext:value-type="string">
            <text:p>To verify that the item <text:s/>quantity is selected at the product page</text:p>
          </table:table-cell>
          <table:table-cell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Choose the item.</text:p>
            <text:p>2.Click on  Quantity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hose the quantity of the item as per their choices.</text:p>
          </table:table-cell>
          <table:table-cell table:style-name="ce3" office:value-type="date" office:date-value="2023-04-05" calcext:value-type="date">
            <text:p>04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4-05" calcext:value-type="date">
            <text:p>04/05/23</text:p>
          </table:table-cell>
          <table:table-cell table:number-columns-repeated="1011"/>
        </table:table-row>
        <table:table-row table:style-name="ro19">
          <table:table-cell office:value-type="float" office:value="7" calcext:value-type="float">
            <text:p>7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Product Page</text:p>
          </table:table-cell>
          <table:table-cell office:value-type="string" calcext:value-type="string">
            <text:p>To verify that the description of the product is available on the product page</text:p>
          </table:table-cell>
          <table:table-cell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Choose the item.</text:p>
            <text:p>2.Verify that the description is visible at the product pag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view the product descriptions at the product page</text:p>
          </table:table-cell>
          <table:table-cell table:style-name="ce3" office:value-type="date" office:date-value="2023-04-05" calcext:value-type="date">
            <text:p>04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4-05" calcext:value-type="date">
            <text:p>04/05/23</text:p>
          </table:table-cell>
          <table:table-cell table:number-columns-repeated="1011"/>
        </table:table-row>
        <table:table-row table:style-name="ro34">
          <table:table-cell office:value-type="float" office:value="8" calcext:value-type="float">
            <text:p>8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Product Page</text:p>
          </table:table-cell>
          <table:table-cell office:value-type="string" calcext:value-type="string">
            <text:p>To verify that the product summary is available on the product page</text:p>
          </table:table-cell>
          <table:table-cell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Choose the item.</text:p>
            <text:p>2.Verify that the  Product Summary  is visible at the product pag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view the Product summary at the product page</text:p>
          </table:table-cell>
          <table:table-cell table:style-name="ce3" office:value-type="date" office:date-value="2023-04-05" calcext:value-type="date">
            <text:p>04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4-05" calcext:value-type="date">
            <text:p>04/05/23</text:p>
          </table:table-cell>
          <table:table-cell table:number-columns-repeated="1011"/>
        </table:table-row>
        <table:table-row table:style-name="ro35">
          <table:table-cell office:value-type="float" office:value="9" calcext:value-type="float">
            <text:p>9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Product Page</text:p>
          </table:table-cell>
          <table:table-cell office:value-type="string" calcext:value-type="string">
            <text:p>To verify that more than one product can be added to the cart.</text:p>
          </table:table-cell>
          <table:table-cell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Select another product .</text:p>
            <text:p>2.Click on Add to cart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add the another product to the cart</text:p>
          </table:table-cell>
          <table:table-cell table:style-name="ce3" office:value-type="date" office:date-value="2023-04-05" calcext:value-type="date">
            <text:p>04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4-05" calcext:value-type="date">
            <text:p>04/05/23</text:p>
          </table:table-cell>
          <table:table-cell table:number-columns-repeated="1011"/>
        </table:table-row>
        <table:table-row table:style-name="ro23">
          <table:table-cell office:value-type="float" office:value="10" calcext:value-type="float">
            <text:p>10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Product Page</text:p>
          </table:table-cell>
          <table:table-cell office:value-type="string" calcext:value-type="string">
            <text:p>To verify that the quantity of more than one <text:s/>is added to the cart.</text:p>
          </table:table-cell>
          <table:table-cell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Select another product .</text:p>
            <text:p>2.Click on Add to cart</text:p>
            <text:p>3.Select quantity=3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add more the one quantity to the cart</text:p>
          </table:table-cell>
          <table:table-cell table:style-name="ce3" office:value-type="date" office:date-value="2023-04-05" calcext:value-type="date">
            <text:p>04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4-05" calcext:value-type="date">
            <text:p>04/05/23</text:p>
          </table:table-cell>
          <table:table-cell table:number-columns-repeated="1011"/>
        </table:table-row>
        <table:table-row table:style-name="ro36">
          <table:table-cell office:value-type="float" office:value="11" calcext:value-type="float">
            <text:p>11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View Cart</text:p>
          </table:table-cell>
          <table:table-cell office:value-type="string" calcext:value-type="string">
            <text:p>To verify the functionality of view cart after adding product to the cart.</text:p>
          </table:table-cell>
          <table:table-cell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Click on View Cart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View cart after adding the product to the cart</text:p>
          </table:table-cell>
          <table:table-cell table:style-name="ce3" office:value-type="date" office:date-value="2023-04-05" calcext:value-type="date">
            <text:p>04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4-05" calcext:value-type="date">
            <text:p>04/05/23</text:p>
          </table:table-cell>
          <table:table-cell table:number-columns-repeated="1011"/>
        </table:table-row>
        <table:table-row table:style-name="ro21">
          <table:table-cell office:value-type="float" office:value="12" calcext:value-type="float">
            <text:p>12</text:p>
          </table:table-cell>
          <table:table-cell office:value-type="string" calcext:value-type="string">
            <text:p>Sanity(Visibility)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View Cart</text:p>
          </table:table-cell>
          <table:table-cell office:value-type="string" calcext:value-type="string">
            <text:p>To verify the item is added to the cart is correct as per the users choice.</text:p>
          </table:table-cell>
          <table:table-cell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Click on View Cart</text:p>
            <text:p>2.Verify the product present  in cart is as per choice of user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product added to the cart is correct as per the users choice.</text:p>
          </table:table-cell>
          <table:table-cell table:style-name="ce3" office:value-type="date" office:date-value="2023-04-05" calcext:value-type="date">
            <text:p>04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4-05" calcext:value-type="date">
            <text:p>04/05/23</text:p>
          </table:table-cell>
          <table:table-cell table:number-columns-repeated="1011"/>
        </table:table-row>
        <table:table-row table:style-name="ro20">
          <table:table-cell office:value-type="float" office:value="13" calcext:value-type="float">
            <text:p>13</text:p>
          </table:table-cell>
          <table:table-cell office:value-type="string" calcext:value-type="string">
            <text:p>Sanity(Visibility)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View Cart</text:p>
          </table:table-cell>
          <table:table-cell office:value-type="string" calcext:value-type="string">
            <text:p>To verify that the amount of item is visible at the view cart page</text:p>
          </table:table-cell>
          <table:table-cell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Click on View Cart</text:p>
            <text:p>2.Verify the  amount of item is visible at the cart pag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view the amount of <text:s/>item at view cart page</text:p>
          </table:table-cell>
          <table:table-cell table:style-name="ce3" office:value-type="date" office:date-value="2023-04-05" calcext:value-type="date">
            <text:p>04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4-05" calcext:value-type="date">
            <text:p>04/05/23</text:p>
          </table:table-cell>
          <table:table-cell table:number-columns-repeated="1011"/>
        </table:table-row>
        <table:table-row table:style-name="ro24">
          <table:table-cell office:value-type="float" office:value="14" calcext:value-type="float">
            <text:p>14</text:p>
          </table:table-cell>
          <table:table-cell office:value-type="string" calcext:value-type="string">
            <text:p>Sanity(Visibility)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View Cart</text:p>
          </table:table-cell>
          <table:table-cell office:value-type="string" calcext:value-type="string">
            <text:p>To verify that the date of delivery is visible <text:s/>at the view cart page</text:p>
          </table:table-cell>
          <table:table-cell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Click on View Cart</text:p>
            <text:p>2.Verify the  date of delivery  is visible at the cart pag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s able to view the date of delivery at the view cart page</text:p>
          </table:table-cell>
          <table:table-cell table:style-name="ce3" office:value-type="date" office:date-value="2023-04-05" calcext:value-type="date">
            <text:p>04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4-05" calcext:value-type="date">
            <text:p>04/05/23</text:p>
          </table:table-cell>
          <table:table-cell table:number-columns-repeated="1011"/>
        </table:table-row>
        <table:table-row table:style-name="ro17">
          <table:table-cell office:value-type="float" office:value="15" calcext:value-type="float">
            <text:p>15</text:p>
          </table:table-cell>
          <table:table-cell office:value-type="string" calcext:value-type="string">
            <text:p>Sanity(Visibility)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View Cart</text:p>
          </table:table-cell>
          <table:table-cell office:value-type="string" calcext:value-type="string">
            <text:p>To verify that the Cart total is visible at the view cart page </text:p>
          </table:table-cell>
          <table:table-cell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Click on View Cart</text:p>
            <text:p>2.Verify the  Cart total   is visible at the cart pag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view the Cart total at the view cart page of Pharm Easy</text:p>
          </table:table-cell>
          <table:table-cell table:style-name="ce3" office:value-type="date" office:date-value="2023-04-05" calcext:value-type="date">
            <text:p>04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4-05" calcext:value-type="date">
            <text:p>04/05/23</text:p>
          </table:table-cell>
          <table:table-cell table:number-columns-repeated="1011"/>
        </table:table-row>
        <table:table-row table:style-name="ro37">
          <table:table-cell office:value-type="float" office:value="16" calcext:value-type="float">
            <text:p>16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View Cart</text:p>
          </table:table-cell>
          <table:table-cell office:value-type="string" calcext:value-type="string">
            <text:p>To verify the functionality of <text:s/>Apply Coupons <text:s/>at the view cart page.</text:p>
          </table:table-cell>
          <table:table-cell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Click on View Cart</text:p>
            <text:p>2.Verify the  Apply Coupons is visible at the cart pag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Apply Coupon at the view cart</text:p>
          </table:table-cell>
          <table:table-cell table:style-name="ce3" office:value-type="date" office:date-value="2023-04-05" calcext:value-type="date">
            <text:p>04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4-05" calcext:value-type="date">
            <text:p>04/05/23</text:p>
          </table:table-cell>
          <table:table-cell table:number-columns-repeated="1011"/>
        </table:table-row>
        <table:table-row table:style-name="ro38">
          <table:table-cell office:value-type="float" office:value="17" calcext:value-type="float">
            <text:p>17</text:p>
          </table:table-cell>
          <table:table-cell office:value-type="string" calcext:value-type="string">
            <text:p>Sanity(Visibility)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View Cart</text:p>
          </table:table-cell>
          <table:table-cell office:value-type="string" calcext:value-type="string">
            <text:p>To verify that the Bill Summary <text:s/>is visible at the view cart page</text:p>
          </table:table-cell>
          <table:table-cell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Click on View Cart</text:p>
            <text:p>2.Verify the  Bill Summary is visible at the cart pag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view Bill Summary <text:s/>at the view cart</text:p>
          </table:table-cell>
          <table:table-cell table:style-name="ce3" office:value-type="date" office:date-value="2023-04-05" calcext:value-type="date">
            <text:p>04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4-05" calcext:value-type="date">
            <text:p>04/05/23</text:p>
          </table:table-cell>
          <table:table-cell table:number-columns-repeated="1011"/>
        </table:table-row>
        <table:table-row table:style-name="ro36">
          <table:table-cell office:value-type="float" office:value="18" calcext:value-type="float">
            <text:p>18</text:p>
          </table:table-cell>
          <table:table-cell office:value-type="string" calcext:value-type="string">
            <text:p>Sanity(Visibility)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View Cart</text:p>
          </table:table-cell>
          <table:table-cell office:value-type="string" calcext:value-type="string">
            <text:p>To verify that the amount to be paid is visible at the view cart page</text:p>
          </table:table-cell>
          <table:table-cell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Click on View Cart</text:p>
            <text:p>2.Verify the  Amount to be paid is visible at the cart pag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view the total amount to be paid at the view cart page</text:p>
          </table:table-cell>
          <table:table-cell table:style-name="ce3" office:value-type="date" office:date-value="2023-04-05" calcext:value-type="date">
            <text:p>04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4-05" calcext:value-type="date">
            <text:p>04/05/23</text:p>
          </table:table-cell>
          <table:table-cell table:number-columns-repeated="1011"/>
        </table:table-row>
        <table:table-row table:style-name="ro27" table:number-rows-repeated="1048554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Medicine and lab tests" table:style-name="ta1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5" table:default-cell-style-name="ce1"/>
        <table:table-column table:style-name="co30" table:default-cell-style-name="ce1"/>
        <table:table-column table:style-name="co31" table:default-cell-style-name="ce2"/>
        <table:table-column table:style-name="co32" table:default-cell-style-name="ce2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5" table:default-cell-style-name="ce1"/>
        <table:table-column table:style-name="co36" table:default-cell-style-name="ce1"/>
        <table:table-column table:style-name="co1" table:number-columns-repeated="1011" table:default-cell-style-name="ce1"/>
        <table:table-row table:style-name="ro1">
          <table:table-cell table:style-name="ce17" table:number-columns-repeated="2"/>
          <table:table-cell table:style-name="ce20" office:value-type="string" calcext:value-type="string">
            <text:p>MEDICINE AND LAB TESTS <text:s text:c="2"/>MODULE TEST CASES</text:p>
          </table:table-cell>
          <table:table-cell table:style-name="ce17" table:number-columns-repeated="1021"/>
        </table:table-row>
        <table:table-row table:style-name="ro27">
          <table:table-cell table:style-name="ce5" office:value-type="string" calcext:value-type="string">
            <text:p>Sno</text:p>
          </table:table-cell>
          <table:table-cell table:style-name="ce5" office:value-type="string" calcext:value-type="string">
            <text:p>Label</text:p>
          </table:table-cell>
          <table:table-cell table:style-name="ce5" office:value-type="string" calcext:value-type="string">
            <text:p>Application</text:p>
          </table:table-cell>
          <table:table-cell table:style-name="ce5" office:value-type="string" calcext:value-type="string">
            <text:p>Parent Module</text:p>
          </table:table-cell>
          <table:table-cell table:style-name="ce5" office:value-type="string" calcext:value-type="string">
            <text:p>Sub Module</text:p>
          </table:table-cell>
          <table:table-cell table:style-name="ce5" office:value-type="string" calcext:value-type="string">
            <text:p>Summary</text:p>
          </table:table-cell>
          <table:table-cell table:style-name="ce6" office:value-type="string" calcext:value-type="string">
            <text:p>Pre- Requisite</text:p>
          </table:table-cell>
          <table:table-cell table:style-name="ce6" office:value-type="string" calcext:value-type="string">
            <text:p>Test Steps</text:p>
          </table:table-cell>
          <table:table-cell table:style-name="ce5" office:value-type="string" calcext:value-type="string">
            <text:p>Test Data</text:p>
          </table:table-cell>
          <table:table-cell table:style-name="ce5" office:value-type="string" calcext:value-type="string">
            <text:p>Expected Result</text:p>
          </table:table-cell>
          <table:table-cell table:style-name="ce5" office:value-type="string" calcext:value-type="string">
            <text:p>Test Creation</text:p>
          </table:table-cell>
          <table:table-cell table:style-name="ce5" office:value-type="string" calcext:value-type="string">
            <text:p>Automation Status</text:p>
          </table:table-cell>
          <table:table-cell table:style-name="ce5" office:value-type="string" calcext:value-type="string">
            <text:p>Script Creation</text:p>
          </table:table-cell>
          <table:table-cell table:style-name="ce5" table:number-columns-repeated="9"/>
          <table:table-cell table:number-columns-repeated="1002"/>
        </table:table-row>
        <table:table-row table:style-name="ro27">
          <table:table-cell table:number-columns-repeated="1024"/>
        </table:table-row>
        <table:table-row table:style-name="ro39">
          <table:table-cell office:value-type="float" office:value="1" calcext:value-type="float">
            <text:p>1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page</text:p>
          </table:table-cell>
          <table:table-cell office:value-type="string" calcext:value-type="string">
            <text:p>Pharm Easy Medicine</text:p>
          </table:table-cell>
          <table:table-cell office:value-type="string" calcext:value-type="string">
            <text:p>To verify the functionality of Medicine at the home page of Pharm Easy</text:p>
          </table:table-cell>
          <table:table-cell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Click on Medicin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Medicine at the home page</text:p>
          </table:table-cell>
          <table:table-cell table:style-name="ce3" office:value-type="date" office:date-value="2023-05-05" calcext:value-type="date">
            <text:p>05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5-05" calcext:value-type="date">
            <text:p>05/05/23</text:p>
          </table:table-cell>
          <table:table-cell table:number-columns-repeated="1011"/>
        </table:table-row>
        <table:table-row table:style-name="ro40">
          <table:table-cell office:value-type="float" office:value="2" calcext:value-type="float">
            <text:p>2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page</text:p>
          </table:table-cell>
          <table:table-cell office:value-type="string" calcext:value-type="string">
            <text:p>Pharm Easy Medicine</text:p>
          </table:table-cell>
          <table:table-cell office:value-type="string" calcext:value-type="string">
            <text:p>To verify the functionality of Search medicine at the Medicine page</text:p>
          </table:table-cell>
          <table:table-cell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Click on Medicine</text:p>
            <text:p>2.Click on Search Medicines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<text:s/>able to click on the Search Medicine</text:p>
          </table:table-cell>
          <table:table-cell table:style-name="ce3" office:value-type="date" office:date-value="2023-05-05" calcext:value-type="date">
            <text:p>05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5-05" calcext:value-type="date">
            <text:p>05/05/23</text:p>
          </table:table-cell>
          <table:table-cell table:number-columns-repeated="1011"/>
        </table:table-row>
        <table:table-row table:style-name="ro15">
          <table:table-cell office:value-type="float" office:value="3" calcext:value-type="float">
            <text:p>3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page</text:p>
          </table:table-cell>
          <table:table-cell office:value-type="string" calcext:value-type="string">
            <text:p>Pharm Easy Medicine</text:p>
          </table:table-cell>
          <table:table-cell office:value-type="string" calcext:value-type="string">
            <text:p>To verify the functionality of Order via Prescription at the Medicine page</text:p>
          </table:table-cell>
          <table:table-cell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Click on Medicine</text:p>
            <text:p>2.Click on Order via Prescription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Order via Prescription on the Medicine page</text:p>
          </table:table-cell>
          <table:table-cell table:style-name="ce3" office:value-type="date" office:date-value="2023-05-05" calcext:value-type="date">
            <text:p>05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5-05" calcext:value-type="date">
            <text:p>05/05/23</text:p>
          </table:table-cell>
          <table:table-cell table:number-columns-repeated="1011"/>
        </table:table-row>
        <table:table-row table:style-name="ro41">
          <table:table-cell office:value-type="float" office:value="4" calcext:value-type="float">
            <text:p>4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Medicine page</text:p>
          </table:table-cell>
          <table:table-cell office:value-type="string" calcext:value-type="string">
            <text:p>Pharm Easy Order via Prescription</text:p>
          </table:table-cell>
          <table:table-cell office:value-type="string" calcext:value-type="string">
            <text:p>To verify the functionality of Upload Prescription at the Order via Prescription page</text:p>
          </table:table-cell>
          <table:table-cell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Click on Order via Prescription</text:p>
            <text:p>2.Upload Prescription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upload the prescription at the Order via prescription page</text:p>
          </table:table-cell>
          <table:table-cell table:style-name="ce3" office:value-type="date" office:date-value="2023-05-05" calcext:value-type="date">
            <text:p>05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5-05" calcext:value-type="date">
            <text:p>05/05/23</text:p>
          </table:table-cell>
          <table:table-cell table:number-columns-repeated="1011"/>
        </table:table-row>
        <table:table-row table:style-name="ro42">
          <table:table-cell office:value-type="float" office:value="5" calcext:value-type="float">
            <text:p>5</text:p>
          </table:table-cell>
          <table:table-cell office:value-type="string" calcext:value-type="string">
            <text:p>Sanity(Visibility)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Medicine page</text:p>
          </table:table-cell>
          <table:table-cell office:value-type="string" calcext:value-type="string">
            <text:p>Pharm Easy Order via Prescription</text:p>
          </table:table-cell>
          <table:table-cell office:value-type="string" calcext:value-type="string">
            <text:p>To verify that the text of the First Box “Please upload <text:s/>images of your prescription” at the Order via prescription page is visible.</text:p>
          </table:table-cell>
          <table:table-cell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Click on Order via Prescription</text:p>
            <text:p>2.Verify that the first box text is visibl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view the first text box at the top of Order via Prescription</text:p>
          </table:table-cell>
          <table:table-cell table:style-name="ce3" office:value-type="date" office:date-value="2023-05-05" calcext:value-type="date">
            <text:p>05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5-05" calcext:value-type="date">
            <text:p>05/05/23</text:p>
          </table:table-cell>
          <table:table-cell table:number-columns-repeated="1011"/>
        </table:table-row>
        <table:table-row table:style-name="ro42">
          <table:table-cell office:value-type="float" office:value="6" calcext:value-type="float">
            <text:p>6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Medicine page</text:p>
          </table:table-cell>
          <table:table-cell office:value-type="string" calcext:value-type="string">
            <text:p>Pharm Easy Order via Prescription</text:p>
          </table:table-cell>
          <table:table-cell office:value-type="string" calcext:value-type="string">
            <text:p>To verify the functionality of Prescription from Pharm Easy at the Order via Prescription page</text:p>
          </table:table-cell>
          <table:table-cell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Click on Order via Prescription</text:p>
            <text:p>2.Click on Prescriptions from Pharm Easy 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Prescription from Pharm Easy at the Order via Prescription page</text:p>
          </table:table-cell>
          <table:table-cell table:style-name="ce3" office:value-type="date" office:date-value="2023-05-05" calcext:value-type="date">
            <text:p>05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5-05" calcext:value-type="date">
            <text:p>05/05/23</text:p>
          </table:table-cell>
          <table:table-cell table:number-columns-repeated="1011"/>
        </table:table-row>
        <table:table-row table:style-name="ro43">
          <table:table-cell office:value-type="float" office:value="7" calcext:value-type="float">
            <text:p>7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Medicine page</text:p>
          </table:table-cell>
          <table:table-cell office:value-type="string" calcext:value-type="string">
            <text:p>Pharm Easy Order via Prescription</text:p>
          </table:table-cell>
          <table:table-cell office:value-type="string" calcext:value-type="string">
            <text:p>To verify the functionality of Upload image at the Prescription From Pharm Easy</text:p>
          </table:table-cell>
          <table:table-cell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Click on Order via Prescription</text:p>
            <text:p>2.Click on Prescriptions from Pharm Easy </text:p>
            <text:p>3.Click on Upload imag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upload image at the Prescriptions from Pharm Easy</text:p>
          </table:table-cell>
          <table:table-cell table:style-name="ce3" office:value-type="date" office:date-value="2023-05-05" calcext:value-type="date">
            <text:p>05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5-05" calcext:value-type="date">
            <text:p>05/05/23</text:p>
          </table:table-cell>
          <table:table-cell table:number-columns-repeated="1011"/>
        </table:table-row>
        <table:table-row table:style-name="ro37">
          <table:table-cell office:value-type="float" office:value="8" calcext:value-type="float">
            <text:p>8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Medicine page</text:p>
          </table:table-cell>
          <table:table-cell office:value-type="string" calcext:value-type="string">
            <text:p>Pharm Easy Order via Prescription</text:p>
          </table:table-cell>
          <table:table-cell office:value-type="string" calcext:value-type="string">
            <text:p>To verify that the functionality of Uploaded Prescription at <text:s/>the Order via Prescription page</text:p>
          </table:table-cell>
          <table:table-cell office:value-type="string" calcext:value-type="string">
            <text:p>1.Open any browser.</text:p>
            <text:p>2.URL should be known</text:p>
          </table:table-cell>
          <table:table-cell office:value-type="string" calcext:value-type="string">
            <text:p>1.Click on Order via Prescription</text:p>
            <text:p>2.Click on Uploaded Prescription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Uploaded Prescription at the Order via Prescription page</text:p>
          </table:table-cell>
          <table:table-cell table:style-name="ce3" office:value-type="date" office:date-value="2023-05-05" calcext:value-type="date">
            <text:p>05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5-05" calcext:value-type="date">
            <text:p>05/05/23</text:p>
          </table:table-cell>
          <table:table-cell table:number-columns-repeated="1011"/>
        </table:table-row>
        <table:table-row table:style-name="ro39">
          <table:table-cell office:value-type="float" office:value="9" calcext:value-type="float">
            <text:p>9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Medicine page</text:p>
          </table:table-cell>
          <table:table-cell office:value-type="string" calcext:value-type="string">
            <text:p>Pharm Easy Order via Prescription</text:p>
          </table:table-cell>
          <table:table-cell office:value-type="string" calcext:value-type="string">
            <text:p>To verify the functionality of Upload image at the Uploaded Prescription</text:p>
          </table:table-cell>
          <table:table-cell office:value-type="string" calcext:value-type="string">
            <text:p><text:span text:style-name="T1">1.Open any browser.</text:span></text:p>
            <text:p><text:span text:style-name="T1">2.URL should be known</text:span></text:p>
          </table:table-cell>
          <table:table-cell office:value-type="string" calcext:value-type="string">
            <text:p>1.Click on Order via Prescription</text:p>
            <text:p>2.Click on Uploaded Prescription</text:p>
            <text:p>3.Click on Upload imag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upload image at the Uploaded Prescription</text:p>
          </table:table-cell>
          <table:table-cell table:style-name="ce3" office:value-type="date" office:date-value="2023-05-05" calcext:value-type="date">
            <text:p>05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5-05" calcext:value-type="date">
            <text:p>05/05/23</text:p>
          </table:table-cell>
          <table:table-cell table:number-columns-repeated="1011"/>
        </table:table-row>
        <table:table-row table:style-name="ro17">
          <table:table-cell office:value-type="float" office:value="10" calcext:value-type="float">
            <text:p>10</text:p>
          </table:table-cell>
          <table:table-cell office:value-type="string" calcext:value-type="string">
            <text:p>Sanity(Visibility)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Medicine page</text:p>
          </table:table-cell>
          <table:table-cell office:value-type="string" calcext:value-type="string">
            <text:p>Pharm Easy Order via Prescription</text:p>
          </table:table-cell>
          <table:table-cell office:value-type="string" calcext:value-type="string">
            <text:p>To verify that the text of “valid prescription” at the Order via prescription page is visible.</text:p>
          </table:table-cell>
          <table:table-cell office:value-type="string" calcext:value-type="string">
            <text:p><text:span text:style-name="T1">1.Open any browser.</text:span></text:p>
            <text:p><text:span text:style-name="T1">2.URL should be known</text:span></text:p>
          </table:table-cell>
          <table:table-cell office:value-type="string" calcext:value-type="string">
            <text:p>1.Click on Order via Prescription</text:p>
            <text:p>2.Verify that the Second box text  valid Prescription is visibl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view the valid Prescription at the Order via Prescription</text:p>
          </table:table-cell>
          <table:table-cell table:style-name="ce3" office:value-type="date" office:date-value="2023-05-05" calcext:value-type="date">
            <text:p>05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5-05" calcext:value-type="date">
            <text:p>05/05/23</text:p>
          </table:table-cell>
          <table:table-cell table:number-columns-repeated="1011"/>
        </table:table-row>
        <table:table-row table:style-name="ro44">
          <table:table-cell office:value-type="float" office:value="11" calcext:value-type="float">
            <text:p>11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<text:s/>page</text:p>
          </table:table-cell>
          <table:table-cell office:value-type="string" calcext:value-type="string">
            <text:p>Pharm Easy Medicine page</text:p>
          </table:table-cell>
          <table:table-cell office:value-type="string" calcext:value-type="string">
            <text:p>To verify the functionality of” <text:s/>Call on “ button at the medicine page of Pharm Easy</text:p>
          </table:table-cell>
          <table:table-cell office:value-type="string" calcext:value-type="string">
            <text:p><text:span text:style-name="T1">1.Open any browser.</text:span></text:p>
            <text:p><text:span text:style-name="T1">2.URL should be known</text:span></text:p>
          </table:table-cell>
          <table:table-cell office:value-type="string" calcext:value-type="string">
            <text:p>1.Click on Medicine </text:p>
            <text:p>2.Click on Call on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Call On at the Medicine page </text:p>
          </table:table-cell>
          <table:table-cell table:style-name="ce3" office:value-type="date" office:date-value="2023-08-05" calcext:value-type="date">
            <text:p>08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8-05" calcext:value-type="date">
            <text:p>08/05/23</text:p>
          </table:table-cell>
          <table:table-cell table:number-columns-repeated="1011"/>
        </table:table-row>
        <table:table-row table:style-name="ro45">
          <table:table-cell office:value-type="float" office:value="12" calcext:value-type="float">
            <text:p>12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<text:s/>page</text:p>
          </table:table-cell>
          <table:table-cell office:value-type="string" calcext:value-type="string">
            <text:p>Pharm Easy Medicine page</text:p>
          </table:table-cell>
          <table:table-cell office:value-type="string" calcext:value-type="string">
            <text:p>To verify the <text:s/>functionality of “Flat 300% offer “ at the all offer section at the Medicine page of Pharm Easy</text:p>
          </table:table-cell>
          <table:table-cell office:value-type="string" calcext:value-type="string">
            <text:p><text:span text:style-name="T1">1.Open any browser.</text:span></text:p>
            <text:p><text:span text:style-name="T1">2.URL should be known</text:span></text:p>
          </table:table-cell>
          <table:table-cell office:value-type="string" calcext:value-type="string">
            <text:p>1.Click on Medicine </text:p>
            <text:p>2.Click on Flat 15% off first offer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first offer at the <text:s/>medicine page</text:p>
          </table:table-cell>
          <table:table-cell table:style-name="ce3" office:value-type="date" office:date-value="2023-08-05" calcext:value-type="date">
            <text:p>08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8-05" calcext:value-type="date">
            <text:p>08/05/23</text:p>
          </table:table-cell>
          <table:table-cell table:number-columns-repeated="1011"/>
        </table:table-row>
        <table:table-row table:style-name="ro46">
          <table:table-cell office:value-type="float" office:value="13" calcext:value-type="float">
            <text:p>13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<text:s/>page</text:p>
          </table:table-cell>
          <table:table-cell office:value-type="string" calcext:value-type="string">
            <text:p>Pharm Easy Medicine page</text:p>
          </table:table-cell>
          <table:table-cell office:value-type="string" calcext:value-type="string">
            <text:p>To verify the functionality of “←” button at the all offer sections at the medicine page</text:p>
          </table:table-cell>
          <table:table-cell office:value-type="string" calcext:value-type="string">
            <text:p><text:span text:style-name="T1">1.Open any browser.</text:span></text:p>
            <text:p><text:span text:style-name="T1">2.URL should be known</text:span></text:p>
          </table:table-cell>
          <table:table-cell office:value-type="string" calcext:value-type="string">
            <text:p>1.Click on Medicine </text:p>
            <text:p>2.Click on “ ←” button at the all offers section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left button at the medicine page </text:p>
          </table:table-cell>
          <table:table-cell table:style-name="ce3" office:value-type="date" office:date-value="2023-08-05" calcext:value-type="date">
            <text:p>08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8-05" calcext:value-type="date">
            <text:p>08/05/23</text:p>
          </table:table-cell>
          <table:table-cell table:number-columns-repeated="1011"/>
        </table:table-row>
        <table:table-row table:style-name="ro21">
          <table:table-cell office:value-type="float" office:value="14" calcext:value-type="float">
            <text:p>14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<text:s/>page</text:p>
          </table:table-cell>
          <table:table-cell office:value-type="string" calcext:value-type="string">
            <text:p>Pharm Easy Medicine page</text:p>
          </table:table-cell>
          <table:table-cell office:value-type="string" calcext:value-type="string">
            <text:p>To verify the functionality of” →” button at the all offer sections at the medicine page</text:p>
          </table:table-cell>
          <table:table-cell office:value-type="string" calcext:value-type="string">
            <text:p><text:span text:style-name="T1">1.Open any browser.</text:span></text:p>
            <text:p><text:span text:style-name="T1">2.URL should be known</text:span></text:p>
          </table:table-cell>
          <table:table-cell office:value-type="string" calcext:value-type="string">
            <text:p>1.Click on Medicine </text:p>
            <text:p>2.Click on “ →” button at the all offers section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<text:s/>right button at the medicine page </text:p>
          </table:table-cell>
          <table:table-cell table:style-name="ce3" office:value-type="date" office:date-value="2023-08-05" calcext:value-type="date">
            <text:p>08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8-05" calcext:value-type="date">
            <text:p>08/05/23</text:p>
          </table:table-cell>
          <table:table-cell table:number-columns-repeated="1011"/>
        </table:table-row>
        <table:table-row table:style-name="ro32">
          <table:table-cell office:value-type="float" office:value="15" calcext:value-type="float">
            <text:p>15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Medicine page</text:p>
          </table:table-cell>
          <table:table-cell office:value-type="string" calcext:value-type="string">
            <text:p>Pharm Offer page</text:p>
          </table:table-cell>
          <table:table-cell office:value-type="string" calcext:value-type="string">
            <text:p>To verify that the <text:s/>code is copied at the Offer page</text:p>
          </table:table-cell>
          <table:table-cell office:value-type="string" calcext:value-type="string">
            <text:p><text:span text:style-name="T1">1.Open any browser.</text:span></text:p>
            <text:p><text:span text:style-name="T1">2.URL should be known</text:span></text:p>
          </table:table-cell>
          <table:table-cell office:value-type="string" calcext:value-type="string">
            <text:p>1.Click on Medicine </text:p>
            <text:p>2.Click on Flat 15% off first offer</text:p>
            <text:p>3.Click on Copy Cod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opy the code at the offer page</text:p>
          </table:table-cell>
          <table:table-cell table:style-name="ce3" office:value-type="date" office:date-value="2023-08-05" calcext:value-type="date">
            <text:p>08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8-05" calcext:value-type="date">
            <text:p>08/05/23</text:p>
          </table:table-cell>
          <table:table-cell table:number-columns-repeated="1011"/>
        </table:table-row>
        <table:table-row table:style-name="ro47">
          <table:table-cell office:value-type="float" office:value="16" calcext:value-type="float">
            <text:p>16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<text:s/>page</text:p>
          </table:table-cell>
          <table:table-cell office:value-type="string" calcext:value-type="string">
            <text:p>Pharm Easy Medicine page</text:p>
          </table:table-cell>
          <table:table-cell office:value-type="string" calcext:value-type="string">
            <text:p>To verify the functionality of “←” button at the after all offer sections at the medicine page</text:p>
          </table:table-cell>
          <table:table-cell office:value-type="string" calcext:value-type="string">
            <text:p><text:span text:style-name="T1">1.Open any browser.</text:span></text:p>
            <text:p><text:span text:style-name="T1">2.URL should be known</text:span></text:p>
          </table:table-cell>
          <table:table-cell office:value-type="string" calcext:value-type="string">
            <text:p>1.Click on Medicine </text:p>
            <text:p>2.Click on “ ←” button after the all offers section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“←” button after the All offers section</text:p>
          </table:table-cell>
          <table:table-cell table:style-name="ce3" office:value-type="date" office:date-value="2023-08-05" calcext:value-type="date">
            <text:p>08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8-05" calcext:value-type="date">
            <text:p>08/05/23</text:p>
          </table:table-cell>
          <table:table-cell table:number-columns-repeated="1011"/>
        </table:table-row>
        <table:table-row table:style-name="ro48">
          <table:table-cell office:value-type="float" office:value="17" calcext:value-type="float">
            <text:p>17</text:p>
          </table:table-cell>
          <table:table-cell office:value-type="string" calcext:value-type="string">
            <text:p>Sanity(Visibility)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<text:s/>page</text:p>
          </table:table-cell>
          <table:table-cell office:value-type="string" calcext:value-type="string">
            <text:p>Pharm Easy Medicine page</text:p>
          </table:table-cell>
          <table:table-cell office:value-type="string" calcext:value-type="string">
            <text:p>To verify that the <text:s/>text under “What Our customers have to say “ is present at the medicine page of Pharm Easy</text:p>
          </table:table-cell>
          <table:table-cell office:value-type="string" calcext:value-type="string">
            <text:p><text:span text:style-name="T1">1.Open any browser.</text:span></text:p>
            <text:p><text:span text:style-name="T1">2.URL should be known</text:span></text:p>
          </table:table-cell>
          <table:table-cell office:value-type="string" calcext:value-type="string">
            <text:p>1.Click on Medicine </text:p>
            <text:p>2.Verify the text What our customers have to say is visibl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view the text under “ What our customers have to say “</text:p>
          </table:table-cell>
          <table:table-cell table:style-name="ce3" office:value-type="date" office:date-value="2023-08-05" calcext:value-type="date">
            <text:p>08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8-05" calcext:value-type="date">
            <text:p>08/05/23</text:p>
          </table:table-cell>
          <table:table-cell table:number-columns-repeated="1011"/>
        </table:table-row>
        <table:table-row table:style-name="ro43">
          <table:table-cell office:value-type="float" office:value="18" calcext:value-type="float">
            <text:p>18</text:p>
          </table:table-cell>
          <table:table-cell office:value-type="string" calcext:value-type="string">
            <text:p>Sanity(Visibility)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<text:s/>page</text:p>
          </table:table-cell>
          <table:table-cell office:value-type="string" calcext:value-type="string">
            <text:p>Pharm Easy Medicine page</text:p>
          </table:table-cell>
          <table:table-cell office:value-type="string" calcext:value-type="string">
            <text:p>To verify that the <text:s/>text under “India’s No 1 Medicine Delivery App “ is present at the medicine page of Pharm Easy</text:p>
          </table:table-cell>
          <table:table-cell office:value-type="string" calcext:value-type="string">
            <text:p><text:span text:style-name="T1">1.Open any browser.</text:span></text:p>
            <text:p><text:span text:style-name="T1">2.URL should be known</text:span></text:p>
          </table:table-cell>
          <table:table-cell office:value-type="string" calcext:value-type="string">
            <text:p>1.Click on Medicine </text:p>
            <text:p>2.Verify the text India’s No. 1 Medicine Delivery app is visibl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view the text under “ India’s No. 1 Medicine Delivery App “</text:p>
          </table:table-cell>
          <table:table-cell table:style-name="ce3" office:value-type="date" office:date-value="2023-08-05" calcext:value-type="date">
            <text:p>08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8-05" calcext:value-type="date">
            <text:p>08/05/23</text:p>
          </table:table-cell>
          <table:table-cell table:number-columns-repeated="1011"/>
        </table:table-row>
        <table:table-row table:style-name="ro36">
          <table:table-cell table:style-name="ce19" office:value-type="float" office:value="19" calcext:value-type="float">
            <text:p>19</text:p>
          </table:table-cell>
          <table:table-cell office:value-type="string" calcext:value-type="string">
            <text:p>Sanity(Visibility)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<text:s/>page</text:p>
          </table:table-cell>
          <table:table-cell office:value-type="string" calcext:value-type="string">
            <text:p>Pharm Easy Medicine page</text:p>
          </table:table-cell>
          <table:table-cell office:value-type="string" calcext:value-type="string">
            <text:p>To verify that the <text:s/>text under “Online Medicine -your medicine store in India “ is present at the medicine page of Pharm Easy</text:p>
          </table:table-cell>
          <table:table-cell office:value-type="string" calcext:value-type="string">
            <text:p><text:span text:style-name="T1">1.Open any browser.</text:span></text:p>
            <text:p><text:span text:style-name="T1">2.URL should be known</text:span></text:p>
          </table:table-cell>
          <table:table-cell office:value-type="string" calcext:value-type="string">
            <text:p>1.Click on Medicine </text:p>
            <text:p>2.Verify the text  under Online Medicine -your online medical store in India is visibl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view the text under “ Online Medicine -your online medical store in India “</text:p>
          </table:table-cell>
          <table:table-cell table:style-name="ce3" office:value-type="date" office:date-value="2023-08-05" calcext:value-type="date">
            <text:p>08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8-05" calcext:value-type="date">
            <text:p>08/05/23</text:p>
          </table:table-cell>
          <table:table-cell table:number-columns-repeated="1011"/>
        </table:table-row>
        <table:table-row table:style-name="ro38">
          <table:table-cell office:value-type="float" office:value="20" calcext:value-type="float">
            <text:p>20</text:p>
          </table:table-cell>
          <table:table-cell office:value-type="string" calcext:value-type="string">
            <text:p>Sanity(Visibility)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<text:s/>page</text:p>
          </table:table-cell>
          <table:table-cell office:value-type="string" calcext:value-type="string">
            <text:p>Pharm Easy Medicine page</text:p>
          </table:table-cell>
          <table:table-cell office:value-type="string" calcext:value-type="string">
            <text:p>To verify that the <text:s/>text under “Order <text:s/>Medicine <text:s/>online <text:s/>“ is present at the medicine page of Pharm Easy</text:p>
          </table:table-cell>
          <table:table-cell office:value-type="string" calcext:value-type="string">
            <text:p><text:span text:style-name="T1">1.Open any browser.</text:span></text:p>
            <text:p><text:span text:style-name="T1">2.URL should be known</text:span></text:p>
          </table:table-cell>
          <table:table-cell office:value-type="string" calcext:value-type="string">
            <text:p>1.Click on Medicine </text:p>
            <text:p>2.Verify the text  under Order Medicine online  store in India is visibl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view the text under “ Order Medicine online <text:s/>“</text:p>
          </table:table-cell>
          <table:table-cell table:style-name="ce3" office:value-type="date" office:date-value="2023-08-05" calcext:value-type="date">
            <text:p>08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8-05" calcext:value-type="date">
            <text:p>08/05/23</text:p>
          </table:table-cell>
          <table:table-cell table:number-columns-repeated="1011"/>
        </table:table-row>
        <table:table-row table:style-name="ro30">
          <table:table-cell office:value-type="float" office:value="21" calcext:value-type="float">
            <text:p>21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<text:s/>page</text:p>
          </table:table-cell>
          <table:table-cell office:value-type="string" calcext:value-type="string">
            <text:p>Pharm Easy Medicine page</text:p>
          </table:table-cell>
          <table:table-cell office:value-type="string" calcext:value-type="string">
            <text:p>To verify the functionality of” &lt;” button at the” Is Buying Medicines online safe “ at the questions sections at the medicine page</text:p>
          </table:table-cell>
          <table:table-cell office:value-type="string" calcext:value-type="string">
            <text:p><text:span text:style-name="T1">1.Open any browser.</text:span></text:p>
            <text:p><text:span text:style-name="T1">2.URL should be known</text:span></text:p>
          </table:table-cell>
          <table:table-cell office:value-type="string" calcext:value-type="string">
            <text:p>1.Click on Medicine </text:p>
            <text:p>2.Click on “&lt;” button at the Is buying medicine online saf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“&lt;” button at the question section</text:p>
          </table:table-cell>
          <table:table-cell table:style-name="ce3" office:value-type="date" office:date-value="2023-08-05" calcext:value-type="date">
            <text:p>08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8-05" calcext:value-type="date">
            <text:p>08/05/23</text:p>
          </table:table-cell>
          <table:table-cell table:number-columns-repeated="1011"/>
        </table:table-row>
        <table:table-row table:style-name="ro49">
          <table:table-cell office:value-type="float" office:value="22" calcext:value-type="float">
            <text:p>22</text:p>
          </table:table-cell>
          <table:table-cell office:value-type="string" calcext:value-type="string">
            <text:p>Sanity(Visibility)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<text:s/>page</text:p>
          </table:table-cell>
          <table:table-cell office:value-type="string" calcext:value-type="string">
            <text:p>Pharm Easy Medicine page</text:p>
          </table:table-cell>
          <table:table-cell office:value-type="string" calcext:value-type="string">
            <text:p>To verify that the text under the “Why Chose us for your medicine home delivery “ is present at the medicine page</text:p>
          </table:table-cell>
          <table:table-cell office:value-type="string" calcext:value-type="string">
            <text:p><text:span text:style-name="T1">1.Open any browser.</text:span></text:p>
            <text:p><text:span text:style-name="T1">2.URL should be known</text:span></text:p>
          </table:table-cell>
          <table:table-cell office:value-type="string" calcext:value-type="string">
            <text:p>1.Click on Medicine</text:p>
            <text:p>2.Verify the text is visible under the Why Chose us for your medicine home delivery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view the text under “ Why choose us for your medicine home delivery <text:s text:c="2"/>“</text:p>
          </table:table-cell>
          <table:table-cell table:style-name="ce3" office:value-type="date" office:date-value="2023-08-05" calcext:value-type="date">
            <text:p>08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8-05" calcext:value-type="date">
            <text:p>08/05/23</text:p>
          </table:table-cell>
          <table:table-cell table:number-columns-repeated="1011"/>
        </table:table-row>
        <table:table-row table:style-name="ro22">
          <table:table-cell office:value-type="float" office:value="23" calcext:value-type="float">
            <text:p>23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<text:s/>page</text:p>
          </table:table-cell>
          <table:table-cell office:value-type="string" calcext:value-type="string">
            <text:p>Pharm Easy Medicine page</text:p>
          </table:table-cell>
          <table:table-cell office:value-type="string" calcext:value-type="string">
            <text:p>To verify the functionality of” &lt;” button at the Do I get discounts/cash backs while ordering <text:s/>“ at the questions sections at the medicine page</text:p>
          </table:table-cell>
          <table:table-cell office:value-type="string" calcext:value-type="string">
            <text:p><text:span text:style-name="T1">1.Open any browser.</text:span></text:p>
            <text:p><text:span text:style-name="T1">2.URL should be known</text:span></text:p>
          </table:table-cell>
          <table:table-cell office:value-type="string" calcext:value-type="string">
            <text:p>1.Click on Medicine </text:p>
            <text:p>2.Click on “&lt;” button at the Do I get discounts/ cash backs while ordering medicin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“&lt;” button at the question section</text:p>
          </table:table-cell>
          <table:table-cell table:style-name="ce3" office:value-type="date" office:date-value="2023-08-05" calcext:value-type="date">
            <text:p>08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8-05" calcext:value-type="date">
            <text:p>08/05/23</text:p>
          </table:table-cell>
          <table:table-cell table:number-columns-repeated="1011"/>
        </table:table-row>
        <table:table-row table:style-name="ro33">
          <table:table-cell office:value-type="float" office:value="24" calcext:value-type="float">
            <text:p>24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<text:s/>page</text:p>
          </table:table-cell>
          <table:table-cell office:value-type="string" calcext:value-type="string">
            <text:p>Pharm Easy Medicine page</text:p>
          </table:table-cell>
          <table:table-cell office:value-type="string" calcext:value-type="string">
            <text:p>To verify the functionality of” &lt;” <text:s/>When will I receive my order ?” at the questions sections at the medicine page</text:p>
          </table:table-cell>
          <table:table-cell office:value-type="string" calcext:value-type="string">
            <text:p><text:span text:style-name="T1">1.Open any browser.</text:span></text:p>
            <text:p><text:span text:style-name="T1">2.URL should be known</text:span></text:p>
          </table:table-cell>
          <table:table-cell office:value-type="string" calcext:value-type="string">
            <text:p>1.Click on Medicine </text:p>
            <text:p>2.Click on “&lt;” button at the When will I receive my order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“&lt;” button at the question section</text:p>
          </table:table-cell>
          <table:table-cell table:style-name="ce3" office:value-type="date" office:date-value="2023-08-05" calcext:value-type="date">
            <text:p>08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8-05" calcext:value-type="date">
            <text:p>08/05/23</text:p>
          </table:table-cell>
          <table:table-cell table:number-columns-repeated="1011"/>
        </table:table-row>
        <table:table-row table:style-name="ro50">
          <table:table-cell office:value-type="float" office:value="25" calcext:value-type="float">
            <text:p>25</text:p>
          </table:table-cell>
          <table:table-cell office:value-type="string" calcext:value-type="string">
            <text:p>Sanity(Visibility)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<text:s/>page</text:p>
          </table:table-cell>
          <table:table-cell office:value-type="string" calcext:value-type="string">
            <text:p>Pharm Easy Medicine page</text:p>
          </table:table-cell>
          <table:table-cell office:value-type="string" calcext:value-type="string">
            <text:p>To verify that the <text:s/>text under “ How do I cancel my order “ is present at the medicine page of Pharm Easy</text:p>
          </table:table-cell>
          <table:table-cell office:value-type="string" calcext:value-type="string">
            <text:p><text:span text:style-name="T1">1.Open any browser.</text:span></text:p>
            <text:p><text:span text:style-name="T1">2.URL should be known</text:span></text:p>
          </table:table-cell>
          <table:table-cell office:value-type="string" calcext:value-type="string">
            <text:p>1.Click on Medicine</text:p>
            <text:p>2.Verify the text is visible under the  How do I cancel my order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view the text under “ How do I cancel my order <text:s text:c="2"/>“</text:p>
          </table:table-cell>
          <table:table-cell table:style-name="ce3" office:value-type="date" office:date-value="2023-08-05" calcext:value-type="date">
            <text:p>08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8-05" calcext:value-type="date">
            <text:p>08/05/23</text:p>
          </table:table-cell>
          <table:table-cell table:number-columns-repeated="1011"/>
        </table:table-row>
        <table:table-row table:style-name="ro36">
          <table:table-cell office:value-type="float" office:value="26" calcext:value-type="float">
            <text:p>26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<text:s/>page</text:p>
          </table:table-cell>
          <table:table-cell office:value-type="string" calcext:value-type="string">
            <text:p>Pharm Easy Lab Test</text:p>
          </table:table-cell>
          <table:table-cell office:value-type="string" calcext:value-type="string">
            <text:p>To verify the functionality of Lab Tests at the home page of Pharm Easy</text:p>
          </table:table-cell>
          <table:table-cell office:value-type="string" calcext:value-type="string">
            <text:p><text:span text:style-name="T1">1.Open any browser.</text:span></text:p>
            <text:p><text:span text:style-name="T1">2.URL should be known</text:span></text:p>
          </table:table-cell>
          <table:table-cell office:value-type="string" calcext:value-type="string">
            <text:p>1.Click on Lab Test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<text:s/>click on Lab Test at the home page</text:p>
          </table:table-cell>
          <table:table-cell table:style-name="ce3" office:value-type="date" office:date-value="2023-08-05" calcext:value-type="date">
            <text:p>08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8-05" calcext:value-type="date">
            <text:p>08/05/23</text:p>
          </table:table-cell>
          <table:table-cell table:number-columns-repeated="1011"/>
        </table:table-row>
        <table:table-row table:style-name="ro46">
          <table:table-cell office:value-type="float" office:value="27" calcext:value-type="float">
            <text:p>27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<text:s/>page</text:p>
          </table:table-cell>
          <table:table-cell office:value-type="string" calcext:value-type="string">
            <text:p>Pharm Easy Lab Test</text:p>
          </table:table-cell>
          <table:table-cell office:value-type="string" calcext:value-type="string">
            <text:p>To verify the functionality of Deliver to at the top of the Lab Test page</text:p>
          </table:table-cell>
          <table:table-cell office:value-type="string" calcext:value-type="string">
            <text:p><text:span text:style-name="T1">1.Open any browser.</text:span></text:p>
            <text:p><text:span text:style-name="T1">2.URL should be known</text:span></text:p>
          </table:table-cell>
          <table:table-cell office:value-type="string" calcext:value-type="string">
            <text:p>1.Click on Lab Test</text:p>
            <text:p>2.Click on Deliver to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<text:s/>click on <text:s/>the deliver to at the Lab test <text:s/>page</text:p>
          </table:table-cell>
          <table:table-cell table:style-name="ce3" office:value-type="date" office:date-value="2023-08-05" calcext:value-type="date">
            <text:p>08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8-05" calcext:value-type="date">
            <text:p>08/05/23</text:p>
          </table:table-cell>
          <table:table-cell table:number-columns-repeated="1011"/>
        </table:table-row>
        <table:table-row table:style-name="ro37">
          <table:table-cell office:value-type="float" office:value="28" calcext:value-type="float">
            <text:p>28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<text:s/>page</text:p>
          </table:table-cell>
          <table:table-cell office:value-type="string" calcext:value-type="string">
            <text:p>Pharm Easy Lab Test</text:p>
          </table:table-cell>
          <table:table-cell office:value-type="string" calcext:value-type="string">
            <text:p>To verify the functionality of Enter Pin code <text:s/>after clicking on Deliver to the Lab Test page</text:p>
          </table:table-cell>
          <table:table-cell office:value-type="string" calcext:value-type="string">
            <text:p><text:span text:style-name="T1">1.Open any browser.</text:span></text:p>
            <text:p><text:span text:style-name="T1">2.URL should be known</text:span></text:p>
          </table:table-cell>
          <table:table-cell office:value-type="string" calcext:value-type="string">
            <text:p>1.Click on Lab Test</text:p>
            <text:p>2.Click on Deliver to</text:p>
            <text:p>3.Enter pin: 134114</text:p>
          </table:table-cell>
          <table:table-cell office:value-type="string" calcext:value-type="string">
            <text:p>URL=<text:a xlink:href="https://pharmeasy.in/" xlink:type="simple">https://pharmeasy.in/</text:a></text:p>
            <text:p><text:span text:style-name="T1">Pin: 134114</text:span></text:p>
          </table:table-cell>
          <table:table-cell office:value-type="string" calcext:value-type="string">
            <text:p>The user is able to enter the pin at the lab test page</text:p>
          </table:table-cell>
          <table:table-cell table:style-name="ce3" office:value-type="date" office:date-value="2023-08-05" calcext:value-type="date">
            <text:p>08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8-05" calcext:value-type="date">
            <text:p>08/05/23</text:p>
          </table:table-cell>
          <table:table-cell table:number-columns-repeated="1011"/>
        </table:table-row>
        <table:table-row table:style-name="ro34">
          <table:table-cell office:value-type="float" office:value="29" calcext:value-type="float">
            <text:p>29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<text:s/>page</text:p>
          </table:table-cell>
          <table:table-cell office:value-type="string" calcext:value-type="string">
            <text:p>Pharm Easy Lab Test</text:p>
          </table:table-cell>
          <table:table-cell office:value-type="string" calcext:value-type="string">
            <text:p>To verify the functionality of Check <text:s text:c="2"/>after clicking on Deliver to the Lab Test page</text:p>
          </table:table-cell>
          <table:table-cell office:value-type="string" calcext:value-type="string">
            <text:p><text:span text:style-name="T1">1.Open any browser.</text:span></text:p>
            <text:p><text:span text:style-name="T1">2.URL should be known</text:span></text:p>
          </table:table-cell>
          <table:table-cell office:value-type="string" calcext:value-type="string">
            <text:p>1.Click on Lab Test</text:p>
            <text:p>2.Click on Deliver to</text:p>
            <text:p>3.Enter pin: 134114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check button at the lab test page</text:p>
          </table:table-cell>
          <table:table-cell table:style-name="ce3" office:value-type="date" office:date-value="2023-08-05" calcext:value-type="date">
            <text:p>08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8-05" calcext:value-type="date">
            <text:p>08/05/23</text:p>
          </table:table-cell>
          <table:table-cell table:number-columns-repeated="1011"/>
        </table:table-row>
        <table:table-row table:style-name="ro51">
          <table:table-cell office:value-type="float" office:value="30" calcext:value-type="float">
            <text:p>30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<text:s/>page</text:p>
          </table:table-cell>
          <table:table-cell office:value-type="string" calcext:value-type="string">
            <text:p>Pharm Easy Lab Test</text:p>
          </table:table-cell>
          <table:table-cell office:value-type="string" calcext:value-type="string">
            <text:p>To verify the functionality o All Tests at the Lab Test page</text:p>
          </table:table-cell>
          <table:table-cell office:value-type="string" calcext:value-type="string">
            <text:p><text:span text:style-name="T1">1.Open any browser.</text:span></text:p>
            <text:p><text:span text:style-name="T1">2.URL should be known</text:span></text:p>
          </table:table-cell>
          <table:table-cell office:value-type="string" calcext:value-type="string">
            <text:p>1.Click on Lab Test</text:p>
            <text:p>2.Click on  All tests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All Tests at the <text:s/>lab test page</text:p>
          </table:table-cell>
          <table:table-cell table:style-name="ce3" office:value-type="date" office:date-value="2023-08-05" calcext:value-type="date">
            <text:p>08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8-05" calcext:value-type="date">
            <text:p>08/05/23</text:p>
          </table:table-cell>
          <table:table-cell table:number-columns-repeated="1011"/>
        </table:table-row>
        <table:table-row table:style-name="ro33">
          <table:table-cell office:value-type="float" office:value="31" calcext:value-type="float">
            <text:p>31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Lab Test</text:p>
          </table:table-cell>
          <table:table-cell office:value-type="string" calcext:value-type="string">
            <text:p>Pharm Easy All Test page</text:p>
          </table:table-cell>
          <table:table-cell office:value-type="string" calcext:value-type="string">
            <text:p>To verify the functionality of Include 10 Tests at the lipid Profile at the all test page</text:p>
          </table:table-cell>
          <table:table-cell office:value-type="string" calcext:value-type="string">
            <text:p><text:span text:style-name="T1">1.Open any browser.</text:span></text:p>
            <text:p><text:span text:style-name="T1">2.URL should be known</text:span></text:p>
          </table:table-cell>
          <table:table-cell office:value-type="string" calcext:value-type="string">
            <text:p>1.Click on Lab Test</text:p>
            <text:p>2.Click on  All tests</text:p>
            <text:p>3.Click on Include 10 test under Lipid Profil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Include 10 tests at the Lipid profile</text:p>
          </table:table-cell>
          <table:table-cell table:style-name="ce3" office:value-type="date" office:date-value="2023-08-05" calcext:value-type="date">
            <text:p>08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8-05" calcext:value-type="date">
            <text:p>08/05/23</text:p>
          </table:table-cell>
          <table:table-cell table:number-columns-repeated="1011"/>
        </table:table-row>
        <table:table-row table:style-name="ro31">
          <table:table-cell office:value-type="float" office:value="32" calcext:value-type="float">
            <text:p>32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Lab Test</text:p>
          </table:table-cell>
          <table:table-cell office:value-type="string" calcext:value-type="string">
            <text:p>Pharm Easy All Test page</text:p>
          </table:table-cell>
          <table:table-cell office:value-type="string" calcext:value-type="string">
            <text:p>To verify the functionality of “cross” button after clicking on Include 10 tests in lipid profile</text:p>
          </table:table-cell>
          <table:table-cell office:value-type="string" calcext:value-type="string">
            <text:p><text:span text:style-name="T1">1.Open any browser.</text:span></text:p>
            <text:p><text:span text:style-name="T1">2.URL should be known</text:span></text:p>
          </table:table-cell>
          <table:table-cell office:value-type="string" calcext:value-type="string">
            <text:p>1.Click on Lab Test</text:p>
            <text:p>2.Click on  All tests</text:p>
            <text:p>3.Click on Include 10 test under Lipid Profile</text:p>
            <text:p>5.Click on cross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cross button after clicking include 10 test cases</text:p>
          </table:table-cell>
          <table:table-cell table:style-name="ce3" office:value-type="date" office:date-value="2023-08-05" calcext:value-type="date">
            <text:p>08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8-05" calcext:value-type="date">
            <text:p>08/05/23</text:p>
          </table:table-cell>
          <table:table-cell table:number-columns-repeated="1011"/>
        </table:table-row>
        <table:table-row table:style-name="ro52">
          <table:table-cell office:value-type="float" office:value="33" calcext:value-type="float">
            <text:p>33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Lab Test</text:p>
          </table:table-cell>
          <table:table-cell office:value-type="string" calcext:value-type="string">
            <text:p>Pharm Easy All Test page</text:p>
          </table:table-cell>
          <table:table-cell office:value-type="string" calcext:value-type="string">
            <text:p>To verify the functionality of <text:s/>Renal/Kidney function test at the all test page</text:p>
          </table:table-cell>
          <table:table-cell office:value-type="string" calcext:value-type="string">
            <text:p><text:span text:style-name="T1">1.Open any browser.</text:span></text:p>
            <text:p><text:span text:style-name="T1">2.URL should be known</text:span></text:p>
          </table:table-cell>
          <table:table-cell office:value-type="string" calcext:value-type="string">
            <text:p>1.Click on Lab Test</text:p>
            <text:p>2.Click on Renal/kidney Function test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Renal/kidney function test </text:p>
          </table:table-cell>
          <table:table-cell table:style-name="ce3" office:value-type="date" office:date-value="2023-08-05" calcext:value-type="date">
            <text:p>08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8-05" calcext:value-type="date">
            <text:p>08/05/23</text:p>
          </table:table-cell>
          <table:table-cell table:number-columns-repeated="1011"/>
        </table:table-row>
        <table:table-row table:style-name="ro46">
          <table:table-cell office:value-type="float" office:value="34" calcext:value-type="float">
            <text:p>34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Lab Test</text:p>
          </table:table-cell>
          <table:table-cell office:value-type="string" calcext:value-type="string">
            <text:p>Pharm Easy All Test page</text:p>
          </table:table-cell>
          <table:table-cell office:value-type="string" calcext:value-type="string">
            <text:p>To verify the functionality of <text:s text:c="2"/>Book test at the Renal/kidney function test page</text:p>
          </table:table-cell>
          <table:table-cell office:value-type="string" calcext:value-type="string">
            <text:p><text:span text:style-name="T1">1.Open any browser.</text:span></text:p>
            <text:p><text:span text:style-name="T1">2.URL should be known</text:span></text:p>
          </table:table-cell>
          <table:table-cell office:value-type="string" calcext:value-type="string">
            <text:p>1.Click on Lab Test</text:p>
            <text:p>2.Click on Renal/kidney Function test</text:p>
            <text:p>3.Click on Book Test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Book Test at the Renal/kidney function test</text:p>
          </table:table-cell>
          <table:table-cell table:style-name="ce3" office:value-type="date" office:date-value="2023-08-05" calcext:value-type="date">
            <text:p>08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8-05" calcext:value-type="date">
            <text:p>08/05/23</text:p>
          </table:table-cell>
          <table:table-cell table:number-columns-repeated="1011"/>
        </table:table-row>
        <table:table-row table:style-name="ro41">
          <table:table-cell office:value-type="float" office:value="35" calcext:value-type="float">
            <text:p>35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Lab Test</text:p>
          </table:table-cell>
          <table:table-cell office:value-type="string" calcext:value-type="string">
            <text:p>Pharm Easy All Test page</text:p>
          </table:table-cell>
          <table:table-cell office:value-type="string" calcext:value-type="string">
            <text:p>To verify that the quantity of patient is selecting after clicking on Book Test</text:p>
          </table:table-cell>
          <table:table-cell office:value-type="string" calcext:value-type="string">
            <text:p><text:span text:style-name="T1">1.Open any browser.</text:span></text:p>
            <text:p><text:span text:style-name="T1">2.URL should be known</text:span></text:p>
          </table:table-cell>
          <table:table-cell office:value-type="string" calcext:value-type="string">
            <text:p>1.Click on Lab Test</text:p>
            <text:p>2.Click on Renal/kidney Function test</text:p>
            <text:p>3.Click on Book Test</text:p>
            <text:p>4.Chose the  no of patients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hose the no of patients at the Renal/kidney function test</text:p>
          </table:table-cell>
          <table:table-cell table:style-name="ce3" office:value-type="date" office:date-value="2023-08-05" calcext:value-type="date">
            <text:p>08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8-05" calcext:value-type="date">
            <text:p>08/05/23</text:p>
          </table:table-cell>
          <table:table-cell table:number-columns-repeated="1011"/>
        </table:table-row>
        <table:table-row table:style-name="ro37">
          <table:table-cell office:value-type="float" office:value="36" calcext:value-type="float">
            <text:p>36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<text:s/>page</text:p>
          </table:table-cell>
          <table:table-cell office:value-type="string" calcext:value-type="string">
            <text:p>Pharm Easy Lab Test</text:p>
          </table:table-cell>
          <table:table-cell office:value-type="string" calcext:value-type="string">
            <text:p>To verify the functionality of Search for Tests <text:span text:style-name="T2">packages </text:span>labs at the  lab test page </text:p>
          </table:table-cell>
          <table:table-cell office:value-type="string" calcext:value-type="string">
            <text:p><text:span text:style-name="T1">1.Open any browser.</text:span></text:p>
            <text:p><text:span text:style-name="T1">2.URL should be known</text:span></text:p>
          </table:table-cell>
          <table:table-cell office:value-type="string" calcext:value-type="string">
            <text:p>1.Click on Lab Test</text:p>
            <text:p>2.Click on Search for Tests/Packages/Labs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Search for Tests/Package/Labs at the lab test page</text:p>
          </table:table-cell>
          <table:table-cell table:style-name="ce3" office:value-type="date" office:date-value="2023-08-05" calcext:value-type="date">
            <text:p>08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8-05" calcext:value-type="date">
            <text:p>08/05/23</text:p>
          </table:table-cell>
          <table:table-cell table:number-columns-repeated="1011"/>
        </table:table-row>
        <table:table-row table:style-name="ro33">
          <table:table-cell office:value-type="float" office:value="37" calcext:value-type="float">
            <text:p>37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<text:s/>page</text:p>
          </table:table-cell>
          <table:table-cell office:value-type="string" calcext:value-type="string">
            <text:p>Pharm Easy Lab Test</text:p>
          </table:table-cell>
          <table:table-cell office:value-type="string" calcext:value-type="string">
            <text:p>To verify the functionality of Search button at the Lab test page</text:p>
          </table:table-cell>
          <table:table-cell office:value-type="string" calcext:value-type="string">
            <text:p><text:span text:style-name="T1">1.Open any browser.</text:span></text:p>
            <text:p><text:span text:style-name="T1">2.URL should be known</text:span></text:p>
          </table:table-cell>
          <table:table-cell office:value-type="string" calcext:value-type="string">
            <text:p>1.Click on Lab Test</text:p>
            <text:p>2.Click on Search for Tests/Packages/Labs</text:p>
            <text:p>3.Enter :Blood Group</text:p>
            <text:p>4.Click Enter</text:p>
          </table:table-cell>
          <table:table-cell office:value-type="string" calcext:value-type="string">
            <text:p>URL=<text:a xlink:href="https://pharmeasy.in/" xlink:type="simple">https://pharmeasy.in/</text:a></text:p>
            <text:p>Enter :Blood Group</text:p>
          </table:table-cell>
          <table:table-cell office:value-type="string" calcext:value-type="string">
            <text:p>The user is able to click on the Search button</text:p>
          </table:table-cell>
          <table:table-cell table:style-name="ce3" office:value-type="date" office:date-value="2023-08-05" calcext:value-type="date">
            <text:p>08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8-05" calcext:value-type="date">
            <text:p>08/05/23</text:p>
          </table:table-cell>
          <table:table-cell table:number-columns-repeated="1011"/>
        </table:table-row>
        <table:table-row table:style-name="ro25">
          <table:table-cell office:value-type="float" office:value="38" calcext:value-type="float">
            <text:p>38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<text:s/>page</text:p>
          </table:table-cell>
          <table:table-cell office:value-type="string" calcext:value-type="string">
            <text:p>Pharm Easy Lab Test</text:p>
          </table:table-cell>
          <table:table-cell office:value-type="string" calcext:value-type="string">
            <text:p>To verify that the user get the result similar to the searched item</text:p>
          </table:table-cell>
          <table:table-cell office:value-type="string" calcext:value-type="string">
            <text:p><text:span text:style-name="T1">1.Open any browser.</text:span></text:p>
            <text:p><text:span text:style-name="T1">2.URL should be known</text:span></text:p>
          </table:table-cell>
          <table:table-cell office:value-type="string" calcext:value-type="string">
            <text:p>1.Click on Lab Test</text:p>
            <text:p>2.Click on Search for Tests/Packages/Labs</text:p>
            <text:p>3.Enter :Blood Group</text:p>
            <text:p>4.Click Enter</text:p>
            <text:p>5.Verify the result is similar 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<text:s/>view the similar results at the searched item</text:p>
          </table:table-cell>
          <table:table-cell table:style-name="ce3" office:value-type="date" office:date-value="2023-08-05" calcext:value-type="date">
            <text:p>08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8-05" calcext:value-type="date">
            <text:p>08/05/23</text:p>
          </table:table-cell>
          <table:table-cell table:number-columns-repeated="1011"/>
        </table:table-row>
        <table:table-row table:style-name="ro53">
          <table:table-cell office:value-type="float" office:value="39" calcext:value-type="float">
            <text:p>39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<text:s/>page</text:p>
          </table:table-cell>
          <table:table-cell office:value-type="string" calcext:value-type="string">
            <text:p>Pharm Easy Lab Test</text:p>
          </table:table-cell>
          <table:table-cell office:value-type="string" calcext:value-type="string">
            <text:p>To verify that <text:s/>functionality of Health packages at the lab test page</text:p>
          </table:table-cell>
          <table:table-cell office:value-type="string" calcext:value-type="string">
            <text:p><text:span text:style-name="T1">1.Open any browser.</text:span></text:p>
            <text:p><text:span text:style-name="T1">2.URL should be known</text:span></text:p>
          </table:table-cell>
          <table:table-cell office:value-type="string" calcext:value-type="string">
            <text:p>1.Click on Lab Test</text:p>
            <text:p>2.Click on Health packages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Health package on the lab test page</text:p>
          </table:table-cell>
          <table:table-cell table:style-name="ce3" office:value-type="date" office:date-value="2023-09-05" calcext:value-type="date">
            <text:p>09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9-05" calcext:value-type="date">
            <text:p>09/05/23</text:p>
          </table:table-cell>
          <table:table-cell table:number-columns-repeated="1011"/>
        </table:table-row>
        <table:table-row table:style-name="ro22">
          <table:table-cell office:value-type="float" office:value="40" calcext:value-type="float">
            <text:p>40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Lab Test</text:p>
          </table:table-cell>
          <table:table-cell office:value-type="string" calcext:value-type="string">
            <text:p>Pharm Easy Health care products</text:p>
          </table:table-cell>
          <table:table-cell office:value-type="string" calcext:value-type="string">
            <text:p>To verify that the functionality of Hair fall screening basic on the Health packages </text:p>
          </table:table-cell>
          <table:table-cell office:value-type="string" calcext:value-type="string">
            <text:p><text:span text:style-name="T1">1.Open any browser.</text:span></text:p>
            <text:p><text:span text:style-name="T1">2.URL should be known</text:span></text:p>
          </table:table-cell>
          <table:table-cell office:value-type="string" calcext:value-type="string">
            <text:p>1.Click on Lab Test</text:p>
            <text:p>2.Click on Health packages</text:p>
            <text:p>3.Click on Hair fall Screening basic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<text:s/>Hair fall basic screening</text:p>
          </table:table-cell>
          <table:table-cell table:style-name="ce3" office:value-type="date" office:date-value="2023-09-05" calcext:value-type="date">
            <text:p>09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9-05" calcext:value-type="date">
            <text:p>09/05/23</text:p>
          </table:table-cell>
          <table:table-cell table:number-columns-repeated="1011"/>
        </table:table-row>
        <table:table-row table:style-name="ro17">
          <table:table-cell office:value-type="float" office:value="41" calcext:value-type="float">
            <text:p>41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Lab Test</text:p>
          </table:table-cell>
          <table:table-cell office:value-type="string" calcext:value-type="string">
            <text:p>Pharm Easy Health care products</text:p>
          </table:table-cell>
          <table:table-cell office:value-type="string" calcext:value-type="string">
            <text:p>To verify that the <text:s/>quantity of patient at <text:s/>Hair fall screening basic </text:p>
          </table:table-cell>
          <table:table-cell office:value-type="string" calcext:value-type="string">
            <text:p><text:span text:style-name="T1">1.Open any browser.</text:span></text:p>
            <text:p><text:span text:style-name="T1">2.URL should be known</text:span></text:p>
          </table:table-cell>
          <table:table-cell office:value-type="string" calcext:value-type="string">
            <text:p>1.Click on Lab Test</text:p>
            <text:p>2.Click on Health packages</text:p>
            <text:p>3.Click on Hair fall Screening basic</text:p>
            <text:p>4.Select book test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select book test </text:p>
          </table:table-cell>
          <table:table-cell table:style-name="ce3" office:value-type="date" office:date-value="2023-09-05" calcext:value-type="date">
            <text:p>09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9-05" calcext:value-type="date">
            <text:p>09/05/23</text:p>
          </table:table-cell>
          <table:table-cell table:number-columns-repeated="1011"/>
        </table:table-row>
        <table:table-row table:style-name="ro54">
          <table:table-cell office:value-type="float" office:value="42" calcext:value-type="float">
            <text:p>42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Lab Test</text:p>
          </table:table-cell>
          <table:table-cell office:value-type="string" calcext:value-type="string">
            <text:p>Pharm Easy <text:s/>Lab test cart page</text:p>
          </table:table-cell>
          <table:table-cell office:value-type="string" calcext:value-type="string">
            <text:p>To verify that the selected item is display on the lab test cart page</text:p>
          </table:table-cell>
          <table:table-cell office:value-type="string" calcext:value-type="string">
            <text:p><text:span text:style-name="T1">1.Open any browser.</text:span></text:p>
            <text:p><text:span text:style-name="T1">2.URL should be known</text:span></text:p>
          </table:table-cell>
          <table:table-cell office:value-type="string" calcext:value-type="string">
            <text:p>1.Click on Cart page</text:p>
            <text:p>2.Verify that the  selected item is visible at the cart pag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view the selected item at the cart page</text:p>
          </table:table-cell>
          <table:table-cell table:style-name="ce3" office:value-type="date" office:date-value="2023-09-05" calcext:value-type="date">
            <text:p>09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9-05" calcext:value-type="date">
            <text:p>09/05/23</text:p>
          </table:table-cell>
          <table:table-cell table:number-columns-repeated="1011"/>
        </table:table-row>
        <table:table-row table:style-name="ro55">
          <table:table-cell office:value-type="float" office:value="43" calcext:value-type="float">
            <text:p>43</text:p>
          </table:table-cell>
          <table:table-cell office:value-type="string" calcext:value-type="string">
            <text:p>Sanity(Visibility)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Lab Test</text:p>
          </table:table-cell>
          <table:table-cell office:value-type="string" calcext:value-type="string">
            <text:p>Pharm Easy <text:s/>Lab test cart page</text:p>
          </table:table-cell>
          <table:table-cell office:value-type="string" calcext:value-type="string">
            <text:p>To verify that the cart summary is visible at the <text:s/>lab cart page</text:p>
          </table:table-cell>
          <table:table-cell office:value-type="string" calcext:value-type="string">
            <text:p><text:span text:style-name="T1">1.Open any browser.</text:span></text:p>
            <text:p><text:span text:style-name="T1">2.URL should be known</text:span></text:p>
          </table:table-cell>
          <table:table-cell office:value-type="string" calcext:value-type="string">
            <text:p>1.Click on Cart page</text:p>
            <text:p>2.Verify that the  cart summary at the cart pag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view the cart summary at the lab test cart </text:p>
          </table:table-cell>
          <table:table-cell table:style-name="ce3" office:value-type="date" office:date-value="2023-09-05" calcext:value-type="date">
            <text:p>09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09-05" calcext:value-type="date">
            <text:p>09/05/23</text:p>
          </table:table-cell>
          <table:table-cell table:number-columns-repeated="1011"/>
        </table:table-row>
        <table:table-row table:style-name="ro27" table:number-rows-repeated="1048529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Healthcare module" table:style-name="ta1">
        <table:table-column table:style-name="co1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33" table:default-cell-style-name="ce1"/>
        <table:table-column table:style-name="co40" table:default-cell-style-name="ce1"/>
        <table:table-column table:style-name="co41" table:default-cell-style-name="ce2"/>
        <table:table-column table:style-name="co42" table:default-cell-style-name="ce2"/>
        <table:table-column table:style-name="co43" table:default-cell-style-name="ce1"/>
        <table:table-column table:style-name="co14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1" table:number-columns-repeated="1011" table:default-cell-style-name="ce1"/>
        <table:table-row table:style-name="ro56">
          <table:table-cell table:style-name="ce27"/>
          <table:table-cell table:style-name="ce32" office:value-type="string" calcext:value-type="string" table:number-columns-spanned="4" table:number-rows-spanned="1">
            <text:p>     <text:span text:style-name="T3">TEST CASES FOR HEALTH CARE MODULE</text:span></text:p>
          </table:table-cell>
          <table:covered-table-cell table:style-name="ce27"/>
          <table:covered-table-cell table:style-name="ce33"/>
          <table:covered-table-cell table:style-name="ce27"/>
          <table:table-cell table:style-name="ce27"/>
          <table:table-cell table:style-name="ce29" table:number-columns-repeated="2"/>
          <table:table-cell table:style-name="ce27" table:number-columns-repeated="5"/>
          <table:table-cell table:number-columns-repeated="1011"/>
        </table:table-row>
        <table:table-row table:style-name="ro27">
          <table:table-cell table:style-name="ce5" office:value-type="string" calcext:value-type="string">
            <text:p>Sno</text:p>
          </table:table-cell>
          <table:table-cell table:style-name="ce5" office:value-type="string" calcext:value-type="string">
            <text:p>Label</text:p>
          </table:table-cell>
          <table:table-cell table:style-name="ce5" office:value-type="string" calcext:value-type="string">
            <text:p>Application</text:p>
          </table:table-cell>
          <table:table-cell table:style-name="ce5" office:value-type="string" calcext:value-type="string">
            <text:p>Parent Module</text:p>
          </table:table-cell>
          <table:table-cell table:style-name="ce5" office:value-type="string" calcext:value-type="string">
            <text:p>Sub Module</text:p>
          </table:table-cell>
          <table:table-cell table:style-name="ce5" office:value-type="string" calcext:value-type="string">
            <text:p>Summary</text:p>
          </table:table-cell>
          <table:table-cell table:style-name="ce6" office:value-type="string" calcext:value-type="string">
            <text:p>Pre- Requisite</text:p>
          </table:table-cell>
          <table:table-cell table:style-name="ce6" office:value-type="string" calcext:value-type="string">
            <text:p>Test Steps</text:p>
          </table:table-cell>
          <table:table-cell table:style-name="ce5" office:value-type="string" calcext:value-type="string">
            <text:p>Test Data</text:p>
          </table:table-cell>
          <table:table-cell table:style-name="ce5" office:value-type="string" calcext:value-type="string">
            <text:p>Expected Result</text:p>
          </table:table-cell>
          <table:table-cell table:style-name="ce5" office:value-type="string" calcext:value-type="string">
            <text:p>Test Creation</text:p>
          </table:table-cell>
          <table:table-cell table:style-name="ce5" office:value-type="string" calcext:value-type="string">
            <text:p>Automation Status</text:p>
          </table:table-cell>
          <table:table-cell table:style-name="ce5" office:value-type="string" calcext:value-type="string">
            <text:p>Script Creation</text:p>
          </table:table-cell>
          <table:table-cell table:style-name="ce5" table:number-columns-repeated="9"/>
          <table:table-cell table:number-columns-repeated="1002"/>
        </table:table-row>
        <table:table-row table:style-name="ro27">
          <table:table-cell table:number-columns-repeated="1024"/>
        </table:table-row>
        <table:table-row table:style-name="ro39">
          <table:table-cell office:value-type="float" office:value="1" calcext:value-type="float">
            <text:p>1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Easy Healthcare</text:p>
          </table:table-cell>
          <table:table-cell office:value-type="string" calcext:value-type="string">
            <text:p>To verify the functionality of Healthcare at the home page of Pharm Easy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office:value-type="string" calcext:value-type="string">
            <text:p>1.Click on Health car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Health care at the home page</text:p>
          </table:table-cell>
          <table:table-cell table:style-name="ce3" office:value-type="date" office:date-value="2023-11-05" calcext:value-type="date">
            <text:p>11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11-05" calcext:value-type="date">
            <text:p>11/05/23</text:p>
          </table:table-cell>
          <table:table-cell table:number-columns-repeated="1011"/>
        </table:table-row>
        <table:table-row table:style-name="ro42">
          <table:table-cell office:value-type="float" office:value="2" calcext:value-type="float">
            <text:p>2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ealthcare</text:p>
          </table:table-cell>
          <table:table-cell office:value-type="string" calcext:value-type="string">
            <text:p>Pharm Easy Top Products</text:p>
          </table:table-cell>
          <table:table-cell office:value-type="string" calcext:value-type="string">
            <text:p>To verify the functionality of Top products <text:s/>at the Top product <text:s/>page of Pharm Easy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office:value-type="string" calcext:value-type="string">
            <text:p>1.Click on Health care</text:p>
            <text:p>2.Click on Top Products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Top products at the health care page</text:p>
          </table:table-cell>
          <table:table-cell table:style-name="ce3" office:value-type="date" office:date-value="2023-11-05" calcext:value-type="date">
            <text:p>11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11-05" calcext:value-type="date">
            <text:p>11/05/23</text:p>
          </table:table-cell>
          <table:table-cell table:number-columns-repeated="1011"/>
        </table:table-row>
        <table:table-row table:style-name="ro57">
          <table:table-cell office:value-type="float" office:value="3" calcext:value-type="float">
            <text:p>3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ealthcare</text:p>
          </table:table-cell>
          <table:table-cell office:value-type="string" calcext:value-type="string">
            <text:p>Pharm Easy Top Products</text:p>
          </table:table-cell>
          <table:table-cell office:value-type="string" calcext:value-type="string">
            <text:p>To verify the functionality of <text:s/>Sub category radio button <text:s/>at the Top product <text:s/>page of Pharm Easy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office:value-type="string" calcext:value-type="string">
            <text:p>1.Click on Health care</text:p>
            <text:p>2.Click on Top Products</text:p>
            <text:p>3.Click on the Sub category radio button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select the desired category of radio button</text:p>
          </table:table-cell>
          <table:table-cell table:style-name="ce3" office:value-type="date" office:date-value="2023-11-05" calcext:value-type="date">
            <text:p>11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11-05" calcext:value-type="date">
            <text:p>11/05/23</text:p>
          </table:table-cell>
          <table:table-cell table:number-columns-repeated="1011"/>
        </table:table-row>
        <table:table-row table:style-name="ro58">
          <table:table-cell office:value-type="float" office:value="4" calcext:value-type="float">
            <text:p>4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ealthcare</text:p>
          </table:table-cell>
          <table:table-cell office:value-type="string" calcext:value-type="string">
            <text:p>Pharm Easy Top Products</text:p>
          </table:table-cell>
          <table:table-cell office:value-type="string" calcext:value-type="string">
            <text:p>To verify the functionality of <text:s text:c="2"/>Brand radio button <text:s/>at the Top product <text:s/>page of Pharm Easy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office:value-type="string" calcext:value-type="string">
            <text:p>1.Click on Health care</text:p>
            <text:p>2.Click on Top Products</text:p>
            <text:p>3.Click on the Brand radio button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select the desired category of radio button</text:p>
          </table:table-cell>
          <table:table-cell table:style-name="ce3" office:value-type="date" office:date-value="2023-11-05" calcext:value-type="date">
            <text:p>11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11-05" calcext:value-type="date">
            <text:p>11/05/23</text:p>
          </table:table-cell>
          <table:table-cell table:number-columns-repeated="1011"/>
        </table:table-row>
        <table:table-row table:style-name="ro59">
          <table:table-cell office:value-type="float" office:value="5" calcext:value-type="float">
            <text:p>5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ealthcare</text:p>
          </table:table-cell>
          <table:table-cell office:value-type="string" calcext:value-type="string">
            <text:p>Pharm Easy Top Products</text:p>
          </table:table-cell>
          <table:table-cell office:value-type="string" calcext:value-type="string">
            <text:p>To verify that the more than one <text:s/>Brand radio button can be selected <text:s/>at the Top product <text:s/>page of Pharm Easy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office:value-type="string" calcext:value-type="string">
            <text:p>1.Click on Health care</text:p>
            <text:p>2.Click on Top Products</text:p>
            <text:p>3.Click on the Brand radio button</text:p>
            <text:p>4.Click again on brand radio button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hose more than one radio button at the brand </text:p>
          </table:table-cell>
          <table:table-cell table:style-name="ce3" office:value-type="date" office:date-value="2023-11-05" calcext:value-type="date">
            <text:p>11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11-05" calcext:value-type="date">
            <text:p>11/05/23</text:p>
          </table:table-cell>
          <table:table-cell table:number-columns-repeated="1011"/>
        </table:table-row>
        <table:table-row table:style-name="ro53">
          <table:table-cell office:value-type="float" office:value="6" calcext:value-type="float">
            <text:p>6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ealthcare</text:p>
          </table:table-cell>
          <table:table-cell office:value-type="string" calcext:value-type="string">
            <text:p>Pharm Easy Top Products</text:p>
          </table:table-cell>
          <table:table-cell office:value-type="string" calcext:value-type="string">
            <text:p>To verify the functionality of popularity drop down at the Top product <text:s/>page of Pharm Easy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office:value-type="string" calcext:value-type="string">
            <text:p>1.Click on Health care</text:p>
            <text:p>2.Click on Top Products</text:p>
            <text:p>3.Click on popularity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drop down of popularity at the top product page</text:p>
          </table:table-cell>
          <table:table-cell table:style-name="ce3" office:value-type="date" office:date-value="2023-11-05" calcext:value-type="date">
            <text:p>11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11-05" calcext:value-type="date">
            <text:p>11/05/23</text:p>
          </table:table-cell>
          <table:table-cell table:number-columns-repeated="1011"/>
        </table:table-row>
        <table:table-row table:style-name="ro60">
          <table:table-cell office:value-type="float" office:value="7" calcext:value-type="float">
            <text:p>7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ealthcare</text:p>
          </table:table-cell>
          <table:table-cell office:value-type="string" calcext:value-type="string">
            <text:p>Pharm Easy Top Products</text:p>
          </table:table-cell>
          <table:table-cell office:value-type="string" calcext:value-type="string">
            <text:p>To verify that <text:s/>in popularity drop down the desired range is selected at the Top product <text:s/>page of Pharm Easy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office:value-type="string" calcext:value-type="string">
            <text:p>1.Click on Health care</text:p>
            <text:p>2.Click on Top Products</text:p>
            <text:p>3.Click on popularity</text:p>
            <text:p>4.Select desired rang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select the desired range at the popularity drop down</text:p>
          </table:table-cell>
          <table:table-cell table:style-name="ce3" office:value-type="date" office:date-value="2023-11-05" calcext:value-type="date">
            <text:p>11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11-05" calcext:value-type="date">
            <text:p>11/05/23</text:p>
          </table:table-cell>
          <table:table-cell table:number-columns-repeated="1011"/>
        </table:table-row>
        <table:table-row table:style-name="ro17">
          <table:table-cell office:value-type="float" office:value="8" calcext:value-type="float">
            <text:p>8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ealthcare</text:p>
          </table:table-cell>
          <table:table-cell office:value-type="string" calcext:value-type="string">
            <text:p>Pharm All collections</text:p>
          </table:table-cell>
          <table:table-cell office:value-type="string" calcext:value-type="string">
            <text:p>To verify the functionality of All collections at the Top product page of Pharm Easy</text:p>
          </table:table-cell>
          <table:table-cell table:style-name="ce30" office:value-type="string" calcext:value-type="string">
            <text:p>1.Open any browser.2.URL should be known</text:p>
          </table:table-cell>
          <table:table-cell office:value-type="string" calcext:value-type="string">
            <text:p>1.Click on Health care</text:p>
            <text:p>2.Click on Top Products</text:p>
            <text:p>3.Click on popularity</text:p>
            <text:p>4.Select desired range</text:p>
            <text:p>5.Click on All categories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All categories at the top product page</text:p>
          </table:table-cell>
          <table:table-cell table:style-name="ce3" office:value-type="date" office:date-value="2023-11-05" calcext:value-type="date">
            <text:p>11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11-05" calcext:value-type="date">
            <text:p>11/05/23</text:p>
          </table:table-cell>
          <table:table-cell table:number-columns-repeated="1011"/>
        </table:table-row>
        <table:table-row table:style-name="ro21">
          <table:table-cell office:value-type="float" office:value="9" calcext:value-type="float">
            <text:p>9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All collections</text:p>
          </table:table-cell>
          <table:table-cell office:value-type="string" calcext:value-type="string">
            <text:p>Pharm <text:s/>Most Loved Brands</text:p>
          </table:table-cell>
          <table:table-cell office:value-type="string" calcext:value-type="string">
            <text:p>To verify the functionality of Most Loved Brands at the health care page of Pharm Easy</text:p>
          </table:table-cell>
          <table:table-cell table:style-name="ce30" office:value-type="string" calcext:value-type="string">
            <text:p>1.Open any browser.2.URL should be known</text:p>
          </table:table-cell>
          <table:table-cell office:value-type="string" calcext:value-type="string">
            <text:p>1.Click on Health care</text:p>
            <text:p>2.Click on Most Loved Brands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Most loved brands at the health care page</text:p>
          </table:table-cell>
          <table:table-cell table:style-name="ce3" office:value-type="date" office:date-value="2023-11-05" calcext:value-type="date">
            <text:p>11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11-05" calcext:value-type="date">
            <text:p>11/05/23</text:p>
          </table:table-cell>
          <table:table-cell table:number-columns-repeated="1011"/>
        </table:table-row>
        <table:table-row table:style-name="ro21">
          <table:table-cell office:value-type="float" office:value="10" calcext:value-type="float">
            <text:p>10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<text:s/>Most Loved Brands</text:p>
          </table:table-cell>
          <table:table-cell office:value-type="string" calcext:value-type="string">
            <text:p>Pharm Popularity</text:p>
          </table:table-cell>
          <table:table-cell office:value-type="string" calcext:value-type="string">
            <text:p>To verify that <text:s/>in popularity drop down the desired range is selected at the <text:s/>Most Loved Brands of Pharm Easy</text:p>
          </table:table-cell>
          <table:table-cell table:style-name="ce30" office:value-type="string" calcext:value-type="string">
            <text:p>1.Open any browser.2.URL should be known</text:p>
          </table:table-cell>
          <table:table-cell office:value-type="string" calcext:value-type="string">
            <text:p>1.Click on Health care</text:p>
            <text:p>2.Click on Most Loved Brands</text:p>
            <text:p>3.Click on Popularity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select the desired range at the popularity drop down</text:p>
          </table:table-cell>
          <table:table-cell table:style-name="ce3" office:value-type="date" office:date-value="2023-11-05" calcext:value-type="date">
            <text:p>11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11-05" calcext:value-type="date">
            <text:p>11/05/23</text:p>
          </table:table-cell>
          <table:table-cell table:number-columns-repeated="1011"/>
        </table:table-row>
        <table:table-row table:style-name="ro24">
          <table:table-cell office:value-type="float" office:value="11" calcext:value-type="float">
            <text:p>11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Health care</text:p>
          </table:table-cell>
          <table:table-cell office:value-type="string" calcext:value-type="string">
            <text:p>Pharm <text:s/>Fitness supplement</text:p>
          </table:table-cell>
          <table:table-cell office:value-type="string" calcext:value-type="string">
            <text:p>To verify the functionality Fitness Supplements at the health care page 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office:value-type="string" calcext:value-type="string">
            <text:p>1.Click on Health care</text:p>
            <text:p>2.Click on Fitness supplements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Fitness supplements at the health care page</text:p>
          </table:table-cell>
          <table:table-cell table:style-name="ce3" office:value-type="date" office:date-value="2023-12-05" calcext:value-type="date">
            <text:p>12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12-05" calcext:value-type="date">
            <text:p>12/05/23</text:p>
          </table:table-cell>
          <table:table-cell table:number-columns-repeated="1011"/>
        </table:table-row>
        <table:table-row table:style-name="ro61">
          <table:table-cell office:value-type="float" office:value="12" calcext:value-type="float">
            <text:p>12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Health care</text:p>
          </table:table-cell>
          <table:table-cell office:value-type="string" calcext:value-type="string">
            <text:p>Pharm <text:s/>Fitness supplement</text:p>
          </table:table-cell>
          <table:table-cell office:value-type="string" calcext:value-type="string">
            <text:p>To verify the functionality View More at the <text:s/>Fitness supplements <text:s/>page 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office:value-type="string" calcext:value-type="string">
            <text:p>1.Click on Health care</text:p>
            <text:p>2.Click on Fitness supplements</text:p>
            <text:p>3.Click on Fitness Supplements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view more at the sub category</text:p>
          </table:table-cell>
          <table:table-cell table:style-name="ce3" office:value-type="date" office:date-value="2023-12-05" calcext:value-type="date">
            <text:p>12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12-05" calcext:value-type="date">
            <text:p>12/05/23</text:p>
          </table:table-cell>
          <table:table-cell table:number-columns-repeated="1011"/>
        </table:table-row>
        <table:table-row table:style-name="ro62">
          <table:table-cell office:value-type="float" office:value="13" calcext:value-type="float">
            <text:p>13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<text:s/>Fitness supplement</text:p>
          </table:table-cell>
          <table:table-cell office:value-type="string" calcext:value-type="string">
            <text:p>Pharm View more</text:p>
          </table:table-cell>
          <table:table-cell office:value-type="string" calcext:value-type="string">
            <text:p>To verify the functionality <text:s/>of Speciality <text:s/>Supplements at the <text:s/>Fitness supplements <text:s/>page 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office:value-type="string" calcext:value-type="string">
            <text:p>1.Click on Health care</text:p>
            <text:p>2.Click on Fitness supplements</text:p>
            <text:p>3.Click on Fitness Supplements</text:p>
            <text:p>4.Click on Speciality Supplements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speciality supplements</text:p>
          </table:table-cell>
          <table:table-cell table:style-name="ce3" office:value-type="date" office:date-value="2023-12-05" calcext:value-type="date">
            <text:p>12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12-05" calcext:value-type="date">
            <text:p>12/05/23</text:p>
          </table:table-cell>
          <table:table-cell table:number-columns-repeated="1011"/>
        </table:table-row>
        <table:table-row table:style-name="ro42">
          <table:table-cell office:value-type="float" office:value="14" calcext:value-type="float">
            <text:p>14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<text:s/>Fitness supplement</text:p>
          </table:table-cell>
          <table:table-cell office:value-type="string" calcext:value-type="string">
            <text:p>Pharm View more</text:p>
          </table:table-cell>
          <table:table-cell office:value-type="string" calcext:value-type="string">
            <text:p>To verify the functionality of Apply button at the view more pag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office:value-type="string" calcext:value-type="string">
            <text:p>1.Click on Health care</text:p>
            <text:p>2.Click on Fitness supplements</text:p>
            <text:p>3.Click on Fitness Supplements</text:p>
            <text:p>4.Click on Speciality Supplements</text:p>
            <text:p>5.Click on Apply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Apply button at the view <text:s/>more page</text:p>
          </table:table-cell>
          <table:table-cell table:style-name="ce3" office:value-type="date" office:date-value="2023-12-05" calcext:value-type="date">
            <text:p>12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12-05" calcext:value-type="date">
            <text:p>12/05/23</text:p>
          </table:table-cell>
          <table:table-cell table:number-columns-repeated="1011"/>
        </table:table-row>
        <table:table-row table:style-name="ro63">
          <table:table-cell office:value-type="float" office:value="15" calcext:value-type="float">
            <text:p>15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<text:s/>Health care</text:p>
          </table:table-cell>
          <table:table-cell office:value-type="string" calcext:value-type="string">
            <text:p>Pharm Personal care</text:p>
          </table:table-cell>
          <table:table-cell office:value-type="string" calcext:value-type="string">
            <text:p>To verify the functionality of Personal care at <text:s/>the Health care pag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office:value-type="string" calcext:value-type="string">
            <text:p>1.Click on Health care</text:p>
            <text:p>2.Click on Personal car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Personal care at the heath care page</text:p>
          </table:table-cell>
          <table:table-cell table:style-name="ce3" office:value-type="date" office:date-value="2023-12-05" calcext:value-type="date">
            <text:p>12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12-05" calcext:value-type="date">
            <text:p>12/05/23</text:p>
          </table:table-cell>
          <table:table-cell table:number-columns-repeated="1011"/>
        </table:table-row>
        <table:table-row table:style-name="ro64">
          <table:table-cell office:value-type="float" office:value="16" calcext:value-type="float">
            <text:p>16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Personal care</text:p>
          </table:table-cell>
          <table:table-cell office:value-type="string" calcext:value-type="string">
            <text:p>Pharm Sub category</text:p>
          </table:table-cell>
          <table:table-cell office:value-type="string" calcext:value-type="string">
            <text:p>To verify the functionality of Sub category selection at the personal care pag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office:value-type="string" calcext:value-type="string">
            <text:p>1.Click on Health care</text:p>
            <text:p>2.Click on Personal care</text:p>
            <text:p>3.Click on Appliances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subcategory of the Personal care</text:p>
          </table:table-cell>
          <table:table-cell table:style-name="ce3" office:value-type="date" office:date-value="2023-12-05" calcext:value-type="date">
            <text:p>12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12-05" calcext:value-type="date">
            <text:p>12/05/23</text:p>
          </table:table-cell>
          <table:table-cell table:number-columns-repeated="1011"/>
        </table:table-row>
        <table:table-row table:style-name="ro65">
          <table:table-cell office:value-type="float" office:value="17" calcext:value-type="float">
            <text:p>17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Personal care</text:p>
          </table:table-cell>
          <table:table-cell office:value-type="string" calcext:value-type="string">
            <text:p>Pharm Sub category</text:p>
          </table:table-cell>
          <table:table-cell office:value-type="string" calcext:value-type="string">
            <text:p>To verify that the <text:s/>more than one sub category can be selected <text:s/>at the Personal care pag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office:value-type="string" calcext:value-type="string">
            <text:p>1.Click on Health care</text:p>
            <text:p>2.Click on Personal care</text:p>
            <text:p>3.Click on Appliances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more than one sub category at the personal care page</text:p>
          </table:table-cell>
          <table:table-cell table:style-name="ce3" office:value-type="date" office:date-value="2023-12-05" calcext:value-type="date">
            <text:p>12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12-05" calcext:value-type="date">
            <text:p>12/05/23</text:p>
          </table:table-cell>
          <table:table-cell table:number-columns-repeated="1011"/>
        </table:table-row>
        <table:table-row table:style-name="ro22">
          <table:table-cell office:value-type="float" office:value="18" calcext:value-type="float">
            <text:p>18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Personal care</text:p>
          </table:table-cell>
          <table:table-cell office:value-type="string" calcext:value-type="string">
            <text:p>Pharm Brand </text:p>
          </table:table-cell>
          <table:table-cell office:value-type="string" calcext:value-type="string">
            <text:p>To verify <text:s/>that the more than one brand is selected at the Personal care pag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office:value-type="string" calcext:value-type="string">
            <text:p>1.Click on Health care</text:p>
            <text:p>2.Click on Personal care</text:p>
            <text:p>3.Click on Brand as per required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hose the brand as per requirment</text:p>
          </table:table-cell>
          <table:table-cell table:style-name="ce3" office:value-type="date" office:date-value="2023-12-05" calcext:value-type="date">
            <text:p>12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12-05" calcext:value-type="date">
            <text:p>12/05/23</text:p>
          </table:table-cell>
          <table:table-cell table:number-columns-repeated="1011"/>
        </table:table-row>
        <table:table-row table:style-name="ro66">
          <table:table-cell office:value-type="float" office:value="19" calcext:value-type="float">
            <text:p>19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Personal care</text:p>
          </table:table-cell>
          <table:table-cell office:value-type="string" calcext:value-type="string">
            <text:p>Pharm Sort by</text:p>
          </table:table-cell>
          <table:table-cell office:value-type="string" calcext:value-type="string">
            <text:p>To verify the functionality of Drop down at the persona care pag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office:value-type="string" calcext:value-type="string">
            <text:p>1.Click on Health care</text:p>
            <text:p>2.Click on sort by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sort by popularity at the personal care page</text:p>
          </table:table-cell>
          <table:table-cell table:style-name="ce3" office:value-type="date" office:date-value="2023-12-05" calcext:value-type="date">
            <text:p>12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12-05" calcext:value-type="date">
            <text:p>12/05/23</text:p>
          </table:table-cell>
          <table:table-cell table:number-columns-repeated="1011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Personal care</text:p>
          </table:table-cell>
          <table:table-cell office:value-type="string" calcext:value-type="string">
            <text:p>Pharm Sort by</text:p>
          </table:table-cell>
          <table:table-cell office:value-type="string" calcext:value-type="string">
            <text:p>To verify that the desired range is selected at the drop down list of popularity at the personal care pag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office:value-type="string" calcext:value-type="string">
            <text:p>1.Click on Health care</text:p>
            <text:p>2.Click on sort by</text:p>
            <text:p>3.Click on desired rang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Popularity drop down</text:p>
          </table:table-cell>
          <table:table-cell table:style-name="ce3" office:value-type="date" office:date-value="2023-12-05" calcext:value-type="date">
            <text:p>12/05/23</text:p>
          </table:table-cell>
          <table:table-cell office:value-type="string" calcext:value-type="string">
            <text:p>Automated</text:p>
          </table:table-cell>
          <table:table-cell table:style-name="ce3" office:value-type="date" office:date-value="2023-12-05" calcext:value-type="date">
            <text:p>12/05/23</text:p>
          </table:table-cell>
          <table:table-cell table:number-columns-repeated="1011"/>
        </table:table-row>
        <table:table-row table:style-name="ro26">
          <table:table-cell office:value-type="float" office:value="21" calcext:value-type="float">
            <text:p>21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Easy Offers</text:p>
          </table:table-cell>
          <table:table-cell office:value-type="string" calcext:value-type="string">
            <text:p>To verify the functionality of Offers at the home page of Pharm Easy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office:value-type="string" calcext:value-type="string">
            <text:p>1.Click on Offers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Offers at the Pharm Easy page</text:p>
          </table:table-cell>
          <table:table-cell office:value-type="string" calcext:value-type="string">
            <text:p>13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13/05/23</text:p>
          </table:table-cell>
          <table:table-cell table:number-columns-repeated="1011"/>
        </table:table-row>
        <table:table-row table:style-name="ro67">
          <table:table-cell office:value-type="float" office:value="22" calcext:value-type="float">
            <text:p>22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Offers</text:p>
          </table:table-cell>
          <table:table-cell office:value-type="string" calcext:value-type="string">
            <text:p>Pharm Payment</text:p>
          </table:table-cell>
          <table:table-cell office:value-type="string" calcext:value-type="string">
            <text:p>To verify the functionality of <text:s text:c="2"/>Payment button at the Offers pag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office:value-type="string" calcext:value-type="string">
            <text:p>1.Click on Offers</text:p>
            <text:p>2.Click on Payment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Payment <text:s/>button at the Offer page</text:p>
          </table:table-cell>
          <table:table-cell office:value-type="string" calcext:value-type="string">
            <text:p>13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13/05/23</text:p>
          </table:table-cell>
          <table:table-cell table:number-columns-repeated="1011"/>
        </table:table-row>
        <table:table-row table:style-name="ro24">
          <table:table-cell office:value-type="float" office:value="23" calcext:value-type="float">
            <text:p>23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Offers</text:p>
          </table:table-cell>
          <table:table-cell office:value-type="string" calcext:value-type="string">
            <text:p>Pharm Medicine</text:p>
          </table:table-cell>
          <table:table-cell office:value-type="string" calcext:value-type="string">
            <text:p>To verify the functionality of <text:s/>Medicine button at the Offers pag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office:value-type="string" calcext:value-type="string">
            <text:p>1.Click on Offers</text:p>
            <text:p>2.Click on  Medicin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Medicine button at the offer page</text:p>
          </table:table-cell>
          <table:table-cell office:value-type="string" calcext:value-type="string">
            <text:p>13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13/05/23</text:p>
          </table:table-cell>
          <table:table-cell table:number-columns-repeated="1011"/>
        </table:table-row>
        <table:table-row table:style-name="ro68">
          <table:table-cell office:value-type="float" office:value="24" calcext:value-type="float">
            <text:p>24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Offers</text:p>
          </table:table-cell>
          <table:table-cell office:value-type="string" calcext:value-type="string">
            <text:p>Pharm Diagnostic</text:p>
          </table:table-cell>
          <table:table-cell office:value-type="string" calcext:value-type="string">
            <text:p>To verify the functionality of <text:s text:c="2"/>Diagnostic button at the Offers pag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office:value-type="string" calcext:value-type="string">
            <text:p>1.Click on Offers</text:p>
            <text:p>2.Click on  Diagnostic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Diagnostic button at the offer page</text:p>
          </table:table-cell>
          <table:table-cell office:value-type="string" calcext:value-type="string">
            <text:p>13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13/05/23</text:p>
          </table:table-cell>
          <table:table-cell table:number-columns-repeated="1011"/>
        </table:table-row>
        <table:table-row table:style-name="ro42">
          <table:table-cell office:value-type="float" office:value="25" calcext:value-type="float">
            <text:p>25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Offers</text:p>
          </table:table-cell>
          <table:table-cell office:value-type="string" calcext:value-type="string">
            <text:p>Pharm Diagnostic</text:p>
          </table:table-cell>
          <table:table-cell office:value-type="string" calcext:value-type="string">
            <text:p>To verify the functionality of Health care at the Offers pag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office:value-type="string" calcext:value-type="string">
            <text:p>1.Click on Offers</text:p>
            <text:p>2.Click on  Health car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Health care button at the offer page</text:p>
          </table:table-cell>
          <table:table-cell office:value-type="string" calcext:value-type="string">
            <text:p>13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13/05/23</text:p>
          </table:table-cell>
          <table:table-cell table:number-columns-repeated="1011"/>
        </table:table-row>
        <table:table-row table:style-name="ro69">
          <table:table-cell office:value-type="float" office:value="26" calcext:value-type="float">
            <text:p>26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Offers</text:p>
          </table:table-cell>
          <table:table-cell office:value-type="string" calcext:value-type="string">
            <text:p>Pharm Diagnostic</text:p>
          </table:table-cell>
          <table:table-cell office:value-type="string" calcext:value-type="string">
            <text:p>To verify the functionality of Offer at the Offer pag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office:value-type="string" calcext:value-type="string">
            <text:p>1.Click on Health care</text:p>
            <text:p>2.Click on offer 1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Offer 1at the offer page</text:p>
          </table:table-cell>
          <table:table-cell office:value-type="string" calcext:value-type="string">
            <text:p>13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13/05/23</text:p>
          </table:table-cell>
          <table:table-cell table:number-columns-repeated="1011"/>
        </table:table-row>
        <table:table-row table:style-name="ro23">
          <table:table-cell office:value-type="float" office:value="27" calcext:value-type="float">
            <text:p>27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Offers</text:p>
          </table:table-cell>
          <table:table-cell office:value-type="string" calcext:value-type="string">
            <text:p>Pharm Diagnostic</text:p>
          </table:table-cell>
          <table:table-cell office:value-type="string" calcext:value-type="string">
            <text:p>To verify that the user can <text:s/>go for more than one offer at the offer pag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office:value-type="string" calcext:value-type="string">
            <text:p>1.Click on Health care</text:p>
            <text:p>2.Click on offer 2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Offer 2 at the offer page</text:p>
          </table:table-cell>
          <table:table-cell office:value-type="string" calcext:value-type="string">
            <text:p>13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13/05/23</text:p>
          </table:table-cell>
          <table:table-cell table:number-columns-repeated="1011"/>
        </table:table-row>
        <table:table-row table:style-name="ro29">
          <table:table-cell office:value-type="float" office:value="28" calcext:value-type="float">
            <text:p>28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Offers</text:p>
          </table:table-cell>
          <table:table-cell office:value-type="string" calcext:value-type="string">
            <text:p>Pharm Read more</text:p>
          </table:table-cell>
          <table:table-cell office:value-type="string" calcext:value-type="string">
            <text:p>To verify that the read more option is visible at the Offer pag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office:value-type="string" calcext:value-type="string">
            <text:p>1.Click on Health care</text:p>
            <text:p>2.Click on Read mor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see the read more option at the end of the page</text:p>
          </table:table-cell>
          <table:table-cell office:value-type="string" calcext:value-type="string">
            <text:p>13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13/05/23</text:p>
          </table:table-cell>
          <table:table-cell table:number-columns-repeated="1011"/>
        </table:table-row>
        <table:table-row table:style-name="ro46">
          <table:table-cell office:value-type="float" office:value="29" calcext:value-type="float">
            <text:p>29</text:p>
          </table:table-cell>
          <table:table-cell office:value-type="string" calcext:value-type="string">
            <text:p>Sanity(visibility)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Home page</text:p>
          </table:table-cell>
          <table:table-cell office:value-type="string" calcext:value-type="string">
            <text:p>Pharm Easy Offers</text:p>
          </table:table-cell>
          <table:table-cell office:value-type="string" calcext:value-type="string">
            <text:p>To verify that the total no of Offers ,Discount for users,Additional offers are visible at the offer pag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office:value-type="string" calcext:value-type="string">
            <text:p>1.Click on Offers</text:p>
            <text:p>2.Verify that the total no of Offers,Discount for new users are present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<text:s/>view the desired text at the end of the offer page</text:p>
          </table:table-cell>
          <table:table-cell office:value-type="string" calcext:value-type="string">
            <text:p>13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13/05/23</text:p>
          </table:table-cell>
          <table:table-cell table:number-columns-repeated="1011"/>
        </table:table-row>
        <table:table-row table:style-name="ro65">
          <table:table-cell office:value-type="float" office:value="30" calcext:value-type="float">
            <text:p>30</text:p>
          </table:table-cell>
          <table:table-cell office:value-type="string" calcext:value-type="string">
            <text:p>Sanity(visibility)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Home page</text:p>
          </table:table-cell>
          <table:table-cell office:value-type="string" calcext:value-type="string">
            <text:p>Pharm Easy Offers</text:p>
          </table:table-cell>
          <table:table-cell office:value-type="string" calcext:value-type="string">
            <text:p>To verify that the questions are present at the end of the offer pag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office:value-type="string" calcext:value-type="string">
            <text:p>1.Click on Offers</text:p>
            <text:p>2.Verify that the questions are visible at the end of the pag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view the question at the end of the offer page</text:p>
          </table:table-cell>
          <table:table-cell office:value-type="string" calcext:value-type="string">
            <text:p>13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13/05/23</text:p>
          </table:table-cell>
          <table:table-cell table:number-columns-repeated="1011"/>
        </table:table-row>
        <table:table-row table:style-name="ro27" table:number-rows-repeated="1048542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Plus and value store modules" table:style-name="ta1">
        <table:table-column table:style-name="co1" table:default-cell-style-name="ce1"/>
        <table:table-column table:style-name="co47" table:default-cell-style-name="ce1"/>
        <table:table-column table:style-name="co48" table:default-cell-style-name="ce1"/>
        <table:table-column table:style-name="co23" table:default-cell-style-name="ce1"/>
        <table:table-column table:style-name="co43" table:default-cell-style-name="ce1"/>
        <table:table-column table:style-name="co49" table:default-cell-style-name="ce1"/>
        <table:table-column table:style-name="co21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47" table:default-cell-style-name="ce1"/>
        <table:table-column table:style-name="co53" table:default-cell-style-name="ce1"/>
        <table:table-column table:style-name="co46" table:default-cell-style-name="ce1"/>
        <table:table-column table:style-name="co1" table:number-columns-repeated="1011" table:default-cell-style-name="ce1"/>
        <table:table-row table:style-name="ro70">
          <table:table-cell table:style-name="ce36" table:number-columns-repeated="2"/>
          <table:table-cell table:style-name="ce37" office:value-type="string" calcext:value-type="string">
            <text:p>TEST CASES FOR PLUS MODULES </text:p>
          </table:table-cell>
          <table:table-cell table:style-name="ce37"/>
          <table:table-cell table:style-name="ce37" office:value-type="string" calcext:value-type="string">
            <text:p><text:s/>AND VALUE STORE MODULES</text:p>
          </table:table-cell>
          <table:table-cell table:style-name="ce36" table:number-columns-repeated="4"/>
          <table:table-cell table:number-columns-repeated="1015"/>
        </table:table-row>
        <table:table-row table:style-name="ro27">
          <table:table-cell table:number-columns-repeated="1024"/>
        </table:table-row>
        <table:table-row table:style-name="ro27">
          <table:table-cell table:style-name="ce5" office:value-type="string" calcext:value-type="string">
            <text:p>Sno</text:p>
          </table:table-cell>
          <table:table-cell table:style-name="ce5" office:value-type="string" calcext:value-type="string">
            <text:p>Label</text:p>
          </table:table-cell>
          <table:table-cell table:style-name="ce5" office:value-type="string" calcext:value-type="string">
            <text:p>Application</text:p>
          </table:table-cell>
          <table:table-cell table:style-name="ce5" office:value-type="string" calcext:value-type="string">
            <text:p>Parent Module</text:p>
          </table:table-cell>
          <table:table-cell table:style-name="ce5" office:value-type="string" calcext:value-type="string">
            <text:p>Sub Module</text:p>
          </table:table-cell>
          <table:table-cell table:style-name="ce5" office:value-type="string" calcext:value-type="string">
            <text:p>Summary</text:p>
          </table:table-cell>
          <table:table-cell table:style-name="ce6" office:value-type="string" calcext:value-type="string">
            <text:p>Pre- Requisite</text:p>
          </table:table-cell>
          <table:table-cell table:style-name="ce6" office:value-type="string" calcext:value-type="string">
            <text:p>Test Steps</text:p>
          </table:table-cell>
          <table:table-cell table:style-name="ce5" office:value-type="string" calcext:value-type="string">
            <text:p>Test Data</text:p>
          </table:table-cell>
          <table:table-cell table:style-name="ce5" office:value-type="string" calcext:value-type="string">
            <text:p>Expected Result</text:p>
          </table:table-cell>
          <table:table-cell table:style-name="ce5" office:value-type="string" calcext:value-type="string">
            <text:p>Test Creation</text:p>
          </table:table-cell>
          <table:table-cell table:style-name="ce5" office:value-type="string" calcext:value-type="string">
            <text:p>Automation Status</text:p>
          </table:table-cell>
          <table:table-cell table:style-name="ce5" office:value-type="string" calcext:value-type="string">
            <text:p>Script Creation</text:p>
          </table:table-cell>
          <table:table-cell table:number-columns-repeated="1011"/>
        </table:table-row>
        <table:table-row table:style-name="ro27">
          <table:table-cell table:number-columns-repeated="6"/>
          <table:table-cell table:style-name="ce2" table:number-columns-repeated="2"/>
          <table:table-cell table:number-columns-repeated="1016"/>
        </table:table-row>
        <table:table-row table:style-name="ro71">
          <table:table-cell office:value-type="float" office:value="1" calcext:value-type="float">
            <text:p>1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Easy Plus </text:p>
          </table:table-cell>
          <table:table-cell office:value-type="string" calcext:value-type="string">
            <text:p>To verify the functionality of Plus at the home page of Pharm Easy 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Plus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Plus <text:s/>at the home page of Pharm Easy</text:p>
          </table:table-cell>
          <table:table-cell office:value-type="string" calcext:value-type="string">
            <text:p>19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19/05/23</text:p>
          </table:table-cell>
          <table:table-cell table:number-columns-repeated="1011"/>
        </table:table-row>
        <table:table-row table:style-name="ro72">
          <table:table-cell office:value-type="float" office:value="2" calcext:value-type="float">
            <text:p>2</text:p>
          </table:table-cell>
          <table:table-cell office:value-type="string" calcext:value-type="string">
            <text:p>Sanity(visibility)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Easy Plus </text:p>
          </table:table-cell>
          <table:table-cell office:value-type="string" calcext:value-type="string">
            <text:p>To verify that the logo Pharm Easy Plus is present at the top of Pharm Easy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Plus</text:p>
            <text:p>2.Verify that the logo is visible at the top of the Plus pag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viewed the logo at the home page of Pharm Easy plus</text:p>
          </table:table-cell>
          <table:table-cell office:value-type="string" calcext:value-type="string">
            <text:p>19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19/05/23</text:p>
          </table:table-cell>
          <table:table-cell table:number-columns-repeated="1011"/>
        </table:table-row>
        <table:table-row table:style-name="ro49">
          <table:table-cell office:value-type="float" office:value="3" calcext:value-type="float">
            <text:p>3</text:p>
          </table:table-cell>
          <table:table-cell office:value-type="string" calcext:value-type="string">
            <text:p>Sanity(visibility)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Easy Plus </text:p>
          </table:table-cell>
          <table:table-cell office:value-type="string" calcext:value-type="string">
            <text:p>To verify that the Get Exclusive access text box is visible at the Pharm Easy plus pag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Plus</text:p>
            <text:p>2.Verify that the Get Exclusive access to text data is visible at plus pag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view the data at the Get exclusive access </text:p>
          </table:table-cell>
          <table:table-cell office:value-type="string" calcext:value-type="string">
            <text:p>19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19/05/23</text:p>
          </table:table-cell>
          <table:table-cell table:number-columns-repeated="1011"/>
        </table:table-row>
        <table:table-row table:style-name="ro32">
          <table:table-cell office:value-type="float" office:value="4" calcext:value-type="float">
            <text:p>4</text:p>
          </table:table-cell>
          <table:table-cell office:value-type="string" calcext:value-type="string">
            <text:p>Sanity(visibility)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Easy Plus </text:p>
          </table:table-cell>
          <table:table-cell office:value-type="string" calcext:value-type="string">
            <text:p>To verify that the Plan box is viewed at the Pharm Easy plus pag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Plus</text:p>
            <text:p>2.Verify that the plan text box is visible at the plus pag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view the Plan box at the plus page</text:p>
          </table:table-cell>
          <table:table-cell office:value-type="string" calcext:value-type="string">
            <text:p>19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19/05/23</text:p>
          </table:table-cell>
          <table:table-cell table:number-columns-repeated="1011"/>
        </table:table-row>
        <table:table-row table:style-name="ro36">
          <table:table-cell office:value-type="float" office:value="5" calcext:value-type="float">
            <text:p>5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Easy Plus </text:p>
          </table:table-cell>
          <table:table-cell office:value-type="string" calcext:value-type="string">
            <text:p>To verify the functionality of Apply coupon at the Pharm Easy plus pag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Plus</text:p>
            <text:p>2.Click on Apply coupon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the Apply coupon at the plus page</text:p>
          </table:table-cell>
          <table:table-cell office:value-type="string" calcext:value-type="string">
            <text:p>19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19/05/23</text:p>
          </table:table-cell>
          <table:table-cell table:number-columns-repeated="1011"/>
        </table:table-row>
        <table:table-row table:style-name="ro38">
          <table:table-cell office:value-type="float" office:value="6" calcext:value-type="float">
            <text:p>6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Easy Plus </text:p>
          </table:table-cell>
          <table:table-cell office:value-type="string" calcext:value-type="string">
            <text:p>To verify the functionality of <text:s/>if Your Spending on medicine at the plus pag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Plus</text:p>
            <text:p>2.Click on the Scroller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move the scroller as per requirements</text:p>
          </table:table-cell>
          <table:table-cell office:value-type="string" calcext:value-type="string">
            <text:p>19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19/05/23</text:p>
          </table:table-cell>
          <table:table-cell table:number-columns-repeated="1011"/>
        </table:table-row>
        <table:table-row table:style-name="ro48">
          <table:table-cell office:value-type="float" office:value="7" calcext:value-type="float">
            <text:p>7</text:p>
          </table:table-cell>
          <table:table-cell office:value-type="string" calcext:value-type="string">
            <text:p>Sanity(visibility)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Easy Plus </text:p>
          </table:table-cell>
          <table:table-cell office:value-type="string" calcext:value-type="string">
            <text:p>To verify that the Break down table is visible at the Pharm Easy plus pag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Plus</text:p>
            <text:p>2.Verify that the Break down table is viewed at plus pag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view the Break down table at the plus page</text:p>
          </table:table-cell>
          <table:table-cell office:value-type="string" calcext:value-type="string">
            <text:p>19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19/05/23</text:p>
          </table:table-cell>
          <table:table-cell table:number-columns-repeated="1011"/>
        </table:table-row>
        <table:table-row table:style-name="ro22">
          <table:table-cell office:value-type="float" office:value="8" calcext:value-type="float">
            <text:p>8</text:p>
          </table:table-cell>
          <table:table-cell office:value-type="string" calcext:value-type="string">
            <text:p>Sanity(visibility)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Easy Plus </text:p>
          </table:table-cell>
          <table:table-cell office:value-type="string" calcext:value-type="string">
            <text:p>To verify that the Still not sure ? Text is visible at the Pharm Easy plus pag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Plus</text:p>
            <text:p>2.Verify that the  Still not sure ?is viewed at plus pag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view the text after the Still not sure ? At the plus page</text:p>
          </table:table-cell>
          <table:table-cell office:value-type="string" calcext:value-type="string">
            <text:p>19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19/05/23</text:p>
          </table:table-cell>
          <table:table-cell table:number-columns-repeated="1011"/>
        </table:table-row>
        <table:table-row table:style-name="ro36">
          <table:table-cell office:value-type="float" office:value="9" calcext:value-type="float">
            <text:p>9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Plus </text:p>
          </table:table-cell>
          <table:table-cell office:value-type="string" calcext:value-type="string">
            <text:p>Pharm Easy user</text:p>
          </table:table-cell>
          <table:table-cell office:value-type="string" calcext:value-type="string">
            <text:p>To verify the functionality of User at the plus pag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Plus</text:p>
            <text:p>2.Click on User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user at the plus page</text:p>
          </table:table-cell>
          <table:table-cell office:value-type="string" calcext:value-type="string">
            <text:p>19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19/05/23</text:p>
          </table:table-cell>
          <table:table-cell table:number-columns-repeated="1011"/>
        </table:table-row>
        <table:table-row table:style-name="ro47">
          <table:table-cell office:value-type="float" office:value="10" calcext:value-type="float">
            <text:p>10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Plus </text:p>
          </table:table-cell>
          <table:table-cell office:value-type="string" calcext:value-type="string">
            <text:p>Pharm Easy Save for alter</text:p>
          </table:table-cell>
          <table:table-cell office:value-type="string" calcext:value-type="string">
            <text:p>To verify the functionality of Save for later at the user button at the Plus pag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Plus</text:p>
            <text:p>2.Click on User</text:p>
            <text:p>3.Click on Save for later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Save for later at the user option</text:p>
          </table:table-cell>
          <table:table-cell office:value-type="string" calcext:value-type="string">
            <text:p>19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19/05/23</text:p>
          </table:table-cell>
          <table:table-cell table:number-columns-repeated="1011"/>
        </table:table-row>
        <table:table-row table:style-name="ro44">
          <table:table-cell office:value-type="float" office:value="11" calcext:value-type="float">
            <text:p>11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Plus </text:p>
          </table:table-cell>
          <table:table-cell office:value-type="string" calcext:value-type="string">
            <text:p>Pharm Easy <text:s/>Wallet</text:p>
          </table:table-cell>
          <table:table-cell office:value-type="string" calcext:value-type="string">
            <text:p>To verify the functionality of <text:s/>Wallet at the user button at the Plus pag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Plus</text:p>
            <text:p>2.Click on User</text:p>
            <text:p>3.Click on Wallet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wallet at the user option</text:p>
          </table:table-cell>
          <table:table-cell office:value-type="string" calcext:value-type="string">
            <text:p>19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19/05/23</text:p>
          </table:table-cell>
          <table:table-cell table:number-columns-repeated="1011"/>
        </table:table-row>
        <table:table-row table:style-name="ro72">
          <table:table-cell office:value-type="float" office:value="12" calcext:value-type="float">
            <text:p>12</text:p>
          </table:table-cell>
          <table:table-cell office:value-type="string" calcext:value-type="string">
            <text:p>Sanity(visibility)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Plus </text:p>
          </table:table-cell>
          <table:table-cell office:value-type="string" calcext:value-type="string">
            <text:p>Pharm Easy <text:s/>Wallet</text:p>
          </table:table-cell>
          <table:table-cell office:value-type="string" calcext:value-type="string">
            <text:p>To verify that the Total balance text is visible at the top pf the wallet pag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Plus</text:p>
            <text:p>2.Click on User</text:p>
            <text:p>3.Click on Wallet</text:p>
            <text:p>4.Verify that the total balance ,cashback,refund cash is visible at the top of Wallet pag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view the total balance ,cash back,refund cash at the wallet cash</text:p>
          </table:table-cell>
          <table:table-cell office:value-type="string" calcext:value-type="string">
            <text:p>19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19/05/23</text:p>
          </table:table-cell>
          <table:table-cell table:number-columns-repeated="1011"/>
        </table:table-row>
        <table:table-row table:style-name="ro14">
          <table:table-cell office:value-type="float" office:value="13" calcext:value-type="float">
            <text:p>13</text:p>
          </table:table-cell>
          <table:table-cell office:value-type="string" calcext:value-type="string">
            <text:p>Sanity(visibility)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Plus </text:p>
          </table:table-cell>
          <table:table-cell office:value-type="string" calcext:value-type="string">
            <text:p>Pharm Easy <text:s/>Wallet</text:p>
          </table:table-cell>
          <table:table-cell office:value-type="string" calcext:value-type="string">
            <text:p>To verify that the <text:s/>Cash back worth text data is visible at the top pf the wallet pag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Plus</text:p>
            <text:p>2.Click on User</text:p>
            <text:p>3.Click on Wallet</text:p>
            <text:p>4.Verify that t the cash back worth is visible at the top of Wallet pag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view the Cash <text:s/>back worth text box at the wallet page</text:p>
          </table:table-cell>
          <table:table-cell office:value-type="string" calcext:value-type="string">
            <text:p>19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19/05/23</text:p>
          </table:table-cell>
          <table:table-cell table:number-columns-repeated="1011"/>
        </table:table-row>
        <table:table-row table:style-name="ro21">
          <table:table-cell office:value-type="float" office:value="14" calcext:value-type="float">
            <text:p>14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Plus </text:p>
          </table:table-cell>
          <table:table-cell office:value-type="string" calcext:value-type="string">
            <text:p>Pharm Easy <text:s/>Wallet</text:p>
          </table:table-cell>
          <table:table-cell office:value-type="string" calcext:value-type="string">
            <text:p>To verify the functionality of How it Works at the wallet pag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Plus</text:p>
            <text:p>2.Click on user</text:p>
            <text:p>3.Click on How it works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how it works</text:p>
          </table:table-cell>
          <table:table-cell office:value-type="string" calcext:value-type="string">
            <text:p>19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19/05/23</text:p>
          </table:table-cell>
          <table:table-cell table:number-columns-repeated="1011"/>
        </table:table-row>
        <table:table-row table:style-name="ro73">
          <table:table-cell office:value-type="float" office:value="15" calcext:value-type="float">
            <text:p>15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Plus </text:p>
          </table:table-cell>
          <table:table-cell office:value-type="string" calcext:value-type="string">
            <text:p>Pharm Easy <text:s/>Wallet</text:p>
          </table:table-cell>
          <table:table-cell office:value-type="string" calcext:value-type="string">
            <text:p>To verify the functionality of Frequently asked question at the wallet pag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Plus</text:p>
            <text:p>2.Click on user<text:span text:style-name="T1">3.Click on Frequently asked question</text:span>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frequently asked question at the wallet page</text:p>
          </table:table-cell>
          <table:table-cell office:value-type="string" calcext:value-type="string">
            <text:p>19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19/05/23</text:p>
          </table:table-cell>
          <table:table-cell table:number-columns-repeated="1011"/>
        </table:table-row>
        <table:table-row table:style-name="ro43">
          <table:table-cell office:value-type="float" office:value="16" calcext:value-type="float">
            <text:p>16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Easy Value Store</text:p>
          </table:table-cell>
          <table:table-cell office:value-type="string" calcext:value-type="string">
            <text:p>To verify the functionality of Value store at the home page of Pharm Easy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Value stor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Value store at the Pharm Easy page</text:p>
          </table:table-cell>
          <table:table-cell office:value-type="string" calcext:value-type="string">
            <text:p>22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2/05/23</text:p>
          </table:table-cell>
          <table:table-cell table:number-columns-repeated="1011"/>
        </table:table-row>
        <table:table-row table:style-name="ro49">
          <table:table-cell office:value-type="float" office:value="17" calcext:value-type="float">
            <text:p>17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Value Store</text:p>
          </table:table-cell>
          <table:table-cell office:value-type="string" calcext:value-type="string">
            <text:p>Pharm Easy <text:s/>Value Store Brand </text:p>
          </table:table-cell>
          <table:table-cell office:value-type="string" calcext:value-type="string">
            <text:p>To verify the functionality of Brand Search bar at the Pharm Easy Value stor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Value store</text:p>
            <text:p>2.Click on Search Brand</text:p>
          </table:table-cell>
          <table:table-cell office:value-type="string" calcext:value-type="string">
            <text:p>URL=<text:a xlink:href="https://pharmeasy.in/" xlink:type="simple">https://pharmeasy.in/</text:a></text:p>
            <text:p>Search: Ever herb</text:p>
          </table:table-cell>
          <table:table-cell office:value-type="string" calcext:value-type="string">
            <text:p>The user is able to search the brand as per their requirements</text:p>
          </table:table-cell>
          <table:table-cell office:value-type="string" calcext:value-type="string">
            <text:p>22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2/05/23</text:p>
          </table:table-cell>
          <table:table-cell table:number-columns-repeated="1011"/>
        </table:table-row>
        <table:table-row table:style-name="ro54">
          <table:table-cell office:value-type="float" office:value="18" calcext:value-type="float">
            <text:p>18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Value Store</text:p>
          </table:table-cell>
          <table:table-cell office:value-type="string" calcext:value-type="string">
            <text:p>Pharm Easy <text:s/>Value Store Brand </text:p>
          </table:table-cell>
          <table:table-cell office:value-type="string" calcext:value-type="string">
            <text:p>To verify that more than one brand can be selected at the Pharm Easy value stor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Value store</text:p>
            <text:p>2.Click on Pharm Easy brand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Pharm Easy brand at the Value store page</text:p>
          </table:table-cell>
          <table:table-cell office:value-type="string" calcext:value-type="string">
            <text:p>22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2/05/23</text:p>
          </table:table-cell>
          <table:table-cell table:number-columns-repeated="1011"/>
        </table:table-row>
        <table:table-row table:style-name="ro55">
          <table:table-cell office:value-type="float" office:value="19" calcext:value-type="float">
            <text:p>19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Value Store</text:p>
          </table:table-cell>
          <table:table-cell office:value-type="string" calcext:value-type="string">
            <text:p>Pharm Easy Value Store Price</text:p>
          </table:table-cell>
          <table:table-cell office:value-type="string" calcext:value-type="string">
            <text:p>To verify that the price is selected at the Pharm Easy value stor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Value Store</text:p>
            <text:p>2.Click on the Price </text:p>
          </table:table-cell>
          <table:table-cell office:value-type="string" calcext:value-type="string">
            <text:p>URL=<text:a xlink:href="https://pharmeasy.in/" xlink:type="simple">https://pharmeasy.in/</text:a></text:p>
            <text:p>Price:200-300</text:p>
          </table:table-cell>
          <table:table-cell office:value-type="string" calcext:value-type="string">
            <text:p>The user is able to select the price as per the requirement.</text:p>
          </table:table-cell>
          <table:table-cell office:value-type="string" calcext:value-type="string">
            <text:p>22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2/05/23</text:p>
          </table:table-cell>
          <table:table-cell table:number-columns-repeated="1011"/>
        </table:table-row>
        <table:table-row table:style-name="ro74">
          <table:table-cell office:value-type="float" office:value="20" calcext:value-type="float">
            <text:p>20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Value Store</text:p>
          </table:table-cell>
          <table:table-cell office:value-type="string" calcext:value-type="string">
            <text:p>Pharm Easy Value Store Price</text:p>
          </table:table-cell>
          <table:table-cell office:value-type="string" calcext:value-type="string">
            <text:p>To verify that the more than one price can be selected at the Pharm Easy value store pag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Value Store</text:p>
            <text:p>2.Click on the Price 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select <text:s/>more than one price at a time at value store page</text:p>
          </table:table-cell>
          <table:table-cell office:value-type="string" calcext:value-type="string">
            <text:p>22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2/05/23</text:p>
          </table:table-cell>
          <table:table-cell table:number-columns-repeated="1011"/>
        </table:table-row>
        <table:table-row table:style-name="ro47">
          <table:table-cell office:value-type="float" office:value="21" calcext:value-type="float">
            <text:p>21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Value Store</text:p>
          </table:table-cell>
          <table:table-cell office:value-type="string" calcext:value-type="string">
            <text:p>Pharm Easy Clear all</text:p>
          </table:table-cell>
          <table:table-cell office:value-type="string" calcext:value-type="string">
            <text:p>To verify the functionality of clear all at the Pharm Easy value store page 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value store</text:p>
            <text:p>2.Click on clear all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at the clear all option at the <text:s/>value store page</text:p>
          </table:table-cell>
          <table:table-cell office:value-type="string" calcext:value-type="string">
            <text:p>22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2/05/23</text:p>
          </table:table-cell>
          <table:table-cell table:number-columns-repeated="1011"/>
        </table:table-row>
        <table:table-row table:style-name="ro53">
          <table:table-cell office:value-type="float" office:value="22" calcext:value-type="float">
            <text:p>22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Value Store</text:p>
          </table:table-cell>
          <table:table-cell office:value-type="string" calcext:value-type="string">
            <text:p>Pharm Easy Popularity </text:p>
          </table:table-cell>
          <table:table-cell office:value-type="string" calcext:value-type="string">
            <text:p>To verify the functionality of Popularity drop down at the Value store pag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Value store</text:p>
            <text:p>2.Click on Popularity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Popularity drop down and select the desired criteria</text:p>
          </table:table-cell>
          <table:table-cell office:value-type="string" calcext:value-type="string">
            <text:p>22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2/05/23</text:p>
          </table:table-cell>
          <table:table-cell table:number-columns-repeated="1011"/>
        </table:table-row>
        <table:table-row table:style-name="ro75">
          <table:table-cell office:value-type="float" office:value="23" calcext:value-type="float">
            <text:p>23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Value Store</text:p>
          </table:table-cell>
          <table:table-cell office:value-type="string" calcext:value-type="string">
            <text:p>Pharm Easy Popularity </text:p>
          </table:table-cell>
          <table:table-cell office:value-type="string" calcext:value-type="string">
            <text:p>To verify the functionality of Discount at the popularity drop down at the value store pag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Value store</text:p>
            <text:p>2.Click on Popularity</text:p>
            <text:p>3.Click on Discount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select the sort by drop down discount option at the value store page</text:p>
          </table:table-cell>
          <table:table-cell office:value-type="string" calcext:value-type="string">
            <text:p>22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2/05/23</text:p>
          </table:table-cell>
          <table:table-cell table:number-columns-repeated="1011"/>
        </table:table-row>
        <table:table-row table:style-name="ro76">
          <table:table-cell office:value-type="float" office:value="24" calcext:value-type="float">
            <text:p>24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Discount</text:p>
          </table:table-cell>
          <table:table-cell office:value-type="string" calcext:value-type="string">
            <text:p>Pharm Easy Giloy</text:p>
          </table:table-cell>
          <table:table-cell office:value-type="string" calcext:value-type="string">
            <text:p>To verify that the Ever herb Giloy Tulsi at <text:s/>the discount page of value stor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Value store</text:p>
            <text:p>2.Click on Popularity</text:p>
            <text:p>3.Click on Discount</text:p>
            <text:p>4.Click on Giloy Tulsi juic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Ever herb tulsi at the discount page</text:p>
          </table:table-cell>
          <table:table-cell office:value-type="string" calcext:value-type="string">
            <text:p>22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2/05/23</text:p>
          </table:table-cell>
          <table:table-cell table:number-columns-repeated="1011"/>
        </table:table-row>
        <table:table-row table:style-name="ro51">
          <table:table-cell office:value-type="float" office:value="25" calcext:value-type="float">
            <text:p>25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Giloy</text:p>
          </table:table-cell>
          <table:table-cell office:value-type="string" calcext:value-type="string">
            <text:p>Pharm Easy Aloe Vera</text:p>
          </table:table-cell>
          <table:table-cell office:value-type="string" calcext:value-type="string">
            <text:p>To verify the functionality of Aloe Vera at the Ever herb natural immunity pag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Value store</text:p>
            <text:p>2.Click on Popularity</text:p>
            <text:p>3.Click on Discount</text:p>
            <text:p>4.Click on Giloy Tulsi juice</text:p>
            <text:p>5.Click on Aloe Vera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Aloe Vera flavour at the value store page</text:p>
          </table:table-cell>
          <table:table-cell office:value-type="string" calcext:value-type="string">
            <text:p>22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2/05/23</text:p>
          </table:table-cell>
          <table:table-cell table:number-columns-repeated="1011"/>
        </table:table-row>
        <table:table-row table:style-name="ro19">
          <table:table-cell office:value-type="float" office:value="26" calcext:value-type="float">
            <text:p>26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Giloy</text:p>
          </table:table-cell>
          <table:table-cell office:value-type="string" calcext:value-type="string">
            <text:p>Pharm Easy <text:s/>Value Store Brand </text:p>
          </table:table-cell>
          <table:table-cell office:value-type="string" calcext:value-type="string">
            <text:p>To verify that the Offer is clicked at the Value store pag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Value store</text:p>
            <text:p>2.Click on Popularity</text:p>
            <text:p>3.Click on Discount</text:p>
            <text:p>4.Click on Giloy Tulsi juice</text:p>
            <text:p>5.Click on  Offer just for you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Offer just for you at the discount page</text:p>
          </table:table-cell>
          <table:table-cell office:value-type="string" calcext:value-type="string">
            <text:p>22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2/05/23</text:p>
          </table:table-cell>
          <table:table-cell table:number-columns-repeated="1011"/>
        </table:table-row>
        <table:table-row table:style-name="ro50">
          <table:table-cell office:value-type="float" office:value="27" calcext:value-type="float">
            <text:p>27</text:p>
          </table:table-cell>
          <table:table-cell office:value-type="string" calcext:value-type="string">
            <text:p>Sanity(visibility)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Giloy</text:p>
          </table:table-cell>
          <table:table-cell office:value-type="string" calcext:value-type="string">
            <text:p>Pharm Easy Offer just for you</text:p>
          </table:table-cell>
          <table:table-cell office:value-type="string" calcext:value-type="string">
            <text:p>To verify that the Data related <text:s/>to Offer just for you is <text:s/>present <text:s/>at the discount pag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Value store</text:p>
            <text:p>2.Click on Popularity</text:p>
            <text:p>3.Click on Discount</text:p>
            <text:p>4.Click on Giloy Tulsi juice</text:p>
            <text:p>5.Click on  Offer just for you</text:p>
            <text:p>6/Verify the data related to offer is visibl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view the data of the Offer just for you </text:p>
          </table:table-cell>
          <table:table-cell office:value-type="string" calcext:value-type="string">
            <text:p>22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2/05/23</text:p>
          </table:table-cell>
          <table:table-cell table:number-columns-repeated="1011"/>
        </table:table-row>
        <table:table-row table:style-name="ro24">
          <table:table-cell office:value-type="float" office:value="28" calcext:value-type="float">
            <text:p>28</text:p>
          </table:table-cell>
          <table:table-cell office:value-type="string" calcext:value-type="string">
            <text:p>Sanity(visibility)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Giloy</text:p>
          </table:table-cell>
          <table:table-cell office:value-type="string" calcext:value-type="string">
            <text:p>Pharm Easy description</text:p>
          </table:table-cell>
          <table:table-cell office:value-type="string" calcext:value-type="string">
            <text:p>To verify that the Description <text:s/>related to Ever herb Tulsi juice 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Value store</text:p>
            <text:p>2.Click on Popularity</text:p>
            <text:p>3.Click on Discount</text:p>
            <text:p>4.Click on Giloy Tulsi juice</text:p>
            <text:p>5.verify that the description is visible 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view the description of the Ever herb product </text:p>
          </table:table-cell>
          <table:table-cell office:value-type="string" calcext:value-type="string">
            <text:p>22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2/05/23</text:p>
          </table:table-cell>
          <table:table-cell table:number-columns-repeated="1011"/>
        </table:table-row>
        <table:table-row table:style-name="ro27" table:number-rows-repeated="8">
          <table:table-cell table:number-columns-repeated="6"/>
          <table:table-cell table:style-name="ce2" table:number-columns-repeated="2"/>
          <table:table-cell table:number-columns-repeated="1016"/>
        </table:table-row>
        <table:table-row table:style-name="ro27" table:number-rows-repeated="1048535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Home page footer" table:style-name="ta1">
        <table:table-column table:style-name="co1" table:default-cell-style-name="ce1"/>
        <table:table-column table:style-name="co54" table:default-cell-style-name="ce1"/>
        <table:table-column table:style-name="co51" table:default-cell-style-name="ce1"/>
        <table:table-column table:style-name="co22" table:default-cell-style-name="ce1"/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31" table:default-cell-style-name="ce1"/>
        <table:table-column table:style-name="co10" table:default-cell-style-name="ce1"/>
        <table:table-column table:style-name="co20" table:default-cell-style-name="ce1"/>
        <table:table-column table:style-name="co24" table:default-cell-style-name="ce1"/>
        <table:table-column table:style-name="co58" table:default-cell-style-name="ce1"/>
        <table:table-column table:style-name="co59" table:default-cell-style-name="ce1"/>
        <table:table-column table:style-name="co1" table:number-columns-repeated="1011" table:default-cell-style-name="ce1"/>
        <table:table-row table:style-name="ro28">
          <table:table-cell table:style-name="ce27" table:number-columns-repeated="3"/>
          <table:table-cell table:style-name="ce16" office:value-type="string" calcext:value-type="string">
            <text:p>TEST CASES FOR <text:s/>HOME PAGE FOOTER</text:p>
          </table:table-cell>
          <table:table-cell table:style-name="ce16" table:number-columns-repeated="3"/>
          <table:table-cell table:style-name="ce27" table:number-columns-repeated="5"/>
          <table:table-cell table:number-columns-repeated="1012"/>
        </table:table-row>
        <table:table-row table:style-name="ro27">
          <table:table-cell table:number-columns-repeated="1024"/>
        </table:table-row>
        <table:table-row table:style-name="ro27">
          <table:table-cell table:style-name="ce5" office:value-type="string" calcext:value-type="string">
            <text:p>Sno</text:p>
          </table:table-cell>
          <table:table-cell table:style-name="ce5" office:value-type="string" calcext:value-type="string">
            <text:p>Label</text:p>
          </table:table-cell>
          <table:table-cell table:style-name="ce5" office:value-type="string" calcext:value-type="string">
            <text:p>Application</text:p>
          </table:table-cell>
          <table:table-cell table:style-name="ce5" office:value-type="string" calcext:value-type="string">
            <text:p>Parent Module</text:p>
          </table:table-cell>
          <table:table-cell table:style-name="ce5" office:value-type="string" calcext:value-type="string">
            <text:p>Sub Module</text:p>
          </table:table-cell>
          <table:table-cell table:style-name="ce5" office:value-type="string" calcext:value-type="string">
            <text:p>Summary</text:p>
          </table:table-cell>
          <table:table-cell table:style-name="ce6" office:value-type="string" calcext:value-type="string">
            <text:p>Pre- Requisite</text:p>
          </table:table-cell>
          <table:table-cell table:style-name="ce6" office:value-type="string" calcext:value-type="string">
            <text:p>Test Steps</text:p>
          </table:table-cell>
          <table:table-cell table:style-name="ce5" office:value-type="string" calcext:value-type="string">
            <text:p>Test Data</text:p>
          </table:table-cell>
          <table:table-cell table:style-name="ce5" office:value-type="string" calcext:value-type="string">
            <text:p>Expected Result</text:p>
          </table:table-cell>
          <table:table-cell table:style-name="ce5" office:value-type="string" calcext:value-type="string">
            <text:p>Test Creation</text:p>
          </table:table-cell>
          <table:table-cell table:style-name="ce5" office:value-type="string" calcext:value-type="string">
            <text:p>Automation Status</text:p>
          </table:table-cell>
          <table:table-cell table:style-name="ce5" office:value-type="string" calcext:value-type="string">
            <text:p>Script Creation</text:p>
          </table:table-cell>
          <table:table-cell table:number-columns-repeated="1011"/>
        </table:table-row>
        <table:table-row table:style-name="ro27">
          <table:table-cell table:number-columns-repeated="6"/>
          <table:table-cell table:style-name="ce2" table:number-columns-repeated="2"/>
          <table:table-cell table:number-columns-repeated="1016"/>
        </table:table-row>
        <table:table-row table:style-name="ro77">
          <table:table-cell office:value-type="float" office:value="1" calcext:value-type="float">
            <text:p>1</text:p>
          </table:table-cell>
          <table:table-cell office:value-type="string" calcext:value-type="string">
            <text:p>Sanity(visibility)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Easy Footer</text:p>
          </table:table-cell>
          <table:table-cell office:value-type="string" calcext:value-type="string">
            <text:p>To verify that the <text:s/>Company heading at the footer of the home page of Pharm Easy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Verify that the Company <text:s/>text is visible at the footer 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<text:s/>able to view the Company heading at the Pharm easy home page</text:p>
          </table:table-cell>
          <table:table-cell office:value-type="string" calcext:value-type="string">
            <text:p>23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3/05/23</text:p>
          </table:table-cell>
          <table:table-cell table:number-columns-repeated="1011"/>
        </table:table-row>
        <table:table-row table:style-name="ro24">
          <table:table-cell office:value-type="float" office:value="2" calcext:value-type="float">
            <text:p>2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Easy Footer</text:p>
          </table:table-cell>
          <table:table-cell office:value-type="string" calcext:value-type="string">
            <text:p>To verify he functionality of About us at the footer of Pharm Easy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About us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About us at the footer</text:p>
          </table:table-cell>
          <table:table-cell office:value-type="string" calcext:value-type="string">
            <text:p>23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3/05/23</text:p>
          </table:table-cell>
          <table:table-cell table:number-columns-repeated="1011"/>
        </table:table-row>
        <table:table-row table:style-name="ro54">
          <table:table-cell office:value-type="float" office:value="3" calcext:value-type="float">
            <text:p>3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Footer</text:p>
          </table:table-cell>
          <table:table-cell office:value-type="string" calcext:value-type="string">
            <text:p>Pharm Easy About us</text:p>
          </table:table-cell>
          <table:table-cell office:value-type="string" calcext:value-type="string">
            <text:p>To verify the functionality of “&gt;” button of Order Medicine and health care products online at the about us pag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About us</text:p>
            <text:p>2.Click on Order medicines and health  care products onlin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Order medicines and health care products online</text:p>
          </table:table-cell>
          <table:table-cell office:value-type="string" calcext:value-type="string">
            <text:p>23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3/05/23</text:p>
          </table:table-cell>
          <table:table-cell table:number-columns-repeated="1011"/>
        </table:table-row>
        <table:table-row table:style-name="ro67">
          <table:table-cell office:value-type="float" office:value="4" calcext:value-type="float">
            <text:p>4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Footer</text:p>
          </table:table-cell>
          <table:table-cell office:value-type="string" calcext:value-type="string">
            <text:p>Pharm Easy About us</text:p>
          </table:table-cell>
          <table:table-cell office:value-type="string" calcext:value-type="string">
            <text:p>To verify the functionality of “&gt;” button of Book diagnostics tests online at the about us pag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About us</text:p>
            <text:p>2.Click on Book diagnostics tests online</text:p>
          </table:table-cell>
          <table:table-cell office:value-type="string" calcext:value-type="string">
            <text:p>URL=<text:a xlink:href="https://pharmeasy.in/" xlink:type="simple">https://pharmeasy.in/</text:a></text:p>
          </table:table-cell>
          <table:table-cell office:value-type="string" calcext:value-type="string">
            <text:p>The user is able to click on the Book diagnostics tests online</text:p>
          </table:table-cell>
          <table:table-cell office:value-type="string" calcext:value-type="string">
            <text:p>23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3/05/23</text:p>
          </table:table-cell>
          <table:table-cell table:number-columns-repeated="1011"/>
        </table:table-row>
        <table:table-row table:style-name="ro54">
          <table:table-cell office:value-type="float" office:value="5" calcext:value-type="float">
            <text:p>5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Footer</text:p>
          </table:table-cell>
          <table:table-cell office:value-type="string" calcext:value-type="string">
            <text:p>Pharm Easy About us</text:p>
          </table:table-cell>
          <table:table-cell office:value-type="string" calcext:value-type="string">
            <text:p>To verify the functionality of “&gt;” button of <text:s/>Authoritative and trust worthy content at the about us pag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About us</text:p>
            <text:p><text:span text:style-name="T1">2.Click on Authoritative and trust worthy content </text:span></text:p>
          </table:table-cell>
          <table:table-cell office:value-type="string" calcext:value-type="string">
            <text:p><text:span text:style-name="T1">URL=</text:span><text:span text:style-name="T1"><text:a xlink:href="https://pharmeasy.in/" xlink:type="simple">https://pharmeasy.in/</text:a></text:span></text:p>
          </table:table-cell>
          <table:table-cell office:value-type="string" calcext:value-type="string">
            <text:p>The user is able to click on the Authoritative ad trust worthy content </text:p>
          </table:table-cell>
          <table:table-cell office:value-type="string" calcext:value-type="string">
            <text:p>23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3/05/23</text:p>
          </table:table-cell>
          <table:table-cell table:number-columns-repeated="1011"/>
        </table:table-row>
        <table:table-row table:style-name="ro64">
          <table:table-cell office:value-type="float" office:value="6" calcext:value-type="float">
            <text:p>6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About us</text:p>
          </table:table-cell>
          <table:table-cell office:value-type="string" calcext:value-type="string">
            <text:p>Pharm Easy Core <text:s/>Values</text:p>
          </table:table-cell>
          <table:table-cell office:value-type="string" calcext:value-type="string">
            <text:p>To verify the functionality of Core values at the about us pag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About us</text:p>
            <text:p><text:span text:style-name="T1">2.Click on  Core values</text:span></text:p>
          </table:table-cell>
          <table:table-cell office:value-type="string" calcext:value-type="string">
            <text:p><text:span text:style-name="T1">URL=</text:span><text:span text:style-name="T1"><text:a xlink:href="https://pharmeasy.in/" xlink:type="simple">https://pharmeasy.in/</text:a></text:span></text:p>
          </table:table-cell>
          <table:table-cell office:value-type="string" calcext:value-type="string">
            <text:p>The user is bale to click on the Core values at the about us page</text:p>
          </table:table-cell>
          <table:table-cell office:value-type="string" calcext:value-type="string">
            <text:p>23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3/05/23</text:p>
          </table:table-cell>
          <table:table-cell table:number-columns-repeated="1011"/>
        </table:table-row>
        <table:table-row table:style-name="ro78">
          <table:table-cell office:value-type="float" office:value="7" calcext:value-type="float">
            <text:p>7</text:p>
          </table:table-cell>
          <table:table-cell office:value-type="string" calcext:value-type="string">
            <text:p>Sanity(visibility)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About us</text:p>
          </table:table-cell>
          <table:table-cell office:value-type="string" calcext:value-type="string">
            <text:p>Pharm Easy Core <text:s/>Values</text:p>
          </table:table-cell>
          <table:table-cell office:value-type="string" calcext:value-type="string">
            <text:p>To verify that the <text:s/>data is <text:s/>present under Core values of Pharm easy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About us</text:p>
            <text:p><text:span text:style-name="T1">2.Click on  Core values</text:span></text:p>
            <text:p><text:span text:style-name="T1">3.Verify the text under core values of Pharm easy</text:span></text:p>
          </table:table-cell>
          <table:table-cell office:value-type="string" calcext:value-type="string">
            <text:p><text:span text:style-name="T1">URL=</text:span><text:span text:style-name="T1"><text:a xlink:href="https://pharmeasy.in/" xlink:type="simple">https://pharmeasy.in/</text:a></text:span></text:p>
          </table:table-cell>
          <table:table-cell office:value-type="string" calcext:value-type="string">
            <text:p>The user is able to view the data under Core values of Pharm Easy</text:p>
          </table:table-cell>
          <table:table-cell office:value-type="string" calcext:value-type="string">
            <text:p>23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3/05/23</text:p>
          </table:table-cell>
          <table:table-cell table:number-columns-repeated="1011"/>
        </table:table-row>
        <table:table-row table:style-name="ro37">
          <table:table-cell office:value-type="float" office:value="8" calcext:value-type="float">
            <text:p>8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About us</text:p>
          </table:table-cell>
          <table:table-cell office:value-type="string" calcext:value-type="string">
            <text:p>Pharm Easy Blog</text:p>
          </table:table-cell>
          <table:table-cell office:value-type="string" calcext:value-type="string">
            <text:p>To verify the functionality of Blog at the about us page of Pharm Easy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About us</text:p>
            <text:p><text:span text:style-name="T1">2.Click on  Blog</text:span></text:p>
          </table:table-cell>
          <table:table-cell office:value-type="string" calcext:value-type="string">
            <text:p><text:span text:style-name="T1">URL=</text:span><text:span text:style-name="T1"><text:a xlink:href="https://pharmeasy.in/" xlink:type="simple">https://pharmeasy.in/</text:a></text:span></text:p>
          </table:table-cell>
          <table:table-cell office:value-type="string" calcext:value-type="string">
            <text:p>The user is able to click on the Blog at the about us page</text:p>
          </table:table-cell>
          <table:table-cell office:value-type="string" calcext:value-type="string">
            <text:p>23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3/05/23</text:p>
          </table:table-cell>
          <table:table-cell table:style-name="Default"/>
          <table:table-cell table:number-columns-repeated="1010"/>
        </table:table-row>
        <table:table-row table:style-name="ro31">
          <table:table-cell office:value-type="float" office:value="9" calcext:value-type="float">
            <text:p>9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Blog</text:p>
          </table:table-cell>
          <table:table-cell office:value-type="string" calcext:value-type="string">
            <text:p>Pharm Easy Careers</text:p>
          </table:table-cell>
          <table:table-cell office:value-type="string" calcext:value-type="string">
            <text:p>To verify the functionality of Careers at the about us page of Pharm Easy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About us</text:p>
            <text:p>2.Click on Careers\</text:p>
          </table:table-cell>
          <table:table-cell office:value-type="string" calcext:value-type="string">
            <text:p><text:span text:style-name="T1">URL=</text:span><text:span text:style-name="T1"><text:a xlink:href="https://pharmeasy.in/" xlink:type="simple">https://pharmeasy.in/</text:a></text:span></text:p>
          </table:table-cell>
          <table:table-cell office:value-type="string" calcext:value-type="string">
            <text:p>The user is able to click on the Careers at the about us page</text:p>
          </table:table-cell>
          <table:table-cell office:value-type="string" calcext:value-type="string">
            <text:p>23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3/05/23</text:p>
          </table:table-cell>
          <table:table-cell table:number-columns-repeated="1011"/>
        </table:table-row>
        <table:table-row table:style-name="ro36">
          <table:table-cell office:value-type="float" office:value="10" calcext:value-type="float">
            <text:p>10</text:p>
          </table:table-cell>
          <table:table-cell office:value-type="string" calcext:value-type="string">
            <text:p>Sanity(visibility)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Easy footer</text:p>
          </table:table-cell>
          <table:table-cell office:value-type="string" calcext:value-type="string">
            <text:p>To verify that the Featured Categories is present at the footer of Pharm Easy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Verify that the Featured Categories <text:s/>is present at the footer</text:p>
          </table:table-cell>
          <table:table-cell office:value-type="string" calcext:value-type="string">
            <text:p><text:span text:style-name="T1">URL=</text:span><text:span text:style-name="T1"><text:a xlink:href="https://pharmeasy.in/" xlink:type="simple">https://pharmeasy.in/</text:a></text:span></text:p>
          </table:table-cell>
          <table:table-cell office:value-type="string" calcext:value-type="string">
            <text:p>The user is <text:s/>able to view the Featured Categories at the footer of Pharm Easy</text:p>
          </table:table-cell>
          <table:table-cell office:value-type="string" calcext:value-type="string">
            <text:p>24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/05/23</text:p>
          </table:table-cell>
          <table:table-cell table:number-columns-repeated="1011"/>
        </table:table-row>
        <table:table-row table:style-name="ro36">
          <table:table-cell office:value-type="float" office:value="11" calcext:value-type="float">
            <text:p>11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Easy footer</text:p>
          </table:table-cell>
          <table:table-cell office:value-type="string" calcext:value-type="string">
            <text:p>To verify the functionality of Top products at the footer of Featured categories 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Top products</text:p>
          </table:table-cell>
          <table:table-cell office:value-type="string" calcext:value-type="string">
            <text:p><text:span text:style-name="T1">URL=</text:span><text:span text:style-name="T1"><text:a xlink:href="https://pharmeasy.in/" xlink:type="simple">https://pharmeasy.in/</text:a></text:span></text:p>
          </table:table-cell>
          <table:table-cell office:value-type="string" calcext:value-type="string">
            <text:p>The user is able to click on the Top products at the footer of Pharm Easy</text:p>
          </table:table-cell>
          <table:table-cell office:value-type="string" calcext:value-type="string">
            <text:p>24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/05/23</text:p>
          </table:table-cell>
          <table:table-cell table:number-columns-repeated="1011"/>
        </table:table-row>
        <table:table-row table:style-name="ro38">
          <table:table-cell office:value-type="float" office:value="12" calcext:value-type="float">
            <text:p>12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Top products </text:p>
          </table:table-cell>
          <table:table-cell office:value-type="string" calcext:value-type="string">
            <text:p>Pharm Easy Home</text:p>
          </table:table-cell>
          <table:table-cell office:value-type="string" calcext:value-type="string">
            <text:p>To verify the functionality of Home at the top product page 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Top Products</text:p>
            <text:p>2.Click on Home</text:p>
          </table:table-cell>
          <table:table-cell office:value-type="string" calcext:value-type="string">
            <text:p><text:span text:style-name="T1">URL=</text:span><text:span text:style-name="T1"><text:a xlink:href="https://pharmeasy.in/" xlink:type="simple">https://pharmeasy.in/</text:a></text:span></text:p>
          </table:table-cell>
          <table:table-cell office:value-type="string" calcext:value-type="string">
            <text:p>The user is able to click on the Home at the Top product page</text:p>
          </table:table-cell>
          <table:table-cell office:value-type="string" calcext:value-type="string">
            <text:p>24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/05/23</text:p>
          </table:table-cell>
          <table:table-cell table:number-columns-repeated="1011"/>
        </table:table-row>
        <table:table-row table:style-name="ro50">
          <table:table-cell office:value-type="float" office:value="13" calcext:value-type="float">
            <text:p>13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Easy Mega Clearance sale </text:p>
          </table:table-cell>
          <table:table-cell office:value-type="string" calcext:value-type="string">
            <text:p>To verify the functionality of Mega Clearance sale at the footer of Pharm Easy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Mega Clearance sale</text:p>
          </table:table-cell>
          <table:table-cell office:value-type="string" calcext:value-type="string">
            <text:p><text:span text:style-name="T1">URL=</text:span><text:span text:style-name="T1"><text:a xlink:href="https://pharmeasy.in/" xlink:type="simple">https://pharmeasy.in/</text:a></text:span></text:p>
          </table:table-cell>
          <table:table-cell office:value-type="string" calcext:value-type="string">
            <text:p>The user is able to click on the Mega clearance sale at the footer of the Pharm easy</text:p>
          </table:table-cell>
          <table:table-cell office:value-type="string" calcext:value-type="string">
            <text:p>24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/05/23</text:p>
          </table:table-cell>
          <table:table-cell table:number-columns-repeated="1011"/>
        </table:table-row>
        <table:table-row table:style-name="ro37">
          <table:table-cell office:value-type="float" office:value="14" calcext:value-type="float">
            <text:p>14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Easy Health <text:s/>Food and Drinks</text:p>
          </table:table-cell>
          <table:table-cell office:value-type="string" calcext:value-type="string">
            <text:p>To verify the functionality of Health Food and Drinks at the footer of Pharm Easy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Health food and Drinks</text:p>
          </table:table-cell>
          <table:table-cell office:value-type="string" calcext:value-type="string">
            <text:p><text:span text:style-name="T1">URL=</text:span><text:span text:style-name="T1"><text:a xlink:href="https://pharmeasy.in/" xlink:type="simple">https://pharmeasy.in/</text:a></text:span></text:p>
          </table:table-cell>
          <table:table-cell office:value-type="string" calcext:value-type="string">
            <text:p>The user is able to click on the Health food and Drinks at the footer of Pharm easy</text:p>
          </table:table-cell>
          <table:table-cell office:value-type="string" calcext:value-type="string">
            <text:p>24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/05/23</text:p>
          </table:table-cell>
          <table:table-cell table:number-columns-repeated="1011"/>
        </table:table-row>
        <table:table-row table:style-name="ro40">
          <table:table-cell office:value-type="float" office:value="15" calcext:value-type="float">
            <text:p>15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Easy Home care </text:p>
          </table:table-cell>
          <table:table-cell office:value-type="string" calcext:value-type="string">
            <text:p>To verify the functionality of Home care <text:s/>at the footer of Pharm Easy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Home care</text:p>
          </table:table-cell>
          <table:table-cell office:value-type="string" calcext:value-type="string">
            <text:p><text:span text:style-name="T1">URL=</text:span><text:span text:style-name="T1"><text:a xlink:href="https://pharmeasy.in/" xlink:type="simple">https://pharmeasy.in/</text:a></text:span></text:p>
          </table:table-cell>
          <table:table-cell office:value-type="string" calcext:value-type="string">
            <text:p>The user is able to click on the <text:s/>Home care at the footer of Pharm easy</text:p>
          </table:table-cell>
          <table:table-cell office:value-type="string" calcext:value-type="string">
            <text:p>24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/05/23</text:p>
          </table:table-cell>
          <table:table-cell table:number-columns-repeated="1011"/>
        </table:table-row>
        <table:table-row table:style-name="ro79">
          <table:table-cell office:value-type="float" office:value="16" calcext:value-type="float">
            <text:p>16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Easy Mother and Baby care</text:p>
          </table:table-cell>
          <table:table-cell office:value-type="string" calcext:value-type="string">
            <text:p>To verify the functionality of Mother and baby care <text:s text:c="2"/>at the footer of Pharm Easy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Mother and Baby care</text:p>
          </table:table-cell>
          <table:table-cell office:value-type="string" calcext:value-type="string">
            <text:p><text:span text:style-name="T1">URL=</text:span><text:span text:style-name="T1"><text:a xlink:href="https://pharmeasy.in/" xlink:type="simple">https://pharmeasy.in/</text:a></text:span></text:p>
          </table:table-cell>
          <table:table-cell office:value-type="string" calcext:value-type="string">
            <text:p>The user is able to click on the Mother and Baby care at the footer of the Pharm Easy</text:p>
          </table:table-cell>
          <table:table-cell office:value-type="string" calcext:value-type="string">
            <text:p>24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/05/23</text:p>
          </table:table-cell>
          <table:table-cell table:number-columns-repeated="1011"/>
        </table:table-row>
        <table:table-row table:style-name="ro63">
          <table:table-cell office:value-type="float" office:value="17" calcext:value-type="float">
            <text:p>17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Easy Diabetic care</text:p>
          </table:table-cell>
          <table:table-cell office:value-type="string" calcext:value-type="string">
            <text:p>To verify the functionality of Diabetic <text:s/>at the footer of Pharm Easy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Diabetic care</text:p>
          </table:table-cell>
          <table:table-cell office:value-type="string" calcext:value-type="string">
            <text:p><text:span text:style-name="T1">URL=</text:span><text:span text:style-name="T1"><text:a xlink:href="https://pharmeasy.in/" xlink:type="simple">https://pharmeasy.in/</text:a></text:span></text:p>
          </table:table-cell>
          <table:table-cell office:value-type="string" calcext:value-type="string">
            <text:p>The user is able to click on the Diabetic care at the footer of Pharm Easy</text:p>
          </table:table-cell>
          <table:table-cell office:value-type="string" calcext:value-type="string">
            <text:p>24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/05/23</text:p>
          </table:table-cell>
          <table:table-cell table:number-columns-repeated="1011"/>
        </table:table-row>
        <table:table-row table:style-name="ro80">
          <table:table-cell office:value-type="float" office:value="18" calcext:value-type="float">
            <text:p>18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Easy Accessories and Wearables</text:p>
          </table:table-cell>
          <table:table-cell office:value-type="string" calcext:value-type="string">
            <text:p>To verify he functionality of Accessories and Wearables <text:s/>at the footer of Pharm Easy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Accessories and Wearables</text:p>
          </table:table-cell>
          <table:table-cell office:value-type="string" calcext:value-type="string">
            <text:p><text:span text:style-name="T1">URL=</text:span><text:span text:style-name="T1"><text:a xlink:href="https://pharmeasy.in/" xlink:type="simple">https://pharmeasy.in/</text:a></text:span></text:p>
          </table:table-cell>
          <table:table-cell office:value-type="string" calcext:value-type="string">
            <text:p>The user is <text:s/>able to click on Accessories and Wearables at the footer of Pharm Easy</text:p>
          </table:table-cell>
          <table:table-cell office:value-type="string" calcext:value-type="string">
            <text:p>24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/05/23</text:p>
          </table:table-cell>
          <table:table-cell table:number-columns-repeated="1011"/>
        </table:table-row>
        <table:table-row table:style-name="ro38">
          <table:table-cell office:value-type="float" office:value="19" calcext:value-type="float">
            <text:p>19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Easy Ayurvedic care</text:p>
          </table:table-cell>
          <table:table-cell office:value-type="string" calcext:value-type="string">
            <text:p>To verify the functionality of Ayurvedic care at the footer of Pharm easy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Ayurvedic care</text:p>
          </table:table-cell>
          <table:table-cell office:value-type="string" calcext:value-type="string">
            <text:p><text:span text:style-name="T1">URL=</text:span><text:span text:style-name="T1"><text:a xlink:href="https://pharmeasy.in/" xlink:type="simple">https://pharmeasy.in/</text:a></text:span></text:p>
          </table:table-cell>
          <table:table-cell office:value-type="string" calcext:value-type="string">
            <text:p>The user is able to click on The Ayurvedic care at the footer of <text:s/>Pharm easy</text:p>
          </table:table-cell>
          <table:table-cell office:value-type="string" calcext:value-type="string">
            <text:p>24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/05/23</text:p>
          </table:table-cell>
          <table:table-cell table:number-columns-repeated="1011"/>
        </table:table-row>
        <table:table-row table:style-name="ro22">
          <table:table-cell office:value-type="float" office:value="20" calcext:value-type="float">
            <text:p>20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Easy Elderly care</text:p>
          </table:table-cell>
          <table:table-cell office:value-type="string" calcext:value-type="string">
            <text:p>To verify the functionality of Elderly care at the footer of Pharm Easy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Elderly care</text:p>
          </table:table-cell>
          <table:table-cell office:value-type="string" calcext:value-type="string">
            <text:p><text:span text:style-name="T1">URL=</text:span><text:span text:style-name="T1"><text:a xlink:href="https://pharmeasy.in/" xlink:type="simple">https://pharmeasy.in/</text:a></text:span></text:p>
          </table:table-cell>
          <table:table-cell office:value-type="string" calcext:value-type="string">
            <text:p>The user is bale to click on the Elderly care at the footer of Pharm Easy</text:p>
          </table:table-cell>
          <table:table-cell office:value-type="string" calcext:value-type="string">
            <text:p>24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/05/23</text:p>
          </table:table-cell>
          <table:table-cell table:number-columns-repeated="1011"/>
        </table:table-row>
        <table:table-row table:style-name="ro14">
          <table:table-cell office:value-type="float" office:value="21" calcext:value-type="float">
            <text:p>21</text:p>
          </table:table-cell>
          <table:table-cell office:value-type="string" calcext:value-type="string">
            <text:p>Sanity(visibility)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Easy Need help</text:p>
          </table:table-cell>
          <table:table-cell office:value-type="string" calcext:value-type="string">
            <text:p>To verify that the Need help text is present at the footer of Pharm Easy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Verify that Need Help <text:s/>text is visible at the footer of Home page</text:p>
          </table:table-cell>
          <table:table-cell office:value-type="string" calcext:value-type="string">
            <text:p><text:span text:style-name="T1">URL=</text:span><text:span text:style-name="T1"><text:a xlink:href="https://pharmeasy.in/" xlink:type="simple">https://pharmeasy.in/</text:a></text:span></text:p>
          </table:table-cell>
          <table:table-cell office:value-type="string" calcext:value-type="string">
            <text:p>The user is able to view the Need help text at the footer of Pharm easy</text:p>
          </table:table-cell>
          <table:table-cell office:value-type="string" calcext:value-type="string">
            <text:p>25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/05/23</text:p>
          </table:table-cell>
          <table:table-cell table:number-columns-repeated="1011"/>
        </table:table-row>
        <table:table-row table:style-name="ro46">
          <table:table-cell office:value-type="float" office:value="22" calcext:value-type="float">
            <text:p>22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Easy Browse all medicines</text:p>
          </table:table-cell>
          <table:table-cell office:value-type="string" calcext:value-type="string">
            <text:p>To verify the functionality of Browse all medicines at the footer of Pharm Easy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Browse all medicines</text:p>
          </table:table-cell>
          <table:table-cell office:value-type="string" calcext:value-type="string">
            <text:p><text:span text:style-name="T1">URL=</text:span><text:span text:style-name="T1"><text:a xlink:href="https://pharmeasy.in/" xlink:type="simple">https://pharmeasy.in/</text:a></text:span></text:p>
          </table:table-cell>
          <table:table-cell office:value-type="string" calcext:value-type="string">
            <text:p>The user is able to click on the Browse all medicine at the footer of Pharm easy</text:p>
          </table:table-cell>
          <table:table-cell office:value-type="string" calcext:value-type="string">
            <text:p>25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/05/23</text:p>
          </table:table-cell>
          <table:table-cell table:number-columns-repeated="1011"/>
        </table:table-row>
        <table:table-row table:style-name="ro25">
          <table:table-cell office:value-type="float" office:value="23" calcext:value-type="float">
            <text:p>23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Browse all medicines</text:p>
          </table:table-cell>
          <table:table-cell office:value-type="string" calcext:value-type="string">
            <text:p>Pharm Easy Browse all medicines B button</text:p>
          </table:table-cell>
          <table:table-cell office:value-type="string" calcext:value-type="string">
            <text:p>To verify the functionality of B button at the Browse all Medicine pag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Browse all medicines</text:p>
            <text:p>2.Click on B</text:p>
          </table:table-cell>
          <table:table-cell office:value-type="string" calcext:value-type="string">
            <text:p><text:span text:style-name="T1">URL=</text:span><text:span text:style-name="T1"><text:a xlink:href="https://pharmeasy.in/" xlink:type="simple">https://pharmeasy.in/</text:a></text:span></text:p>
          </table:table-cell>
          <table:table-cell office:value-type="string" calcext:value-type="string">
            <text:p>The user is able to click on the B button at the Browse all medicine page</text:p>
          </table:table-cell>
          <table:table-cell office:value-type="string" calcext:value-type="string">
            <text:p>25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/05/23</text:p>
          </table:table-cell>
          <table:table-cell table:number-columns-repeated="1011"/>
        </table:table-row>
        <table:table-row table:style-name="ro54">
          <table:table-cell office:value-type="float" office:value="24" calcext:value-type="float">
            <text:p>24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Browse all medicines</text:p>
          </table:table-cell>
          <table:table-cell office:value-type="string" calcext:value-type="string">
            <text:p>Pharm Easy Browse all medicines c button</text:p>
          </table:table-cell>
          <table:table-cell office:value-type="string" calcext:value-type="string">
            <text:p>To verify the functionality of <text:s/>C button at the Browse all Medicine pag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Browse all medicines</text:p>
            <text:p>2.Click on C</text:p>
          </table:table-cell>
          <table:table-cell office:value-type="string" calcext:value-type="string">
            <text:p><text:span text:style-name="T1">URL=</text:span><text:span text:style-name="T1"><text:a xlink:href="https://pharmeasy.in/" xlink:type="simple">https://pharmeasy.in/</text:a></text:span></text:p>
          </table:table-cell>
          <table:table-cell office:value-type="string" calcext:value-type="string">
            <text:p>The user is able to click on the <text:s/>C button at the Browse all medicine page</text:p>
          </table:table-cell>
          <table:table-cell office:value-type="string" calcext:value-type="string">
            <text:p>25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/05/23</text:p>
          </table:table-cell>
          <table:table-cell table:number-columns-repeated="1011"/>
        </table:table-row>
        <table:table-row table:style-name="ro17">
          <table:table-cell office:value-type="float" office:value="25" calcext:value-type="float">
            <text:p>25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Browse all medicines</text:p>
          </table:table-cell>
          <table:table-cell office:value-type="string" calcext:value-type="string">
            <text:p>Pharm Easy Browse all medicines K <text:s/>button</text:p>
          </table:table-cell>
          <table:table-cell office:value-type="string" calcext:value-type="string">
            <text:p>To verify the functionality of <text:s/>k button at the Browse all Medicine pag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Browse all medicines</text:p>
            <text:p>2.Click on K</text:p>
          </table:table-cell>
          <table:table-cell office:value-type="string" calcext:value-type="string">
            <text:p><text:span text:style-name="T1">URL=</text:span><text:span text:style-name="T1"><text:a xlink:href="https://pharmeasy.in/" xlink:type="simple">https://pharmeasy.in/</text:a></text:span></text:p>
          </table:table-cell>
          <table:table-cell office:value-type="string" calcext:value-type="string">
            <text:p>The user is able to click on the <text:s/>k button at the Browse all medicine page</text:p>
          </table:table-cell>
          <table:table-cell office:value-type="string" calcext:value-type="string">
            <text:p>25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/05/23</text:p>
          </table:table-cell>
          <table:table-cell table:number-columns-repeated="1011"/>
        </table:table-row>
        <table:table-row table:style-name="ro81">
          <table:table-cell office:value-type="float" office:value="26" calcext:value-type="float">
            <text:p>26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Browse all medicines</text:p>
          </table:table-cell>
          <table:table-cell office:value-type="string" calcext:value-type="string">
            <text:p>Pharm Easy Browse all medicines <text:s/>R button</text:p>
          </table:table-cell>
          <table:table-cell office:value-type="string" calcext:value-type="string">
            <text:p>To verify the functionality of <text:s/>R <text:s/>button at the Browse all Medicine pag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Browse all medicines</text:p>
            <text:p>2.Click on R</text:p>
          </table:table-cell>
          <table:table-cell office:value-type="string" calcext:value-type="string">
            <text:p><text:span text:style-name="T1">URL=</text:span><text:span text:style-name="T1"><text:a xlink:href="https://pharmeasy.in/" xlink:type="simple">https://pharmeasy.in/</text:a></text:span></text:p>
          </table:table-cell>
          <table:table-cell office:value-type="string" calcext:value-type="string">
            <text:p>The user is able to click on the <text:s text:c="2"/>R button at the Browse all medicine page</text:p>
          </table:table-cell>
          <table:table-cell office:value-type="string" calcext:value-type="string">
            <text:p>25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/05/23</text:p>
          </table:table-cell>
          <table:table-cell table:number-columns-repeated="1011"/>
        </table:table-row>
        <table:table-row table:style-name="ro79">
          <table:table-cell office:value-type="float" office:value="27" calcext:value-type="float">
            <text:p>27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Browse all medicines</text:p>
          </table:table-cell>
          <table:table-cell office:value-type="string" calcext:value-type="string">
            <text:p>Pharm Easy Browse all medicines <text:s/>X <text:s/>button</text:p>
          </table:table-cell>
          <table:table-cell office:value-type="string" calcext:value-type="string">
            <text:p>To verify the functionality of <text:s/>X button at the Browse all Medicine page</text:p>
          </table:table-cell>
          <table:table-cell table:style-name="ce30" office:value-type="string" calcext:value-type="string">
            <text:p>1.Open any browser.</text:p>
            <text:p><text:span text:style-name="T4">2.URL should be known</text:span></text:p>
          </table:table-cell>
          <table:table-cell table:style-name="ce2" office:value-type="string" calcext:value-type="string">
            <text:p>1.Click on Browse all medicines</text:p>
            <text:p>2.Click on X</text:p>
          </table:table-cell>
          <table:table-cell office:value-type="string" calcext:value-type="string">
            <text:p><text:span text:style-name="T1">URL=</text:span><text:span text:style-name="T1"><text:a xlink:href="https://pharmeasy.in/" xlink:type="simple">https://pharmeasy.in/</text:a></text:span></text:p>
          </table:table-cell>
          <table:table-cell office:value-type="string" calcext:value-type="string">
            <text:p>The user is able to click on the <text:s/>X button at the Browse all medicine page</text:p>
          </table:table-cell>
          <table:table-cell office:value-type="string" calcext:value-type="string">
            <text:p>25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/05/23</text:p>
          </table:table-cell>
          <table:table-cell table:number-columns-repeated="1011"/>
        </table:table-row>
        <table:table-row table:style-name="ro25">
          <table:table-cell office:value-type="float" office:value="28" calcext:value-type="float">
            <text:p>28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Browse all medicines</text:p>
          </table:table-cell>
          <table:table-cell office:value-type="string" calcext:value-type="string">
            <text:p>Pharm Easy Browse all molecules</text:p>
          </table:table-cell>
          <table:table-cell office:value-type="string" calcext:value-type="string">
            <text:p>To verify the functionality of Browse all molecules at the <text:s/>Browse all medicines page</text:p>
          </table:table-cell>
          <table:table-cell table:style-name="ce30" office:value-type="string" calcext:value-type="string">
            <text:p><text:span text:style-name="T5">1.Open any browser.</text:span></text:p>
            <text:p><text:span text:style-name="T5">2.URL should be known</text:span></text:p>
          </table:table-cell>
          <table:table-cell table:style-name="ce2" office:value-type="string" calcext:value-type="string">
            <text:p>1.Click on Browse all medicines</text:p>
            <text:p>2.Click on Browse all molecules</text:p>
          </table:table-cell>
          <table:table-cell office:value-type="string" calcext:value-type="string">
            <text:p><text:span text:style-name="T1">URL=</text:span><text:span text:style-name="T1"><text:a xlink:href="https://pharmeasy.in/" xlink:type="simple">https://pharmeasy.in/</text:a></text:span></text:p>
          </table:table-cell>
          <table:table-cell office:value-type="string" calcext:value-type="string">
            <text:p>The user is bale to click on the Browse all molecules at the Browse all medicine page</text:p>
          </table:table-cell>
          <table:table-cell office:value-type="string" calcext:value-type="string">
            <text:p>25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/05/23</text:p>
          </table:table-cell>
          <table:table-cell table:number-columns-repeated="1011"/>
        </table:table-row>
        <table:table-row table:style-name="ro32">
          <table:table-cell office:value-type="float" office:value="29" calcext:value-type="float">
            <text:p>29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Browse all molecules</text:p>
          </table:table-cell>
          <table:table-cell office:value-type="string" calcext:value-type="string">
            <text:p>Pharm Easy Browse all molecules E button</text:p>
          </table:table-cell>
          <table:table-cell office:value-type="string" calcext:value-type="string">
            <text:p>To verify the functionality of E button at the Pharm Easy Browse all molecules button</text:p>
          </table:table-cell>
          <table:table-cell table:style-name="ce30" office:value-type="string" calcext:value-type="string">
            <text:p><text:span text:style-name="T5">1.Open any browser.</text:span></text:p>
            <text:p><text:span text:style-name="T5">2.URL should be known</text:span></text:p>
          </table:table-cell>
          <table:table-cell table:style-name="ce2" office:value-type="string" calcext:value-type="string">
            <text:p>1.Click on Browse all medicines</text:p>
            <text:p>2.Click on Browse all molecules</text:p>
            <text:p>3.Click on E button</text:p>
          </table:table-cell>
          <table:table-cell office:value-type="string" calcext:value-type="string">
            <text:p><text:span text:style-name="T1">URL=</text:span><text:span text:style-name="T1"><text:a xlink:href="https://pharmeasy.in/" xlink:type="simple">https://pharmeasy.in/</text:a></text:span></text:p>
          </table:table-cell>
          <table:table-cell office:value-type="string" calcext:value-type="string">
            <text:p>The user is able to click on the E button at the Browser all molecules</text:p>
          </table:table-cell>
          <table:table-cell office:value-type="string" calcext:value-type="string">
            <text:p>25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/05/23</text:p>
          </table:table-cell>
          <table:table-cell table:number-columns-repeated="1011"/>
        </table:table-row>
        <table:table-row table:style-name="ro23">
          <table:table-cell office:value-type="float" office:value="30" calcext:value-type="float">
            <text:p>30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Browse all molecules</text:p>
          </table:table-cell>
          <table:table-cell office:value-type="string" calcext:value-type="string">
            <text:p>Pharm Easy Browse all molecules E button</text:p>
          </table:table-cell>
          <table:table-cell office:value-type="string" calcext:value-type="string">
            <text:p>To verify the functionality of <text:s/>H button at the Pharm Easy Browse all molecules button</text:p>
          </table:table-cell>
          <table:table-cell table:style-name="ce30" office:value-type="string" calcext:value-type="string">
            <text:p><text:span text:style-name="T5">1.Open any browser.</text:span></text:p>
            <text:p><text:span text:style-name="T5">2.URL should be known</text:span></text:p>
          </table:table-cell>
          <table:table-cell table:style-name="ce2" office:value-type="string" calcext:value-type="string">
            <text:p>1.Click on Browse all medicines</text:p>
            <text:p>2.Click on Browse all molecules</text:p>
            <text:p>3.Click on H  button</text:p>
          </table:table-cell>
          <table:table-cell office:value-type="string" calcext:value-type="string">
            <text:p><text:span text:style-name="T1">URL=</text:span><text:span text:style-name="T1"><text:a xlink:href="https://pharmeasy.in/" xlink:type="simple">https://pharmeasy.in/</text:a></text:span></text:p>
          </table:table-cell>
          <table:table-cell office:value-type="string" calcext:value-type="string">
            <text:p>The user is able to click on the <text:s/>H button at the Browser all molecules</text:p>
          </table:table-cell>
          <table:table-cell office:value-type="string" calcext:value-type="string">
            <text:p>25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/05/23</text:p>
          </table:table-cell>
          <table:table-cell table:number-columns-repeated="1011"/>
        </table:table-row>
        <table:table-row table:style-name="ro61">
          <table:table-cell office:value-type="float" office:value="31" calcext:value-type="float">
            <text:p>31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Browse all molecules</text:p>
          </table:table-cell>
          <table:table-cell office:value-type="string" calcext:value-type="string">
            <text:p>Pharm Easy Browse all molecules E button</text:p>
          </table:table-cell>
          <table:table-cell office:value-type="string" calcext:value-type="string">
            <text:p>To verify the functionality of <text:s/>M <text:s/>button at the Pharm Easy Browse all molecules button</text:p>
          </table:table-cell>
          <table:table-cell table:style-name="ce30" office:value-type="string" calcext:value-type="string">
            <text:p><text:span text:style-name="T5">1.Open any browser.</text:span></text:p>
            <text:p><text:span text:style-name="T5">2.URL should be known</text:span></text:p>
          </table:table-cell>
          <table:table-cell table:style-name="ce2" office:value-type="string" calcext:value-type="string">
            <text:p>1.Click on Browse all medicines</text:p>
            <text:p>2.Click on Browse all molecules</text:p>
            <text:p>3.Click on M button</text:p>
          </table:table-cell>
          <table:table-cell office:value-type="string" calcext:value-type="string">
            <text:p><text:span text:style-name="T1">URL=</text:span><text:span text:style-name="T1"><text:a xlink:href="https://pharmeasy.in/" xlink:type="simple">https://pharmeasy.in/</text:a></text:span></text:p>
          </table:table-cell>
          <table:table-cell office:value-type="string" calcext:value-type="string">
            <text:p>The user is able to click on the <text:s/>M button at the Browser all molecules</text:p>
          </table:table-cell>
          <table:table-cell office:value-type="string" calcext:value-type="string">
            <text:p>25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/05/23</text:p>
          </table:table-cell>
          <table:table-cell table:number-columns-repeated="1011"/>
        </table:table-row>
        <table:table-row table:style-name="ro52">
          <table:table-cell office:value-type="float" office:value="32" calcext:value-type="float">
            <text:p>32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Browse all molecules</text:p>
          </table:table-cell>
          <table:table-cell office:value-type="string" calcext:value-type="string">
            <text:p>Pharm Easy Browse all molecules E button</text:p>
          </table:table-cell>
          <table:table-cell office:value-type="string" calcext:value-type="string">
            <text:p>To verify the functionality of <text:s/>S <text:s/>button at the Pharm Easy Browse all molecules button</text:p>
          </table:table-cell>
          <table:table-cell table:style-name="ce30" office:value-type="string" calcext:value-type="string">
            <text:p><text:span text:style-name="T5">1.Open any browser.</text:span></text:p>
            <text:p><text:span text:style-name="T5">2.URL should be known</text:span></text:p>
          </table:table-cell>
          <table:table-cell table:style-name="ce2" office:value-type="string" calcext:value-type="string">
            <text:p>1.Click on Browse all medicines</text:p>
            <text:p>2.Click on Browse all molecules</text:p>
            <text:p>3.Click on S button</text:p>
          </table:table-cell>
          <table:table-cell office:value-type="string" calcext:value-type="string">
            <text:p><text:span text:style-name="T1">URL=</text:span><text:span text:style-name="T1"><text:a xlink:href="https://pharmeasy.in/" xlink:type="simple">https://pharmeasy.in/</text:a></text:span></text:p>
          </table:table-cell>
          <table:table-cell office:value-type="string" calcext:value-type="string">
            <text:p>The user is able to click on the S button at the Browser all molecules</text:p>
          </table:table-cell>
          <table:table-cell office:value-type="string" calcext:value-type="string">
            <text:p>25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/05/23</text:p>
          </table:table-cell>
          <table:table-cell table:number-columns-repeated="1011"/>
        </table:table-row>
        <table:table-row table:style-name="ro47">
          <table:table-cell office:value-type="float" office:value="33" calcext:value-type="float">
            <text:p>33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Browse all molecules</text:p>
          </table:table-cell>
          <table:table-cell office:value-type="string" calcext:value-type="string">
            <text:p>Pharm Easy Browse all Cities</text:p>
          </table:table-cell>
          <table:table-cell office:value-type="string" calcext:value-type="string">
            <text:p>To verify the functionality of Browse all cities at the Browse all molecules</text:p>
          </table:table-cell>
          <table:table-cell table:style-name="ce30" office:value-type="string" calcext:value-type="string">
            <text:p><text:span text:style-name="T5">1.Open any browser.</text:span></text:p>
            <text:p><text:span text:style-name="T5">2.URL should be known</text:span></text:p>
          </table:table-cell>
          <table:table-cell table:style-name="ce2" office:value-type="string" calcext:value-type="string">
            <text:p>1.Click on Browse all medicines</text:p>
            <text:p>2.Click on Browse all cities</text:p>
            <text:p/>
          </table:table-cell>
          <table:table-cell office:value-type="string" calcext:value-type="string">
            <text:p><text:span text:style-name="T1">URL=</text:span><text:span text:style-name="T1"><text:a xlink:href="https://pharmeasy.in/" xlink:type="simple">https://pharmeasy.in/</text:a></text:span></text:p>
          </table:table-cell>
          <table:table-cell office:value-type="string" calcext:value-type="string">
            <text:p>The user is <text:s/>able to click on the Browse all cities</text:p>
          </table:table-cell>
          <table:table-cell office:value-type="string" calcext:value-type="string">
            <text:p>25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/05/23</text:p>
          </table:table-cell>
          <table:table-cell table:number-columns-repeated="1011"/>
        </table:table-row>
        <table:table-row table:style-name="ro61">
          <table:table-cell office:value-type="float" office:value="34" calcext:value-type="float">
            <text:p>34</text:p>
          </table:table-cell>
          <table:table-cell office:value-type="string" calcext:value-type="string">
            <text:p>Sanity(visibility)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Easy Policy info</text:p>
          </table:table-cell>
          <table:table-cell office:value-type="string" calcext:value-type="string">
            <text:p>To verify that the Policy info text is visible at the footer of Pharm easy</text:p>
          </table:table-cell>
          <table:table-cell table:style-name="ce30" office:value-type="string" calcext:value-type="string">
            <text:p><text:span text:style-name="T5">1.Open any browser.</text:span></text:p>
            <text:p><text:span text:style-name="T5">2.URL should be known</text:span></text:p>
          </table:table-cell>
          <table:table-cell table:style-name="ce2" office:value-type="string" calcext:value-type="string">
            <text:p>1.Verify that the Policy Info is visible at the footer of the Pharm Easy</text:p>
          </table:table-cell>
          <table:table-cell office:value-type="string" calcext:value-type="string">
            <text:p><text:span text:style-name="T1">URL=</text:span><text:span text:style-name="T1"><text:a xlink:href="https://pharmeasy.in/" xlink:type="simple">https://pharmeasy.in/</text:a></text:span></text:p>
          </table:table-cell>
          <table:table-cell office:value-type="string" calcext:value-type="string">
            <text:p>The user is able to view the Policy info at the footer of Pharm easy</text:p>
          </table:table-cell>
          <table:table-cell office:value-type="string" calcext:value-type="string">
            <text:p>26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6/05/23</text:p>
          </table:table-cell>
          <table:table-cell table:number-columns-repeated="1011"/>
        </table:table-row>
        <table:table-row table:style-name="ro50">
          <table:table-cell office:value-type="float" office:value="35" calcext:value-type="float">
            <text:p>35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Home page</text:p>
          </table:table-cell>
          <table:table-cell office:value-type="string" calcext:value-type="string">
            <text:p>Pharm Easy Policy info</text:p>
          </table:table-cell>
          <table:table-cell office:value-type="string" calcext:value-type="string">
            <text:p>To verify the functionality of Editorial policy at the footer of Pharm Easy</text:p>
          </table:table-cell>
          <table:table-cell table:style-name="ce30" office:value-type="string" calcext:value-type="string">
            <text:p><text:span text:style-name="T5">1.Open any browser.</text:span></text:p>
            <text:p><text:span text:style-name="T5">2.URL should be known</text:span></text:p>
          </table:table-cell>
          <table:table-cell table:style-name="ce2" office:value-type="string" calcext:value-type="string">
            <text:p>1.Click on Editorial policy</text:p>
          </table:table-cell>
          <table:table-cell office:value-type="string" calcext:value-type="string">
            <text:p><text:span text:style-name="T1">URL=</text:span><text:span text:style-name="T1"><text:a xlink:href="https://pharmeasy.in/" xlink:type="simple">https://pharmeasy.in/</text:a></text:span></text:p>
          </table:table-cell>
          <table:table-cell office:value-type="string" calcext:value-type="string">
            <text:p>The <text:s/>user is <text:s/>able to click on the Editorial policy at the footer of Pharm easy</text:p>
          </table:table-cell>
          <table:table-cell office:value-type="string" calcext:value-type="string">
            <text:p>26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6/05/23</text:p>
          </table:table-cell>
          <table:table-cell table:number-columns-repeated="1011"/>
        </table:table-row>
        <table:table-row table:style-name="ro61">
          <table:table-cell office:value-type="float" office:value="36" calcext:value-type="float">
            <text:p>36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Policy info</text:p>
          </table:table-cell>
          <table:table-cell office:value-type="string" calcext:value-type="string">
            <text:p>Pharm Easy Editorial policy </text:p>
          </table:table-cell>
          <table:table-cell office:value-type="string" calcext:value-type="string">
            <text:p>To verify that the stages reviews are present at the Editorial policy page</text:p>
          </table:table-cell>
          <table:table-cell table:style-name="ce30" office:value-type="string" calcext:value-type="string">
            <text:p><text:span text:style-name="T5">1.Open any browser.</text:span></text:p>
            <text:p><text:span text:style-name="T5">2.URL should be known</text:span></text:p>
          </table:table-cell>
          <table:table-cell table:style-name="ce2" office:value-type="string" calcext:value-type="string">
            <text:p>1.Click on Editorial policy</text:p>
            <text:p>2.Verify that the stages and reviews are visible at the Editorial page</text:p>
          </table:table-cell>
          <table:table-cell office:value-type="string" calcext:value-type="string">
            <text:p><text:span text:style-name="T1">URL=</text:span><text:span text:style-name="T1"><text:a xlink:href="https://pharmeasy.in/" xlink:type="simple">https://pharmeasy.in/</text:a></text:span></text:p>
          </table:table-cell>
          <table:table-cell office:value-type="string" calcext:value-type="string">
            <text:p>The user is able to view the Stages and reviews at the editorial policy page</text:p>
          </table:table-cell>
          <table:table-cell office:value-type="string" calcext:value-type="string">
            <text:p>26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6/05/23</text:p>
          </table:table-cell>
          <table:table-cell table:number-columns-repeated="1011"/>
        </table:table-row>
        <table:table-row table:style-name="ro82">
          <table:table-cell office:value-type="float" office:value="37" calcext:value-type="float">
            <text:p>37</text:p>
          </table:table-cell>
          <table:table-cell office:value-type="string" calcext:value-type="string">
            <text:p>Sanity(visibility)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Policy info</text:p>
          </table:table-cell>
          <table:table-cell office:value-type="string" calcext:value-type="string">
            <text:p>Pharm Easy Editorial policy </text:p>
          </table:table-cell>
          <table:table-cell office:value-type="string" calcext:value-type="string">
            <text:p>To verify that the <text:s/>Frame work for content creation is present at the Editorial policy page</text:p>
          </table:table-cell>
          <table:table-cell table:style-name="ce30" office:value-type="string" calcext:value-type="string">
            <text:p><text:span text:style-name="T5">1.Open any browser.</text:span></text:p>
            <text:p><text:span text:style-name="T5">2.URL should be known</text:span></text:p>
          </table:table-cell>
          <table:table-cell table:style-name="ce2" office:value-type="string" calcext:value-type="string">
            <text:p>1.Click on Editorial policy</text:p>
            <text:p>2.Verify that the  Frame work for content creation  are visible at the Editorial page</text:p>
          </table:table-cell>
          <table:table-cell office:value-type="string" calcext:value-type="string">
            <text:p><text:span text:style-name="T1">URL=</text:span><text:span text:style-name="T1"><text:a xlink:href="https://pharmeasy.in/" xlink:type="simple">https://pharmeasy.in/</text:a></text:span></text:p>
          </table:table-cell>
          <table:table-cell office:value-type="string" calcext:value-type="string">
            <text:p>The user is able to view the Frame work for content creation at the editorial policy page</text:p>
          </table:table-cell>
          <table:table-cell office:value-type="string" calcext:value-type="string">
            <text:p>26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6/05/23</text:p>
          </table:table-cell>
          <table:table-cell table:number-columns-repeated="1011"/>
        </table:table-row>
        <table:table-row table:style-name="ro82">
          <table:table-cell office:value-type="float" office:value="38" calcext:value-type="float">
            <text:p>38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Editorial policy </text:p>
          </table:table-cell>
          <table:table-cell office:value-type="string" calcext:value-type="string">
            <text:p>Pharm Easy Privacy policy</text:p>
          </table:table-cell>
          <table:table-cell office:value-type="string" calcext:value-type="string">
            <text:p>To verify the functionality of Privacy policy at the Editorial policy page</text:p>
          </table:table-cell>
          <table:table-cell table:style-name="ce30" office:value-type="string" calcext:value-type="string">
            <text:p><text:span text:style-name="T5">1.Open any browser.</text:span></text:p>
            <text:p><text:span text:style-name="T5">2.URL should be known</text:span></text:p>
          </table:table-cell>
          <table:table-cell table:style-name="ce2" office:value-type="string" calcext:value-type="string">
            <text:p>1.Click on Editorial policy</text:p>
            <text:p>2.Click on Privacy policy</text:p>
          </table:table-cell>
          <table:table-cell office:value-type="string" calcext:value-type="string">
            <text:p><text:span text:style-name="T1">URL=</text:span><text:span text:style-name="T1"><text:a xlink:href="https://pharmeasy.in/" xlink:type="simple">https://pharmeasy.in/</text:a></text:span></text:p>
          </table:table-cell>
          <table:table-cell office:value-type="string" calcext:value-type="string">
            <text:p>The user is able to click on the Privacy policy at the Editorial page</text:p>
          </table:table-cell>
          <table:table-cell office:value-type="string" calcext:value-type="string">
            <text:p>26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6/05/23</text:p>
          </table:table-cell>
          <table:table-cell table:number-columns-repeated="1011"/>
        </table:table-row>
        <table:table-row table:style-name="ro83">
          <table:table-cell office:value-type="float" office:value="39" calcext:value-type="float">
            <text:p>39</text:p>
          </table:table-cell>
          <table:table-cell office:value-type="string" calcext:value-type="string">
            <text:p>Sanity(visibility)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Privacy policy</text:p>
          </table:table-cell>
          <table:table-cell office:value-type="string" calcext:value-type="string">
            <text:p>Pharm Easy Privacy general terms</text:p>
          </table:table-cell>
          <table:table-cell office:value-type="string" calcext:value-type="string">
            <text:p>To verify that the General terms of Privacy policy of Pharm easy <text:s/>is present at the Policy page</text:p>
          </table:table-cell>
          <table:table-cell table:style-name="ce30" office:value-type="string" calcext:value-type="string">
            <text:p><text:span text:style-name="T5">1.Open any browser.</text:span></text:p>
            <text:p><text:span text:style-name="T5">2.URL should be known</text:span></text:p>
          </table:table-cell>
          <table:table-cell table:style-name="ce2" office:value-type="string" calcext:value-type="string">
            <text:p>1.Click on Editorial policy</text:p>
            <text:p>2.Click on Privacy policy</text:p>
            <text:p>3.Verify that the General terms policy is present at Privacy policy page</text:p>
          </table:table-cell>
          <table:table-cell office:value-type="string" calcext:value-type="string">
            <text:p><text:span text:style-name="T1">URL=</text:span><text:span text:style-name="T1"><text:a xlink:href="https://pharmeasy.in/" xlink:type="simple">https://pharmeasy.in/</text:a></text:span></text:p>
          </table:table-cell>
          <table:table-cell office:value-type="string" calcext:value-type="string">
            <text:p>The user is able to view the general terms at the Privacy policy page</text:p>
          </table:table-cell>
          <table:table-cell office:value-type="string" calcext:value-type="string">
            <text:p>26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6/05/23</text:p>
          </table:table-cell>
          <table:table-cell table:number-columns-repeated="1011"/>
        </table:table-row>
        <table:table-row table:style-name="ro84">
          <table:table-cell office:value-type="float" office:value="40" calcext:value-type="float">
            <text:p>40</text:p>
          </table:table-cell>
          <table:table-cell office:value-type="string" calcext:value-type="string">
            <text:p>Vulnerability Disclosure Policy</text:p>
          </table:table-cell>
          <table:table-cell office:value-type="string" calcext:value-type="string">
            <text:p>Pharm Easy</text:p>
          </table:table-cell>
          <table:table-cell office:value-type="string" calcext:value-type="string">
            <text:p>Pharm Easy Privacy policy</text:p>
          </table:table-cell>
          <table:table-cell office:value-type="string" calcext:value-type="string">
            <text:p>Pharm Easy Vulnerability disclosure policy </text:p>
          </table:table-cell>
          <table:table-cell office:value-type="string" calcext:value-type="string">
            <text:p>To verify the functionality of Vulnerability disclosure policy at the footer of Pharm Easy</text:p>
          </table:table-cell>
          <table:table-cell table:style-name="ce30" office:value-type="string" calcext:value-type="string">
            <text:p><text:span text:style-name="T5">1.Open any browser.</text:span></text:p>
            <text:p><text:span text:style-name="T5">2.URL should be known</text:span></text:p>
          </table:table-cell>
          <table:table-cell table:style-name="ce2" office:value-type="string" calcext:value-type="string">
            <text:p>1.Click on Editorial policy</text:p>
            <text:p>2.Click on Privacy policy</text:p>
            <text:p>3.Click on Vulnerability disclosure policy </text:p>
          </table:table-cell>
          <table:table-cell office:value-type="string" calcext:value-type="string">
            <text:p><text:span text:style-name="T1">URL=</text:span><text:span text:style-name="T1"><text:a xlink:href="https://pharmeasy.in/" xlink:type="simple">https://pharmeasy.in/</text:a></text:span></text:p>
          </table:table-cell>
          <table:table-cell office:value-type="string" calcext:value-type="string">
            <text:p>The user is able to click on Vulnerability disclosure policy at the Pharm easy page</text:p>
          </table:table-cell>
          <table:table-cell office:value-type="string" calcext:value-type="string">
            <text:p>26/05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6/05/23</text:p>
          </table:table-cell>
          <table:table-cell table:number-columns-repeated="1011"/>
        </table:table-row>
        <table:table-row table:style-name="ro27" table:number-rows-repeated="19">
          <table:table-cell table:number-columns-repeated="6"/>
          <table:table-cell table:style-name="ce2" table:number-columns-repeated="2"/>
          <table:table-cell table:number-columns-repeated="1016"/>
        </table:table-row>
        <table:table-row table:style-name="ro27" table:number-rows-repeated="1048512">
          <table:table-cell table:number-columns-repeated="1024"/>
        </table:table-row>
        <table:table-row table:style-name="ro2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6">00/00/0000</text:date>, <text:time style:data-style-name="N2" text:time-value="12:40:49.0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2T13:00:13.942000000</meta:creation-date>
    <dc:date>2023-05-26T14:35:37.209000000</dc:date>
    <meta:editing-duration>PT14H52M23S</meta:editing-duration>
    <meta:editing-cycles>27</meta:editing-cycles>
    <meta:generator>LibreOffice/7.1.3.2$Windows_X86_64 LibreOffice_project/47f78053abe362b9384784d31a6e56f8511eb1c1</meta:generator>
    <meta:document-statistic meta:table-count="6" meta:cell-count="2555" meta:object-count="0"/>
  </office:meta>
</office:document-meta>
</file>